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d4af3a" draw:stroke="none" fo:margin="1.000000000000000pt" style:wrap="biggest" style:wrap-dynamic-threshold="0.000000000000000pt" svg:fill-rule="nonzero"/>
    </style:style>
    <style:style style:name="gr3" style:family="graphic">
      <style:graphic-properties draw:fill="solid" draw:fill-color="#c52126" draw:stroke="none" fo:margin="1.000000000000000pt" style:wrap="biggest" style:wrap-dynamic-threshold="0.000000000000000pt" svg:fill-rule="nonzero"/>
    </style:style>
    <style:style style:name="gr4" style:family="graphic">
      <style:graphic-properties draw:fill="solid" draw:fill-color="#b96b29" draw:stroke="none" fo:margin="1.000000000000000pt" style:wrap="biggest" style:wrap-dynamic-threshold="0.000000000000000pt" svg:fill-rule="nonzero"/>
    </style:style>
    <style:style style:name="gr5" style:family="graphic">
      <style:graphic-properties draw:fill="solid" draw:fill-color="#1d5e91" draw:stroke="none" fo:margin="1.000000000000000pt" style:wrap="biggest" style:wrap-dynamic-threshold="0.000000000000000pt" svg:fill-rule="nonzero"/>
    </style:style>
    <style:style style:name="gr6" style:family="graphic">
      <style:graphic-properties draw:fill="solid" draw:fill-color="#6d8c3e"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103" draw:layer="" svg:width="200.00000000000pt" svg:height="100.00000000000pt"/>
          <draw:rect draw:style-name="gr3" draw:id="shape3" draw:name="rect5105" draw:layer="" svg:width="190.00000000000pt" svg:height="90.00000000000pt" svg:x="5.00000000000pt" svg:y="5.00000000000pt"/>
          <draw:path draw:style-name="gr4" draw:id="shape4" draw:name="path5107" draw:layer="" svg:width="55.86327420818pt" svg:height="64.02334450016pt" svg:x="71.80182547864pt" svg:y="17.94049600000pt" svg:viewBox="0 0 56 64" svg:d="M49.8994 31.0102C50.4842 30.846 52.518 30.2555 53.9509 29.1003C55.3839 27.9447 55.6635 27.0189 55.7794 26.5189C55.8942 26.019 55.9438 25.6257 55.5733 25.9126C55.2029 26.1988 54.091 27.0679 53.3336 27.486C52.5754 27.9038 51.8753 28.1007 51.4637 28.2157C51.052 28.3298 50.7224 28.4037 51.1182 28.248C51.513 28.0926 52.8064 27.6414 53.803 26.6501C54.7993 25.6585 55.5864 24.1727 55.6033 23.2603C55.6199 22.3481 55.5543 22.4129 55.259 22.6412C54.9638 22.8691 53.9145 24.1566 53.3245 24.645C52.7343 25.1341 51.7833 25.7858 51.3079 26.0624C50.8322 26.3397 50.1602 26.6492 51.0947 26.0137C52.0293 25.3789 53.7996 23.8797 54.5215 21.9409C55.2428 20.0022 55.1114 18.8621 55.0952 18.6665C55.0789 18.4711 54.9147 18.0799 54.7509 18.4388C54.587 18.7967 53.406 21.143 52.4555 22.1528C51.5042 23.1629 51.7339 22.9675 51.5208 23.1304C51.3079 23.2931 50.9468 23.5866 51.4065 23.0159C51.8657 22.4462 52.8164 21.1262 53.3086 19.8233C53.7999 18.5197 53.9312 17.2162 53.9475 16.4669C53.964 15.7176 53.6363 14.6752 53.4884 14.3659C53.3411 14.0558 53.1934 13.8282 53.1438 14.1861C53.0952 14.5446 52.3407 16.858 51.9306 17.982C51.5208 19.1062 50.7015 20.3772 50.537 20.6216C50.3734 20.866 49.9471 21.3709 50.4059 20.5239C50.865 19.6766 51.7502 17.1839 51.8654 14.8219C51.9799 12.4595 51.6522 11.1563 51.3241 10.5047C50.9964 9.85277 50.7124 9.62171 50.7124 9.62171C50.7124 9.62171 50.7686 11.2344 50.2842 13.5512C49.7995 15.8683 49.0922 17.0915 49.0922 17.0915C49.0922 17.0915 48.7944 17.4252 48.9986 16.8691C49.1368 16.4951 49.4211 15.672 49.5513 14.2769C49.6883 12.8134 49.7046 11.1482 49.2744 9.73057C48.8063 8.18668 47.9935 7.39736 47.9935 7.39736C47.767 9.6124 47.8119 12.4664 46.9951 14.7797C46.8421 14.6438 46.6399 14.3926 46.5593 14.9041C46.4101 15.6643 46.1121 17.0915 45.1067 18.908C44.1005 20.7245 43.6913 20.9655 43.6913 20.9655C43.6913 20.9655 43.505 20.5205 43.3741 20.2798C43.244 20.0388 43.1694 19.9088 43.0015 20.2426C42.8345 20.5763 42.2755 21.8553 41.0458 23.2639C39.8167 24.6726 39.1275 25.3583 39.165 26.4147C39.2024 27.4714 39.7608 28.0092 40.5059 28.4908C41.2511 28.9731 41.382 29.2321 41.2695 29.8067C41.1579 30.3818 40.4871 30.5852 39.9103 30.6039C39.3323 30.6224 38.606 30.5666 38.3453 30.7148C38.0844 30.8634 38.066 31.2337 37.8051 31.493C37.5448 31.7529 37.433 31.9005 37.1905 31.9383C37.1053 31.9514 37.036 31.9592 36.9824 31.965C36.9286 29.1784 38.0154 27.9359 38.0154 27.9359L34.9782 24.3901C34.8212 24.4667 34.6645 24.5384 34.5072 24.6059C34.4859 24.565 34.4567 24.5204 34.4183 24.472C34.0141 23.959 33.8818 23.5242 33.8818 22.8667C34.0328 22.8816 34.3359 22.9901 34.6112 22.9352C34.8864 22.8807 34.6798 22.6061 34.5974 22.3456C34.5147 22.0845 34.432 21.1795 34.4869 20.8365C34.5421 20.4935 34.5693 20.356 34.5693 20.356C34.5693 20.356 35.0104 20.8365 35.2853 20.8365C35.5612 20.8365 35.5331 20.5623 35.5747 20.2603C35.6367 19.8052 35.8521 19.2309 36.2076 18.9158C36.2076 18.9158 36.6892 19.2454 37.2404 19.2454C37.7907 19.2454 38.5339 19.0944 39.1256 18.5321C39.7177 17.9698 39.7039 17.8324 39.7039 17.8324C39.7039 17.8324 40.8048 18.2164 41.6448 18.2579C42.4843 18.2989 43.3791 18.1615 43.8058 17.2838C44.2325 16.4057 43.6816 15.5966 43.5858 15.4591C43.489 15.3218 43.214 15.212 43.214 15.4591C43.214 15.7064 43.2281 16.3645 42.7184 16.6939C42.2091 17.023 41.8102 17.009 41.3282 16.8582C40.8466 16.7076 40.1722 16.5152 39.4012 16.625C38.7099 16.7233 38.6163 16.7776 38.6044 16.7878C38.6402 16.7512 39.268 16.1118 39.8828 15.9253C40.5161 15.7334 40.8882 15.9939 41.0944 16.2408C41.3008 16.4876 41.4797 16.8859 41.6451 16.3093C41.8102 15.7334 41.714 15.0749 41.4387 14.6494C41.1632 14.2242 40.5717 13.9497 39.9521 14.0186C39.3326 14.0871 39.1129 14.1829 39.1129 14.1829C39.1129 14.1829 38.7957 13.2916 37.9976 13.1269C37.0238 12.9259 35.9495 13.2897 35.1071 13.7578C35.1071 13.7578 34.4464 13.9091 33.7722 13.7168C33.3305 13.5908 32.8889 13.3238 32.6364 13.155C32.7132 12.8986 32.8642 12.425 32.8642 12.425C32.8642 12.425 33.0571 12.3667 33.2587 12.2913C33.4604 12.2163 33.4185 12.1493 33.4438 11.9825C33.4689 11.8156 33.065 11.5249 33.065 11.5249C33.065 11.5249 33.0066 11.0234 33.6704 10.6796C34.334 10.3356 34.2619 10.3929 34.2619 10.3929C34.2619 10.3929 34.6511 10.4646 34.8099 10.3499C34.9685 10.235 34.9685 10.1635 34.9685 10.1635C34.9685 10.1635 35.2626 10.0676 35.3705 9.89143C35.4782 9.71559 35.4982 9.46127 35.4192 9.25595C35.3412 9.05033 35.2422 9.01125 35.3509 8.91325C35.4585 8.81556 35.5569 8.58077 35.5665 8.41454C35.5765 8.24767 35.5765 8.20922 35.5765 8.20922C35.5765 8.20922 35.8022 8.13045 35.7919 7.78836C35.7819 7.44565 35.5956 7.30857 35.4873 7.2791C35.3796 7.24996 35.3112 7.24996 35.3112 7.24996C35.3112 7.24996 35.2915 7.04434 35.1149 6.77079C34.9377 6.49662 34.8203 6.37939 34.8203 6.37939C34.8203 6.37939 34.9477 6.28232 34.8789 6.05716C34.8103 5.83199 34.6529 5.69522 34.4959 5.64559C34.339 5.59692 34.1723 5.64559 34.1723 5.64559C34.1723 5.64559 33.6519 5.33266 33.4066 5.2055C33.161 5.07833 33.102 5.04919 33.102 5.04919C33.102 5.04919 33.0923 4.83394 33.004 4.7164C32.9157 4.59886 32.7094 4.54985 32.6014 4.54985C32.4934 4.54985 32.3757 4.60876 32.3757 4.60876C32.3757 4.60876 31.4918 4.38329 31.1288 4.32468C30.7655 4.26609 30.7455 4.23659 30.7455 4.23659C30.7455 4.23659 29.9606 3.86474 29.6565 3.80611C29.3519 3.74752 29.2639 3.71834 29.2639 3.71834C29.2639 3.71834 29.5816 3.33624 29.601 2.89615C29.621 2.45575 29.3266 2.04047 29.0126 1.85469C28.8353 1.75017 28.7401 1.7328 28.6824 1.69683L28.676 1.39382L29.2659 1.45273L29.3146 0.509274L28.7403 0.581526L28.8283 0.0136562L27.6248 0L27.7128 0.56756L27.1338 0.528179L27.1829 1.45798L27.7918 1.37986L27.7328 1.73156C27.7328 1.73156 27.51 1.76912 27.3211 1.90741C27.0071 2.0935 26.7415 2.45575 26.7612 2.89615C26.7805 3.33624 27.0455 3.72795 27.0455 3.72795C27.0455 3.72795 26.9671 3.74749 26.6629 3.80584C26.3586 3.86444 25.5729 4.23632 25.5729 4.23632C25.5729 4.23632 25.5532 4.26546 25.19 4.3244C24.8269 4.383 23.9433 4.60849 23.9433 4.60849C23.9433 4.60849 23.8257 4.54958 23.7174 4.54958C23.6094 4.54958 23.4034 4.59857 23.3151 4.71613C23.2267 4.83337 23.2171 5.04892 23.2171 5.04892C23.2171 5.04892 23.1581 5.07837 22.9125 5.20523C22.6668 5.33238 22.1468 5.64533 22.1468 5.64533C22.1468 5.64533 21.9795 5.59666 21.8225 5.64533C21.6655 5.69463 21.5085 5.83171 21.4399 6.05688C21.3713 6.28205 21.4985 6.37912 21.4985 6.37912C21.4985 6.37912 21.3805 6.49635 21.2039 6.77052C21.0275 7.04407 21.0079 7.2497 21.0079 7.2497C21.0079 7.2497 20.9389 7.2497 20.8312 7.27883C20.7233 7.30829 20.5366 7.44537 20.5269 7.78809C20.5169 8.13017 20.7428 8.20895 20.7428 8.20895C20.7428 8.20895 20.7428 8.24769 20.7525 8.41427C20.7625 8.58081 20.8609 8.81528 20.9686 8.91298C21.0765 9.01098 20.9785 9.05006 20.8999 9.25568C20.8216 9.461 20.8409 9.71532 20.9489 9.89117C21.0568 10.0673 21.3506 10.1632 21.3506 10.1632C21.3506 10.1632 21.3506 10.2347 21.5091 10.3496C21.6677 10.4643 22.0572 10.3926 22.0572 10.3926C22.0572 10.3926 21.9854 10.3353 22.6487 10.6793C23.3119 11.0232 23.2542 11.5247 23.2542 11.5247C23.2542 11.5247 22.8503 11.8156 22.8756 11.9822C22.9008 12.149 22.8587 12.216 23.0604 12.2911C23.2619 12.3664 23.4552 12.4247 23.4552 12.4247C23.4552 12.4247 23.6059 12.898 23.6827 13.1548C23.4302 13.3236 22.9889 13.5905 22.5475 13.7165C21.873 13.9088 21.212 13.7575 21.212 13.7575C20.3702 13.2894 19.2959 12.9257 18.3218 13.1267C17.5234 13.2913 17.2066 14.1826 17.2066 14.1826C17.2066 14.1826 16.9865 14.0869 16.3673 14.0183C15.748 13.9494 15.156 14.2239 14.8804 14.6491C14.605 15.0747 14.509 15.7331 14.6741 16.309C14.8391 16.8856 15.0183 16.4873 15.2246 16.2405C15.4312 15.9936 15.803 15.7331 16.436 15.9251C17.0508 16.1115 17.6785 16.751 17.7144 16.7875C17.7022 16.7773 17.6092 16.7231 16.9175 16.6248C16.1469 16.5149 15.4725 16.7073 14.9909 16.858C14.5093 17.0088 14.11 17.0227 13.6007 16.6936C13.0913 16.364 13.1051 15.7058 13.1051 15.4589C13.1051 15.212 12.8297 15.3216 12.7336 15.4589C12.6374 15.5963 12.0866 16.4057 12.5133 17.2835C12.9399 18.1612 13.8345 18.2986 14.6741 18.2577C15.5136 18.2161 16.6148 17.8321 16.6148 17.8321C16.6148 17.8321 16.6014 17.9696 17.1932 18.5318C17.7849 19.0941 18.528 19.2452 19.079 19.2452C19.6299 19.2452 20.1111 18.9155 20.1111 18.9155C20.4667 19.2309 20.6826 19.8053 20.7444 20.26C20.7857 20.5621 20.7585 20.8362 21.0338 20.8362C21.3087 20.8362 21.7495 20.3557 21.7495 20.3557C21.7495 20.3557 21.777 20.4932 21.8319 20.8362C21.8867 21.1792 21.8043 22.0842 21.7216 22.3453C21.6392 22.6058 21.4327 22.8804 21.7082 22.9349C21.9835 22.9898 22.2863 22.8812 22.4377 22.8665C22.4377 23.524 22.305 23.9588 21.9008 24.4718C21.8653 24.517 21.8372 24.5589 21.8159 24.5979C21.6655 24.5325 21.5151 24.4633 21.3646 24.3899L18.3274 27.9357C18.3274 27.9357 19.4191 29.1841 19.3602 31.9859L19.3602 31.9663C19.305 31.9608 19.2313 31.9524 19.1392 31.9384C18.8967 31.9008 18.7852 31.7529 18.5243 31.493C18.2638 31.2338 18.245 30.8635 17.9844 30.7149C17.7237 30.5664 16.9971 30.6221 16.4197 30.6039C15.842 30.5849 15.1718 30.3815 15.0598 29.8068C14.9484 29.2318 15.0789 28.9732 15.8235 28.4908C16.5686 28.0089 17.1273 27.4714 17.1647 26.4147C17.2019 25.3584 16.513 24.6723 15.2836 23.264C14.0542 21.8553 13.4955 20.5763 13.3279 20.2426C13.1603 19.9088 13.0857 20.0388 12.9553 20.2798C12.8247 20.5205 12.6387 20.9655 12.6387 20.9655C12.6387 20.9655 12.2289 20.7245 11.2233 18.908C10.2173 17.0915 9.91924 15.6646 9.77036 14.9041C9.68952 14.3926 9.48696 14.6442 9.33464 14.7797C8.51689 12.4664 8.56215 9.61212 8.33586 7.39738C8.33586 7.39738 7.52311 8.1867 7.05493 9.7306C6.62515 11.148 6.64138 12.8134 6.77839 14.277C6.90855 15.672 7.19257 16.4955 7.33053 16.8691C7.53528 17.4253 7.23752 17.0915 7.23752 17.0915C7.23752 17.0915 6.52963 15.8683 6.04554 13.5512C5.56113 11.2344 5.617 9.62173 5.617 9.62173C5.617 9.62173 5.33329 9.8528 5.00525 10.5047C4.67753 11.1563 4.3498 12.4595 4.46435 14.8219C4.57921 17.1842 5.46469 19.6766 5.92381 20.5239C6.38294 21.3709 5.95659 20.866 5.79241 20.6216C5.62855 20.3772 4.80893 19.1065 4.3988 17.982C3.98899 16.858 3.23491 14.5447 3.1856 14.1861C3.13628 13.8279 2.98896 14.0559 2.84102 14.366C2.69339 14.6755 2.36567 15.7179 2.3819 16.4669C2.39844 17.2162 2.52953 18.5198 3.02142 19.8233C3.51332 21.1265 4.46404 22.4462 4.92316 23.0159C5.38229 23.5866 5.02148 23.2932 4.8083 23.1304C4.59513 22.9675 4.82484 23.1626 3.87382 22.1528C2.92279 21.143 1.74237 18.7967 1.5785 18.4388C1.41433 18.0799 1.25047 18.4711 1.23392 18.6665C1.2177 18.8622 1.08629 20.0022 1.80791 21.941C2.52922 23.8797 4.29986 25.3789 5.23466 26.0137C6.16913 26.6492 5.49684 26.3397 5.02148 26.0624C4.54612 25.7858 3.5951 25.1341 3.00488 24.645C2.41467 24.1566 1.36533 22.8691 1.07037 22.6413C0.775111 22.413 0.709879 22.3478 0.726108 23.2603C0.742336 24.1727 1.52981 25.6583 2.52641 26.6501C3.52269 27.6414 4.81548 28.0926 5.21125 28.248C5.6067 28.4037 5.27711 28.3298 4.86511 28.2158C4.45373 28.101 3.75366 27.9038 2.99584 27.486C2.23801 27.0676 1.12655 26.1989 0.75576 25.9126C0.384963 25.6258 0.43459 26.019 0.549762 26.519C0.665245 27.0189 0.945215 27.945 2.37784 29.1003C3.81077 30.2559 5.84485 30.8461 6.42945 31.0102C7.01435 31.1736 6.60235 31.1736 6.60235 31.1736C6.60235 31.1736 6.37171 31.1414 5.18597 30.8784C4.00023 30.6163 2.20461 29.6825 1.71865 29.3791C1.23267 29.0755 1.15901 28.9611 1.22456 29.6003C1.29073 30.2391 1.97427 31.6081 3.0695 32.2473C4.16472 32.8865 6.14136 33.2146 6.65198 33.2388C7.16261 33.2637 7.0309 33.3372 6.80024 33.3533C6.56958 33.3698 6.00122 33.3698 5.0708 33.2637C4.30798 33.1762 3.17499 32.808 2.79077 32.6778C2.7477 32.5147 2.70806 32.3565 2.68996 32.2591C2.6447 32.0156 2.51798 32.0517 2.4362 32.1063C2.35443 32.1595 2.30918 32.2048 2.03794 32.3404C1.76577 32.4762 1.75672 32.3137 1.74767 32.2324C1.73861 32.1505 1.68431 31.7986 1.67525 31.6187C1.6662 31.4375 1.56632 31.4285 1.43992 31.4828C1.31288 31.5375 0.705817 31.7899 0.479531 31.8897C0.252934 31.9886 0.461426 32.1692 0.579097 32.3856C0.696766 32.6031 0.878106 32.9188 0.878106 32.9188C0.878106 32.9188 0.307242 33.0723 0.125901 33.1176C-0.0551276 33.1628 -0.000818833 33.2894 0.0444378 33.4159C0.0900061 33.5418 0.370602 34.1742 0.443013 34.3548C0.515429 34.5353 0.678662 34.427 0.678662 34.427L1.24921 34.093L1.44835 34.851C1.43867 34.863 1.18461 34.9111 0.895896 35.1124C0.6075 35.3134 0.679599 35.5723 1.02574 35.6732C1.37156 35.7736 1.77576 35.9464 2.22271 36.7512C2.66966 37.5566 2.78515 39.0078 3.05919 41.2938C3.33322 43.5787 4.80424 44.7433 5.00618 44.8872C5.20812 45.0311 5.09264 45.1459 5.09264 45.1459C5.09264 45.1459 4.8907 45.434 4.97747 45.8794C5.06393 46.3244 5.45313 46.5837 5.65507 46.6553C5.85671 46.7267 5.79928 46.9282 5.79928 46.9282C5.79928 46.9282 5.69815 47.4167 5.79928 48.3083C5.90008 49.1995 6.63575 50.2055 6.8377 50.3783C7.03932 50.5504 7.05399 50.637 7.02528 50.7089C6.99656 50.7806 6.8664 50.7235 6.62139 50.9099C6.37607 51.0969 6.10203 51.3556 5.92943 51.6716C5.7562 51.9883 5.81395 52.175 5.87137 52.6064C5.92912 53.0378 6.56365 53.4258 6.56365 53.4258C6.56365 53.4258 6.44816 53.4545 6.41976 53.7706C6.39104 54.087 6.62139 54.4461 6.9101 54.676C7.19849 54.9061 7.74657 55.0211 7.74657 55.0211C7.74657 55.0211 7.78996 55.2941 7.81868 55.4808C7.84739 55.6681 8.2082 55.8542 8.43885 55.9838C8.66951 56.1131 9.11646 56.0416 9.30404 55.955C9.49132 55.8691 9.62116 55.9696 9.73633 56.156C9.85212 56.3433 9.80872 57.0616 9.80872 57.3495C9.80872 57.6369 9.6355 57.9387 9.73633 58.0826C9.83746 58.2262 10.1115 58.1254 10.3855 57.9676C10.6596 57.8091 10.7317 57.9244 10.977 58.0826C11.2224 58.2405 11.6115 58.3847 11.7127 58.3701C11.8135 58.3555 11.7704 58.0969 11.7704 57.8813C11.7704 57.6658 11.8095 57.178 11.9102 57.1059C11.9581 57.0718 12.3825 57.0405 12.7078 56.9037C12.8591 56.8404 13.0538 56.7747 13.0682 56.6308C13.0826 56.4872 12.8663 56.4872 12.3906 56.2429C11.9146 55.9987 11.8281 55.8542 11.5254 55.6532C11.2224 55.4523 11.3669 55.3803 11.3669 55.2941C11.3669 55.2085 11.5107 55.1074 11.5684 54.9924C11.6263 54.8772 11.5972 54.6189 11.5972 54.6189C11.5972 54.6189 11.8425 54.3746 11.9577 54.2448C12.0731 54.1158 12.2174 53.914 12.376 53.7849C12.5345 53.6559 12.7795 53.0378 12.9384 52.8362C13.0969 52.6353 13.4577 52.4194 13.6737 52.1462C13.89 51.8729 14.4671 51.4275 14.7989 51.2117C15.1307 50.9961 16.0246 50.579 16.0246 50.579C16.0246 50.579 16.0102 51.1109 16.2408 51.3695C16.4716 51.6288 16.7743 51.1689 17.7983 50.4497C18.8224 49.731 19.6011 49.4724 19.6011 49.4724C19.6011 49.4724 19.8175 49.8027 20.0911 50.1479C20.3652 50.493 20.6105 50.1333 21.8653 48.4089C22.8549 47.048 24.1586 45.804 24.6649 45.3391C24.7583 45.3803 24.8507 45.4216 24.9427 45.4638C24.919 45.5302 24.8928 45.6052 24.8666 45.6874C24.7514 46.0446 24.5648 46.2736 24.3204 46.7729C24.076 47.2725 23.7027 47.3867 23.2713 48.0584C22.8403 48.7295 22.7828 49.1861 22.7395 49.8719C22.6964 50.5573 23.0844 50.7003 23.0844 50.7003C23.0844 50.7003 22.452 51.314 22.2651 51.7711C22.0784 52.228 21.9776 53.1566 21.9776 53.1566C21.9776 53.1566 21.8768 53.1991 21.6471 53.6705C21.417 54.1422 21 54.2129 20.3968 54.813C19.7928 55.4129 19.1177 55.67 18.8015 55.8548C18.4853 56.0412 18.5715 56.2264 18.6579 56.4692C18.7438 56.7118 19.1751 56.9547 19.6782 57.1403C20.1814 57.3258 20.3537 57.2545 20.6989 57.2403C21.0438 57.2263 20.7706 57.4973 20.6271 57.6397C20.4835 57.783 20.2966 58.2824 20.3253 58.8393C20.354 59.3967 20.771 59.2677 21.2885 59.182C21.8056 59.0968 22.4093 58.8393 22.4093 58.8393C22.4093 58.8393 22.4093 58.8393 22.3519 58.9969C22.2944 59.1538 22.2658 59.2677 22.2658 59.7111C22.2658 60.1537 22.3375 60.3677 22.467 60.4816C22.5966 60.596 22.8553 60.3534 23.0419 60.2964C23.2289 60.2384 23.5451 60.0535 24.0048 59.9537C24.4646 59.8535 24.6369 59.6537 24.6369 59.6537C24.6369 59.6537 24.522 59.7962 24.4933 60.1107C24.4643 60.4251 24.479 60.8959 24.5511 61.1676C24.6225 61.4384 24.8238 61.7671 25.14 62.0527C25.4563 62.3387 25.528 62.21 25.7577 61.853C25.9877 61.4957 26.4618 61.0386 26.4618 61.0386C26.4618 61.0386 26.4905 61.1531 26.8067 62.1669C27.1229 63.181 28.1576 64.0233 28.1576 64.0233C28.1576 64.0233 29.1923 63.1807 29.5084 62.1669C29.8246 61.1531 29.853 61.0386 29.853 61.0386C29.853 61.0386 30.3277 61.4957 30.5574 61.853C30.7875 62.2097 30.8597 62.3383 31.1755 62.0527C31.4917 61.7671 31.6926 61.4387 31.7647 61.1676C31.8365 60.8959 31.8508 60.4248 31.8229 60.1107C31.7935 59.7962 31.6787 59.6537 31.6787 59.6537C31.6787 59.6537 31.8512 59.8535 32.311 59.9537C32.7707 60.0535 33.0869 60.2387 33.2736 60.2964C33.4605 60.3535 33.7196 60.596 33.8488 60.4816C33.978 60.3677 34.0502 60.1534 34.0502 59.7111C34.0502 59.2677 34.0214 59.1538 33.964 58.9969C33.9062 58.8393 33.9062 58.8393 33.9062 58.8393C33.9062 58.8393 34.5102 59.0968 35.0274 59.182C35.5445 59.2674 35.9612 59.3964 35.9905 58.8393C36.0189 58.2824 35.832 57.783 35.6883 57.6397C35.5445 57.4973 35.2717 57.2263 35.6165 57.2403C35.9611 57.2546 36.1337 57.3255 36.6369 57.1403C37.1397 56.9547 37.571 56.7118 37.6575 56.4692C37.7436 56.2264 37.8301 56.0409 37.5139 55.8548C37.1977 55.6697 36.522 55.4126 35.9187 54.813C35.3154 54.2129 34.898 54.1422 34.668 53.6705C34.4386 53.1988 34.3381 53.1566 34.3381 53.1566C34.3381 53.1566 34.237 52.228 34.0504 51.7711C33.8634 51.3137 33.2311 50.7003 33.2311 50.7003C33.2311 50.7003 33.6193 50.5573 33.5759 49.8719C33.5329 49.1861 33.4758 48.7295 33.0444 48.0584C32.613 47.3869 32.2392 47.2728 31.9948 46.7729C31.7507 46.2736 31.5637 46.0446 31.4488 45.6874C31.4261 45.6155 31.4011 45.5435 31.3755 45.4715C31.4988 45.4169 31.6227 45.3627 31.7463 45.3099C32.2492 45.7705 33.5585 47.0188 34.5513 48.3838C35.8063 50.1091 36.0516 50.4685 36.3257 50.1231C36.5994 49.7785 36.8157 49.4479 36.8157 49.4479C36.8157 49.4479 37.5944 49.7062 38.6185 50.4249C39.6422 51.1438 39.9453 51.6037 40.1757 51.3451C40.2977 51.2089 40.3249 50.9828 40.3396 50.8094C40.3396 50.8094 40.9278 50.9803 41.6017 51.2148C42.0059 51.3556 42.4548 51.5329 42.7881 51.6729C43.6752 52.0459 43.7713 52.2379 44.477 52.7919C45.1826 53.3458 46.1874 53.2925 47.139 53.0047C48.0901 52.7174 50.6245 51.8866 51.6397 51.4496C52.6554 51.0119 53.3826 50.6289 53.4897 50.4261C53.5964 50.2239 53.7138 49.6588 53.7138 49.4569C53.7138 49.2544 53.4897 48.9563 53.4145 48.9026C53.3402 48.8489 53.3723 48.6893 53.3932 48.5618C53.4145 48.4337 53.3507 48.0504 53.1906 47.8795C53.0302 47.7089 53.0518 47.6457 53.073 47.1547C53.1182 46.1154 52.3716 44.8051 51.3139 44.3879C51.3139 44.3879 51.2855 44.267 51.1997 44.1956C51.1148 44.1246 50.9719 44.0607 50.9719 44.0607C50.9719 44.0607 50.9927 43.4631 50.9858 43.3346C50.9786 43.2065 51.0358 43.2214 51.1079 43.2565C51.1791 43.2919 51.293 43.4346 51.4643 43.4774C51.6357 43.5198 51.7427 43.3986 51.7787 43.2069C51.8139 43.015 51.9568 42.6307 52.0212 42.4383C52.0858 42.2467 52.0065 42.2178 51.9282 42.1968C51.8498 42.175 51.5929 42.1472 51.4712 42.118C51.3501 42.0897 51.3501 42.0827 51.3786 42.0187C51.4075 41.9551 51.45 41.8556 51.6067 41.6131C51.764 41.3712 51.6214 41.364 51.4709 41.3147C51.3211 41.2648 50.6435 41.0585 50.4578 41.0298C50.2717 41.0012 50.229 41.1578 50.229 41.236C50.229 41.3147 50.2362 41.6559 50.2433 41.784C50.2505 41.912 50.1295 41.8764 50.058 41.8411C49.9863 41.8058 49.8224 41.7055 49.694 41.606C49.5655 41.5067 49.4728 41.5988 49.4224 41.7415C49.3725 41.8836 49.2159 42.4675 49.166 42.6381C49.116 42.809 49.1301 42.9439 49.2015 42.9722C49.2729 43.001 49.6082 42.9722 49.8083 42.9722C50.0077 42.9722 49.8935 43.0863 49.8935 43.0863C49.8935 43.0863 49.6793 43.4349 49.6078 43.5698C49.5367 43.7053 49.4153 43.7268 49.2512 43.7268C49.087 43.7268 48.8117 43.7244 48.8117 43.7244C48.8117 43.7244 47.7148 43.7654 46.9074 44.362C46.1003 44.9584 45.8728 45.4519 45.7485 45.7394C45.6243 46.0278 45.4798 45.9655 45.3549 46.0688C45.2311 46.1717 44.8793 46.542 44.8793 46.7684C44.8793 46.9945 44.962 47.1176 44.6105 47.3438C44.2582 47.5702 43.9685 48.5574 44.4448 49.0715C44.9208 49.5851 45.1071 50.099 45.2522 50.3463C45.3965 50.5931 45.2522 50.6958 45.1277 50.6958C45.0039 50.6958 44.7445 50.4861 44.5278 50.3254C44.3112 50.1651 43.2178 49.3166 42.7481 48.9685C42.2778 48.62 42.6239 48.66 42.6239 48.66C42.6239 48.66 42.7434 48.6709 43.0178 48.5561C43.2915 48.441 43.3352 48.2977 43.0605 48.2112C42.7869 48.1253 42.2531 47.8232 42.1092 47.6793C41.9647 47.5357 41.893 47.3775 42.167 47.2336C42.4407 47.09 43.0465 46.7018 42.5708 46.5724C42.0946 46.4424 41.5321 46.3426 41.0705 46.213C40.6089 46.0837 40.5655 45.9543 40.5655 45.9543L40.8689 45.5229C40.8689 45.5229 41.1139 45.1783 40.8255 45.1349C40.5371 45.0915 39.8449 45.0055 39.2102 44.732C37.9428 44.1865 37.1488 43.2613 36.8544 42.1321L36.8753 42.1048C37.1122 42.5703 37.6634 43.4402 38.4946 43.4672C39.6307 43.5044 39.7609 43.1518 39.5003 42.7811C39.2396 42.4106 38.9416 42.0769 38.8673 41.9658C38.7924 41.8545 38.7737 41.7059 39.0717 41.9844C39.3698 42.2629 39.9372 43.2076 41.6511 43.0965C43.3643 42.9856 43.3559 42.6515 43.3559 42.5591C43.3559 42.2322 43.0069 42.1804 42.8012 41.9754C42.6939 41.8684 42.6287 41.7131 42.9744 41.8443C43.3203 41.9754 44.168 42.1308 45.3216 41.8849C45.7766 41.7884 46.9833 41.2649 47.1 40.6561C47.1 40.6561 46.3341 40.6146 45.7991 40.3853C45.2635 40.1555 44.9423 39.9675 45.5107 40.0824C46.079 40.1968 47.1827 40.4259 48.1544 40.0987C48.7221 39.9071 49.4559 39.4506 49.4556 38.6153C49.4556 38.6153 48.4016 38.3942 48.0146 38.2546C47.6275 38.1154 47.5039 38.009 47.5039 38.009C47.5039 38.009 49.0102 38.4838 50.3779 37.7956C51.745 37.1075 51.8024 36.1652 51.8024 35.9438C51.8024 35.7223 51.7697 35.6566 51.7697 35.6566C51.7697 35.6566 50.5262 35.9602 49.5957 35.9518C48.665 35.9438 48.3766 35.8615 48.3766 35.8615C48.3766 35.8615 50.9793 35.7877 52.2883 34.9928C53.5977 34.198 53.6723 32.6324 53.6723 32.6324C53.6723 32.6324 52.1895 33.1568 51.2593 33.2638C50.3289 33.3699 49.7602 33.3699 49.5299 33.3535C49.2992 33.3373 49.1679 33.2638 49.6781 33.2389C50.1894 33.2147 52.1651 32.8863 53.2607 32.2475C54.3561 31.6079 55.0394 30.2389 55.1056 29.6004C55.1714 28.9612 55.0974 29.076 54.6112 29.3793C54.1252 29.6826 52.3302 30.6164 51.1444 30.8785C49.9587 31.1415 49.7281 31.1737 49.7281 31.1737C49.7281 31.1737 49.3142 31.1734 49.8995 31.01ZM3.05101 33.9841C2.92428 34.0563 2.52571 34.2818 2.52571 34.2818C2.52571 34.2818 2.31722 33.8575 2.2629 33.7313C2.2086 33.6048 2.23576 33.5505 2.30785 33.5505C2.38058 33.5505 2.59812 33.4876 2.7701 33.4696C2.79476 33.4664 2.81722 33.4632 2.8372 33.4584C2.89464 33.6212 2.97017 33.7977 3.06942 33.9748C3.06318 33.9771 3.05725 33.9803 3.051 33.9841ZM19.0239 43.2763C18.7065 43.8662 17.8414 44.4843 17.2069 44.7572C16.5723 45.0302 15.88 45.1167 15.5916 45.1595C15.3032 45.2026 15.5482 45.5478 15.5482 45.5478L15.851 45.9795C15.851 45.9795 15.8079 46.1086 15.3462 46.2382C14.8847 46.3672 14.3225 46.4677 13.8466 46.5973C13.3705 46.7264 13.9764 47.1146 14.2501 47.2588C14.5241 47.4021 14.452 47.5606 14.3079 47.7042C14.1637 47.8481 13.6303 48.15 13.3563 48.2361C13.0822 48.3223 13.1252 48.4665 13.3993 48.5813C13.6734 48.6958 14.4234 48.8397 14.4234 48.8397C14.4234 48.8397 14.409 48.8685 13.9477 49.2137C13.4861 49.5585 12.6783 49.7887 12.1449 49.8173C11.6112 49.8458 10.7675 49.8805 9.69759 49.8316C8.62796 49.7831 8.50498 49.7586 8.50498 49.7586C8.50498 49.7586 8.46814 49.4038 8.39418 48.8784C8.32051 48.3534 8.00091 47.6078 7.75496 47.2661C7.50871 46.9237 6.99277 46.2395 6.99277 46.2395C6.99277 46.2395 7.00495 46.0928 7.04178 45.9219C7.0786 45.751 7.05394 45.5674 6.9291 45.2445C6.80394 44.9214 6.17908 44.4496 6.17908 44.4496C6.17908 44.4496 6.1538 44.1019 6.1538 43.7788C6.1538 43.4559 5.92908 42.1889 5.72869 41.5929C5.52894 40.9968 4.55388 39.4318 4.10381 38.6866C3.65373 37.9415 3.38656 36.8368 3.25047 35.9793C3.11439 35.1214 3.16901 34.8417 3.21427 34.6159C3.23424 34.5169 3.2767 34.427 3.31664 34.347C3.50142 34.5842 3.73801 34.8088 4.04014 34.9927C5.34948 35.7876 7.95191 35.8614 7.95191 35.8614C7.95191 35.8614 7.66352 35.9436 6.73309 35.9516C5.80266 35.9598 4.55918 35.6564 4.55918 35.6564C4.55918 35.6564 4.5261 35.7222 4.5261 35.9436C4.5261 36.165 4.58415 37.1073 5.95092 37.7955C7.31769 38.484 8.8249 38.0089 8.8249 38.0089C8.8249 38.0089 8.70131 38.1152 8.31428 38.2545C7.92725 38.3941 6.87323 38.6152 6.87323 38.6152C6.87323 39.4505 7.60702 39.907 8.17414 40.0986C9.14607 40.4261 10.2495 40.1966 10.8181 40.0822C11.3862 39.9674 11.0653 40.1551 10.5297 40.3851C9.99477 40.6144 9.22878 40.6559 9.22878 40.6559C9.34614 41.2648 10.5528 41.7883 11.0075 41.8848C12.1605 42.1307 13.0085 41.9753 13.3547 41.8441C13.7008 41.7129 13.6346 41.8683 13.5276 41.9753C13.3219 42.1803 12.9729 42.2321 12.9729 42.5589C12.9729 42.6517 12.9642 42.9854 14.6777 43.0964C16.3913 43.2075 16.9587 42.2628 17.2568 41.9843C17.5548 41.7061 17.5362 41.8543 17.4615 41.9657C17.3872 42.0764 17.0892 42.4105 16.8285 42.781C16.5676 43.1517 16.6981 43.5043 17.8342 43.4671C18.671 43.4397 19.2247 42.5577 19.4585 42.0951L19.4741 42.1164C19.4893 42.1371 19.5049 42.1577 19.5199 42.1772C19.4126 42.4514 19.2275 42.8992 19.0239 43.2764ZM32.8448 6.44367C32.69 6.15059 32.608 6.01258 32.608 6.01258C32.608 6.01258 33.2534 6.31341 33.6377 6.74481C34.0216 7.17685 34.0131 7.40449 34.0705 7.61663C34.1281 7.82846 34.0705 8.21893 34.0134 8.58552C33.956 8.9518 33.956 9.172 34.03 9.30226C34.1033 9.43252 34.1689 9.49766 34.1689 9.49766C34.1689 9.49766 33.8824 9.57086 33.613 9.67691C33.3433 9.78299 32.9921 9.88037 32.7962 9.71757C32.5998 9.55474 32.5512 9.44061 32.6738 9.33485C32.7962 9.22878 33.2534 9.09853 33.3109 8.31696C33.368 7.53509 33.0003 6.73709 32.8448 6.4437ZM29.3251 8.57032C29.4724 8.19908 29.533 7.84459 29.4203 7.08411C29.3257 6.44491 29.2009 5.89751 29.169 5.20868C29.169 5.20868 29.6459 5.31257 30.3311 5.93473C31.0156 6.55687 31.1723 7.19638 31.1723 7.50778C31.1723 7.81853 31.0071 8.19908 30.9812 8.50178C30.9553 8.80417 31.0677 9.07213 31.0677 9.07213C31.0677 9.07213 30.8161 9.17541 30.5911 9.33079C30.3658 9.48649 30.2096 9.5817 29.8629 9.56433C29.5158 9.54694 29.3077 9.39158 29.1082 9.28769C28.9087 9.18379 28.7792 9.16673 28.7792 9.16673C28.7792 9.16673 29.1775 8.94219 29.3251 8.57032ZM25.9861 5.93473C26.6712 5.31289 27.1478 5.20868 27.1478 5.20868C27.1162 5.89751 26.9914 6.44491 26.8962 7.08411C26.7838 7.84459 26.8445 8.19908 26.9917 8.57032C27.1394 8.94219 27.5379 9.16673 27.5379 9.16673C27.5379 9.16673 27.4081 9.18412 27.2083 9.28769C27.0092 9.39127 26.801 9.54696 26.4539 9.56433C26.1072 9.5814 25.9512 9.48652 25.7257 9.33079C25.5001 9.17541 25.2488 9.07213 25.2488 9.07213C25.2488 9.07213 25.3616 8.80417 25.3353 8.50178C25.3094 8.19939 25.1449 7.81885 25.1449 7.50778C25.1452 7.19638 25.3013 6.55687 25.9861 5.93473ZM23.5166 9.71755C23.3203 9.88037 22.9691 9.78297 22.6991 9.67689C22.4295 9.57082 22.1436 9.49763 22.1436 9.49763C22.1436 9.49763 22.2088 9.43284 22.2824 9.30224C22.3562 9.17229 22.3562 8.95208 22.2987 8.5855C22.2416 8.2189 22.1842 7.82844 22.2416 7.61661C22.2987 7.40447 22.2905 7.17682 22.6745 6.74479C23.0587 6.31338 23.7042 6.01255 23.7042 6.01255C23.7042 6.01255 23.6224 6.15057 23.4673 6.44365C23.3118 6.73704 22.9441 7.53505 23.0016 8.31722C23.059 9.09879 23.5165 9.22874 23.6389 9.33511C23.7616 9.44057 23.7126 9.5547 23.5165 9.71752ZM32.6423 16.2538C31.9675 16.6245 31.5824 16.5419 31.6098 16.8161C31.6376 17.0905 32.2425 17.2965 32.2425 17.2965C32.2425 17.2965 31.6232 17.955 31.1413 18.2571C30.6601 18.5588 30.0948 18.7508 30.0948 18.7508C30.0948 18.7508 29.9025 18.7784 30.0124 19.0801C30.1229 19.3819 30.3155 19.5876 30.4665 19.67C30.6179 19.7522 30.7009 19.7798 30.7009 19.7798C30.7009 19.7798 29.8614 20.6715 29.4896 20.9596C29.1179 21.2478 28.9112 21.3436 28.6088 21.4673C28.3058 21.5908 28.4578 22.0845 28.5261 22.3044C28.5947 22.5234 28.8563 22.8255 29.008 22.8667C29.1587 22.9079 29.2143 23.0174 29.0217 23.3195C28.8776 23.5447 28.3972 24.1436 28.1681 24.4738L28.1541 24.481C27.9265 24.1529 27.4396 23.5462 27.2948 23.3195C27.1022 23.0174 27.1572 22.9079 27.3085 22.8668C27.4599 22.8255 27.7218 22.5237 27.7904 22.3044C27.8587 22.0845 28.0104 21.5908 27.7071 21.4674C27.4047 21.3436 27.198 21.2478 26.8266 20.9596C26.4548 20.6715 25.6153 19.7798 25.6153 19.7798C25.6153 19.7798 25.698 19.7522 25.8494 19.67C26.0011 19.5876 26.1937 19.3819 26.3038 19.0801C26.4137 18.7784 26.2211 18.7508 26.2211 18.7508C26.2211 18.7508 25.6568 18.5588 25.1749 18.2571C24.6936 17.955 24.0738 17.2966 24.0738 17.2966C24.0738 17.2966 24.6792 17.0906 24.707 16.8161C24.7345 16.5416 24.349 16.6242 23.6745 16.2538C23.0001 15.8835 22.7797 15.4171 22.7797 15.4171C22.7797 15.4171 23.5644 15.1562 23.9498 14.3744C24.0862 14.0974 24.119 13.8446 24.1046 13.6331L24.1343 13.643C25.3871 14.0484 26.8516 14.2106 28.1606 14.2106C29.4675 14.2106 30.9313 14.0475 32.1816 13.643L32.2113 13.6331C32.1966 13.8446 32.2294 14.0974 32.3658 14.3744C32.7512 15.1562 33.5362 15.4171 33.5362 15.4171C33.5362 15.4171 33.3164 15.8838 32.6423 16.2538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path draw:style-name="gr3" draw:id="shape5" draw:name="path5109" draw:layer="" svg:width="6.77250150560pt" svg:height="2.03239038405pt" svg:x="84.40955738695pt" svg:y="33.90313600000pt" svg:viewBox="0 0 7 2" svg:d="M6.60146 1.50799C6.31992 1.35111 5.56294 1.04397 4.75681 0.979073C3.95137 0.914476 3.32853 1.02948 2.65986 1.20085C2.18077 1.3237 1.79264 1.3426 1.40885 1.24496C0.832155 1.0991 0.384933 0.605153 0.232878 0C0.232878 0 -0.298998 0.647049 0.244862 1.34922C0.506151 1.68693 0.846459 1.89799 1.19308 1.96446C2.32157 2.18025 3.42848 1.52658 4.3684 1.46957C5.27113 1.41384 5.97997 1.95691 5.97997 1.95691C5.97997 1.95691 6.19346 2.12512 6.49425 1.95933C6.79572 1.79236 6.88304 1.6651 6.60149 1.50822Z" koffice:nodeTypes="cccccccccccc"/>
          <draw:path draw:style-name="gr3" draw:id="shape6" draw:name="path5111" draw:layer="" svg:width="6.77229106540pt" svg:height="2.03132173794pt" svg:x="109.20512547629pt" svg:y="33.90259200000pt" svg:viewBox="0 0 7 2" svg:d="M6.53999 0.000225747C6.38794 0.605221 5.94006 1.09905 5.36371 1.24486C4.97991 1.34249 4.5928 1.32363 4.11239 1.20075C3.44373 1.02943 2.8209 0.914478 2.01578 0.979042C1.21035 1.04426 0.452717 1.35099 0.171178 1.50782C-0.11036 1.66498 -0.0233707 1.79189 0.277419 1.95818C0.578549 2.12415 0.792025 1.95576 0.792025 1.95576C0.792025 1.95576 1.50118 1.41281 2.4039 1.46855C3.34347 1.52555 4.45004 2.17905 5.57951 1.96332C5.92579 1.89688 6.26542 1.68586 6.52705 1.34825C7.0712 0.646879 6.53997 0 6.53997 0Z" koffice:nodeTypes="cccccccccccc"/>
          <draw:path draw:style-name="gr2" draw:id="shape7" draw:name="path5113" draw:layer="" svg:width="19.24014203440pt" svg:height="22.04880328626pt" svg:x="90.44093600000pt" svg:y="43.01845600000pt" svg:viewBox="0 0 19 22" svg:d="M18.2584 6.37823C18.2584 4.30222 19.2401 2.9893 19.2401 2.9893L16.5693 0.0122192C14.0256 0.96899 11.6951 1.02712 9.62022 0C7.54536 1.02714 5.21483 0.969006 2.67172 0.0122192L0 2.9893C0 2.9893 0.982084 4.30222 0.982084 6.37823C0.982084 8.45453 0.569501 9.99478 0.328303 10.9992C0.0874273 12.0038 -0.118864 13.8788 0.431767 15.2186C0.982084 16.5575 1.56731 17.7297 3.94187 18.7009C6.31642 19.672 7.55543 20.1738 8.38122 20.8438C9.20733 21.513 9.62022 22.0488 9.62022 22.0488C9.62022 22.0488 10.0331 21.5127 10.8592 20.8438C11.6847 20.1741 12.9237 19.672 15.2986 18.7009C17.6728 17.7297 18.2581 16.5575 18.8086 15.2186C19.359 13.8788 19.1527 12.0038 18.9118 10.9992C18.671 9.99478 18.2584 8.45453 18.2584 6.37823Z" koffice:nodeTypes="ccccccccccccccccc"/>
          <draw:path draw:style-name="gr2" draw:id="shape8" draw:name="path5115" draw:layer="" svg:width="9.57646550360pt" svg:height="5.24383567898pt" svg:x="78.94637719993pt" svg:y="66.45875200000pt" svg:viewBox="0 0 10 5" svg:d="M9.57632 0C9.57632 0 8.69244 0.382711 8.4123 0.450777C8.13218 0.520032 8.06739 0.520032 8.06739 0.520032C8.06739 0.520032 7.46362 1.01931 7.02168 1.2542C6.55749 1.50194 6.02463 1.6816 5.49115 1.73506C4.80099 1.80312 2.90426 1.78353 2.05261 1.75436C1.20096 1.72512 0.673263 1.91096 0.306426 2.28344C-0.0600889 2.65592 -0.146157 3.19464 0.317385 3.60627C0.780929 4.0179 1.29798 3.81223 1.47076 3.55751C1.64291 3.30246 1.55683 2.97906 1.48141 2.8324C1.40631 2.68516 1.63259 2.63608 1.86951 2.62644C2.10676 2.61679 2.50551 2.64603 2.87203 2.69509C3.23855 2.74386 3.88551 2.93992 4.16563 3.07722C4.44607 3.21453 4.28426 3.23411 4.09021 3.2046C3.89616 3.17513 3.68082 3.10673 3.33558 2.98958C2.99066 2.87214 2.69958 2.81313 2.48425 2.80289C2.26892 2.79325 2.34371 2.90105 2.38722 2.96942C2.43013 3.03808 2.54871 3.2046 2.58096 3.28319C2.61347 3.36178 2.51651 3.6548 2.51651 3.6548L2.62418 3.84148C2.62418 3.84148 2.75344 3.6548 2.79664 3.55752C2.83955 3.45906 2.78566 3.27325 2.82891 3.18503C2.87206 3.0968 3.05519 3.0968 3.19542 3.24404C3.33564 3.39069 3.49746 3.56744 3.57257 3.93905C3.64799 4.31153 3.50779 4.57622 3.50779 4.57622C3.50779 4.57622 3.68058 4.70418 3.71281 4.79153C3.74541 4.88005 3.66965 5.23295 3.66965 5.23295C3.66965 5.23295 3.78828 5.30131 3.89626 5.09536C4.00393 4.88998 4.13319 4.52742 4.16543 4.39976C4.19769 4.27239 4.29469 4.0375 4.46715 4.21366C4.63961 4.38983 4.75824 4.60573 4.79079 4.71352C4.82273 4.82103 4.82273 4.90956 4.82273 4.90956C4.82273 4.90956 5.21084 4.56628 5.34011 4.37025C5.46937 4.17423 5.73886 3.88033 6.10569 3.60629C6.4722 3.33197 7.10788 2.78332 7.42057 2.59692C7.73293 2.41083 8.53075 2.01878 8.77864 1.88175C9.02653 1.74474 9.06973 1.7351 9.11292 1.35239C9.15616 0.969969 9.36113 0.62787 9.45784 0.362892C9.55519 0.0985049 9.57647 5.23524e-05 9.57647 5.23524e-05Z" koffice:nodeTypes="cccccccccccccccccccccccccccccccccccccccc"/>
          <draw:path draw:style-name="gr2" draw:id="shape9" draw:name="path5117" draw:layer="" svg:width="1.99125358344pt" svg:height="0.40647230711pt" svg:x="85.56562400000pt" svg:y="65.91559239261pt" svg:viewBox="0 0 2 0" svg:d="M1.99125 0.146061C1.99125 0.146061 1.88711 0.139481 1.74118 0.125965C1.59525 0.112602 1.2825 0.0458678 1.18864 0.0189733C1.09479 -0.00754886 0.948855 -0.0142814 0.855005 0.052432C0.761147 0.119375 0 0.406472 0 0.406472C0 0.406472 0.823818 0.406472 1.26161 0.406472C1.6994 0.406472 1.99125 0.146071 1.99125 0.146071Z" koffice:nodeTypes="cccccccc"/>
          <draw:path draw:style-name="gr2" draw:id="shape10" draw:name="path5119" draw:layer="" svg:width="4.66262510074pt" svg:height="4.53330612797pt" svg:x="86.43543683439pt" svg:y="64.38250400000pt" svg:viewBox="0 0 5 5" svg:d="M4.52648 1.47082C4.52648 1.35865 4.52648 1.35061 4.52648 1.35061L4.36382 1.00515C4.36382 1.00515 4.17401 1.12269 3.98901 1.31133C3.75092 1.55504 3.49471 1.89753 3.38034 2.04214C3.17695 2.29893 2.89267 2.54055 3.13651 2.13021C3.38034 1.72018 3.46151 1.54344 3.65646 1.26997C3.85171 0.996816 3.99807 0.876309 3.97393 0.859939C3.94952 0.843866 3.79467 0.8201 3.28256 0.755793C2.77076 0.690968 2.45359 0.498405 2.21791 0.361526C1.98223 0.224952 1.55945 0 1.55945 0C1.55945 0 0.689733 0.361526 0.364425 0.441868C0.0391091 0.52221 -0.155833 0.570413 0.161023 0.723358C0.478189 0.876005 0.746167 0.924216 0.900675 1.02033C1.05488 1.11733 1.5347 1.26967 1.82742 1.26967C2.11984 1.26967 2.61565 1.27744 2.4207 1.47857C2.22576 1.68001 2.00607 2.06594 1.79483 2.65214C1.58359 3.23951 1.57544 3.76173 1.57544 4.01913C1.57544 4.27651 1.60773 4.53331 1.60773 4.53331C1.60773 4.53331 1.96533 4.13993 2.92467 3.54511C3.8837 2.94999 4.2413 2.74914 4.42025 2.6685C4.5989 2.58845 4.68883 2.58845 4.65593 2.3635C4.62395 2.13825 4.52648 1.5836 4.52648 1.47082Z" koffice:nodeTypes="ccccccccccccccccccccccc"/>
          <draw:path draw:style-name="gr2" draw:id="shape11" draw:name="path5121" draw:layer="" svg:width="7.66989258652pt" svg:height="7.42506573895pt" svg:x="88.02243443910pt" svg:y="60.57498400000pt" svg:viewBox="0 0 8 7" svg:d="M6.75008 2.40551C6.69133 2.37783 6.63075 2.34915 6.56955 2.31925C6.55334 2.32337 6.53838 2.32856 6.5249 2.33598C6.41077 2.39613 5.81747 2.81618 5.57788 3.2246C5.3383 3.63237 5.09871 3.66874 5.36094 3.2246C5.62347 2.7798 5.81747 2.52812 6.02278 2.33598C6.10204 2.26199 6.17302 2.20015 6.22993 2.15284C5.7526 1.91081 5.23427 1.6176 4.73275 1.25038C4.66789 1.38652 4.54335 1.6279 4.40229 1.78433C4.19697 2.0122 3.74044 2.20466 3.74044 2.20466C3.74044 2.20466 4.10548 1.80847 4.23124 1.50819C4.3111 1.31668 4.36343 1.11038 4.39066 0.986469C4.04153 0.700342 3.70709 0.374312 3.40845 0C3.34759 0.259728 3.1502 0.89184 2.56546 1.58028C1.80111 2.48081 0.271802 2.93654 0.271802 2.93654C0.271802 2.93654 -0.264279 2.99677 0.169297 3.11678C0.60288 3.23684 0.911007 3.44088 1.75552 3.28446C2.59973 3.12901 2.65664 3.09265 2.77077 3.05724C2.88491 3.0209 3.19304 3.04496 2.77077 3.21301C2.34883 3.38069 1.36723 3.53647 0.990871 3.50107C0.614199 3.46531 0.100756 3.38102 0.637151 3.68131C1.17354 3.98159 1.4018 4.1013 1.73257 4.1013C2.06365 4.1013 2.20043 4.20945 2.52018 4.20945C2.83962 4.20945 2.9305 4.1493 3.15907 4.1013C3.38733 4.05368 3.53544 4.13706 3.53544 4.23327C3.53544 4.32918 3.22761 4.5931 3.23893 5.25353C3.25021 5.91363 3.29588 6.34588 3.35276 6.53705C3.41025 6.72985 3.54706 7.04139 3.63825 7.22195C3.72943 7.40186 3.764 7.58146 3.85489 7.1978C3.94606 6.81352 4.15137 6.26155 4.23155 5.88981C4.31141 5.51776 4.35699 5.50585 4.39127 5.31371C4.42526 5.12157 4.61953 4.9777 4.52804 5.32557C4.43656 5.67349 4.33405 6.11764 4.26582 6.42984C4.19696 6.74203 4.03756 7.31781 4.31109 6.86175C4.58495 6.40602 5.61184 5.19362 5.78288 4.97766C5.95393 4.7617 6.09101 4.55732 6.21646 4.37773C6.34192 4.1975 6.69564 3.95741 6.86699 3.69348C7.02181 3.45467 7.47528 2.9896 7.66989 2.8232C7.37952 2.69349 7.07322 2.55768 6.7501 2.40545Z" koffice:nodeTypes="cccccccccccccccccccccccccccccccccccccccc"/>
          <draw:path draw:style-name="gr2" draw:id="shape12" draw:name="path5123" draw:layer="" svg:width="2.69672600816pt" svg:height="3.33779544743pt" svg:x="72.21740687782pt" svg:y="49.83140942585pt" svg:viewBox="0 0 3 3" svg:d="M2.68283 1.33942C2.67484 1.26593 2.513 1.00782 2.47272 0.875312C2.43208 0.743134 2.28657 0.823585 2.28657 0.823585C2.28657 0.823585 1.97087 0.985762 1.73646 1.04476C1.50204 1.10375 1.46938 1.02299 1.44507 0.912585C1.42111 0.801173 1.36414 0.455402 1.32386 0.212131C1.28322 -0.0304725 1.22661 -0.0156378 1.12973 0.0202928C1.03284 0.0575061 0.741456 0.15313 0.539336 0.234552C0.337217 0.315308 0.401808 0.403978 0.466395 0.506817C0.530985 0.610322 0.765765 1.04476 0.870634 1.1997C0.975868 1.35429 0.878623 1.42087 0.757056 1.47261C0.635856 1.524 0.458049 1.54611 0.215288 1.61963C-0.0274743 1.69313 -0.0111443 1.74489 0.012805 1.81872C0.0371157 1.8929 0.198958 2.19482 0.287863 2.33426C0.376763 2.47434 0.457686 2.37873 0.457686 2.37873C0.457686 2.37873 0.716776 2.16547 0.934863 2.06922C1.15331 1.97396 1.16928 2.00298 1.22588 2.15065C1.2825 2.29799 1.5336 3.07195 1.58187 3.2193C1.63049 3.36597 1.71141 3.35147 1.82463 3.30796C1.93784 3.26383 2.09134 3.24138 2.22088 3.20445C2.35042 3.16783 2.39905 2.93185 2.39905 2.93185C2.39905 2.93185 1.92188 2.15098 1.79233 1.95156C1.66279 1.75246 1.79233 1.70829 1.88958 1.69378C1.98646 1.67927 2.26951 1.64239 2.51227 1.59061C2.75575 1.53855 2.69116 1.41327 2.68282 1.33944Z" koffice:nodeTypes="cccccccccccccccccccccccccc"/>
          <draw:path draw:style-name="gr2" draw:id="shape13" draw:name="path5125" draw:layer="" svg:width="1.49877166289pt" svg:height="1.76780079598pt" svg:x="77.95843520000pt" svg:y="69.55210903914pt" svg:viewBox="0 0 1 2" svg:d="M1.48401 1.56573C1.44576 1.39797 1.48401 1.23021 1.31759 1.10241C1.15117 0.974025 0.946495 0.71812 0.86998 0.511285C0.79346 0.304156 0.933876 0.205733 0.908235 0.0873324C0.882986 -0.0307743 0.677924 -0.0307743 0.473629 0.0976366C0.268568 0.225732 0 0.343846 0 0.718143C0 1.09216 0.179427 1.53608 0.857353 1.69327C1.53527 1.85162 1.52265 1.73321 1.48401 1.56576Z" koffice:nodeTypes="ccccccccc"/>
          <draw:path draw:style-name="gr2" draw:id="shape14" draw:name="path5127" draw:layer="" svg:width="0.39667524442pt" svg:height="0.74083742307pt" svg:x="79.53912933680pt" svg:y="71.00392298287pt" svg:viewBox="0 0 0 1" svg:d="M0.123364 0.0213708C0.123364 0.0213708 0.0509341 -0.041565 0.0180655 0.0485695C-0.0148062 0.138676 -0.00830643 0.184136 0.0838028 0.38237C0.175914 0.580604 0.235354 0.626057 0.340456 0.715895C0.445752 0.806271 0.373307 0.626057 0.360156 0.571728C0.347157 0.5174 0.360156 0.445575 0.333956 0.400122C0.307604 0.354951 0.294202 0.30087 0.294202 0.156965C0.294398 0.012261 0.123364 0.0214052 0.123364 0.0214052Z" koffice:nodeTypes="ccccccccc"/>
          <draw:path draw:style-name="gr2" draw:id="shape15" draw:name="path5129" draw:layer="" svg:width="3.50267130254pt" svg:height="1.64385107043pt" svg:x="78.45215630748pt" svg:y="71.27414943400pt" svg:viewBox="0 0 4 2" svg:d="M1.8359 1.48788C1.93357 1.34481 2.02188 1.30713 2.25641 1.20287C2.49094 1.09861 2.9211 1.04139 3.06761 1.03174C3.2144 1.02209 3.54689 0.746737 3.49776 0.461158C3.44895 0.176144 3.23371 0.0622532 3.04801 0.0242847C2.86232 -0.0136475 2.69593 -0.0136475 2.63744 0.071573C2.57868 0.157418 2.47105 0.271308 2.26577 0.337599C2.06048 0.40389 2.03094 0.470761 1.90403 0.508722C1.77682 0.546944 1.87446 0.622895 1.76718 0.708457C1.65956 0.793735 1.51306 0.708457 1.34666 0.660878C1.18056 0.6133 1.17062 0.584949 0.984928 0.575034C0.799236 0.565678 0.310295 0.53732 0.310295 0.53732C0.310295 0.53732 0.290704 0.527673 0.183381 0.527673C0.075768 0.527673 0.0658256 0.546676 0.0172823 0.660835C-0.03155 0.774726 0.026932 1.06002 0.144489 1.20252C0.261753 1.34474 0.64308 1.41132 0.8972 1.48754C1.15162 1.56319 1.27882 1.59208 1.49405 1.62976C1.70898 1.66827 1.73822 1.63004 1.8359 1.48782Z" koffice:nodeTypes="ccccccccccccccccccc"/>
          <draw:path draw:style-name="gr2" draw:id="shape16" draw:name="path5131" draw:layer="" svg:width="3.59618840694pt" svg:height="1.23273735994pt" svg:x="79.79375643447pt" svg:y="72.42281600000pt" svg:viewBox="0 0 4 1" svg:d="M3.45942 0.584152C3.69961 0.468844 3.56207 0.271346 3.50523 0.148181C3.44812 0.0245325 3.11622 0 2.94446 0C2.7727 0 2.68136 0 2.58966 0.0574059C2.49796 0.114812 2.3724 0.197253 2.12058 0.255155C1.86944 0.312561 1.67442 0.378314 1.33125 0.477185C0.988072 0.575566 0.884743 0.74019 0.736253 0.806681C0.587421 0.872189 0.301732 0.806681 0.301732 0.806681C0.301732 0.806681 0.0954166 0.765225 0.0269875 0.806681C-0.0417875 0.847192 0.0269875 0.929595 0.164188 1.03656C0.301732 1.14402 0.564499 1.13544 0.861821 1.20143C1.15949 1.26718 1.21662 1.21764 1.33125 1.16023C1.44553 1.10283 1.53722 0.979417 1.74319 0.888645C1.94917 0.798359 2.39531 0.781675 2.61258 0.765483C2.83018 0.748525 3.21921 0.69924 3.45939 0.584171Z" koffice:nodeTypes="cccccccccccccccc"/>
          <draw:path draw:style-name="gr2" draw:id="shape17" draw:name="path5133" draw:layer="" svg:width="0.26919848972pt" svg:height="0.93035897063pt" svg:x="82.87402071825pt" svg:y="71.37436800000pt" svg:viewBox="0 0 0 1" svg:d="M0.0412062 0.808726C0.0898445 0.890103 0.144161 1.00133 0.187615 0.869299C0.23107 0.738182 0.301437 0.465091 0.252633 0.303533C0.203666 0.141966 0.144323 0 0.144323 0C0.144323 0 0.062931 0.465091 0.0249892 0.586563C-0.0131147 0.707741 -0.00759417 0.727935 0.0412186 0.808718Z" koffice:nodeTypes="ccccccc"/>
          <draw:path draw:style-name="gr2" draw:id="shape18" draw:name="path5135" draw:layer="" svg:width="0.35476794938pt" svg:height="0.77493513242pt" svg:x="81.51124800000pt" svg:y="70.15875200000pt" svg:viewBox="0 0 0 1" svg:d="M0.354768 0.53533C0.354768 0.295176 0.242719 0 0.242719 0C0.242719 0 0.205314 0.221449 0.136994 0.415391C0.0684968 0.608783 0 0.710567 0 0.710567C0 0.710567 0.161938 0.774935 0.224107 0.774935C0.286271 0.774935 0.354768 0.774935 0.354768 0.535323Z" koffice:nodeTypes="ccccccc"/>
          <draw:path draw:style-name="gr2" draw:id="shape19" draw:name="path5137" draw:layer="" svg:width="1.01586485102pt" svg:height="1.28505149321pt" svg:x="80.25726112522pt" svg:y="70.22187200000pt" svg:viewBox="0 0 1 1" svg:d="M0.284658 1.27106C0.579465 1.19987 0.737585 1.06913 0.863887 0.950456C0.990189 0.831782 1.06421 0.510474 0.979795 0.344687C0.895696 0.177486 0.68498 0 0.600889 0C0.516475 0 0.44277 0 0.44277 0C0.44277 0 0.358364 0.308911 0.24277 0.463361C0.126861 0.618166 -0.00984228 0.724443 0.000559259 0.926723C0.0106383 1.12865 -0.0101648 1.34225 0.284658 1.27106Z" koffice:nodeTypes="cccccccc"/>
          <draw:path draw:style-name="gr2" draw:id="shape20" draw:name="path5139" draw:layer="" svg:width="0.36704793744pt" svg:height="0.61836570120pt" svg:x="80.76961600000pt" svg:y="69.47781600000pt" svg:viewBox="0 0 0 1" svg:d="M0.365696 0.534056C0.376336 0.397808 0.323536 0.251248 0.22976 0.156872C0.135696 0.062496 0.07288 0 0.07288 0C0.07288 0 0.05192 0.209368 0.03128 0.32468C0.01032 0.44 0 0.460936 0 0.460936C0 0.460936 0.083752 0.545312 0.156872 0.57656C0.229672 0.60752 0.355 0.670624 0.365624 0.53408Z" koffice:nodeTypes="cccccccc"/>
          <draw:path draw:style-name="gr2" draw:id="shape21" draw:name="path5141" draw:layer="" svg:width="4.64606330440pt" svg:height="10.60812323660pt" svg:x="72.93680770286pt" svg:y="52.31681508647pt" svg:viewBox="0 0 5 11" svg:d="M4.42011 10.5684C4.42011 10.5684 4.75328 10.5684 4.61049 9.29639C4.4674 8.02471 3.84836 6.82095 3.35674 5.98958C2.86452 5.15886 2.35663 3.85307 2.13433 3.15752C1.91232 2.46198 1.7632 1.50992 1.7632 1.01167C1.7632 0.512788 1.96232 0.256263 1.96232 0.256263C1.96232 0.256263 2.04877 0.121083 1.96895 0.0354644C1.88912 -0.0498243 1.7632 0.0288727 1.63668 0.163566C1.51016 0.298425 1.37762 0.547872 1.3243 0.725857C1.27099 0.904493 1.27099 0.968218 1.27099 0.968218C1.27099 0.968218 1.01855 0.904526 0.613086 0.940203C0.207621 0.975304 0.0151313 1.01131 0.00157578 1.10371C-0.0116806 1.19641 0.0548941 1.26786 0.347094 1.40304C0.639595 1.53822 0.825759 1.59519 0.971861 1.78058C1.11826 1.96565 1.49209 2.89584 1.60626 3.34483C1.72043 3.79414 1.96474 5.01208 2.06384 5.968C2.16295 6.92393 2.46479 8.08199 2.88682 9.04918C3.02539 9.36621 3.78239 10.87 4.42011 10.5684Z" koffice:nodeTypes="cccccccccccccccccc"/>
          <draw:path draw:style-name="gr2" draw:id="shape22" draw:name="path5143" draw:layer="" svg:width="2.02369704713pt" svg:height="3.48177939497pt" svg:x="78.05248981214pt" svg:y="64.69582371439pt" svg:viewBox="0 0 2 3" svg:d="M0.234827 0.0534637C-0.0527999 0.202449 -0.0421123 1.29256 0.0855123 1.8576C0.21345 2.42293 0.81008 3.12674 0.991143 3.31509C1.17252 3.50343 1.21495 3.50343 1.31115 3.45387C1.40733 3.40461 1.44946 3.40461 1.44946 3.40461C1.44946 3.40461 1.70533 3.32531 1.8974 3.18653C2.08884 3.04746 2.01434 2.7005 1.98228 2.39321C1.95021 2.08532 1.69465 1.47073 1.22596 0.757585C0.756955 0.0435667 0.522453 -0.0952158 0.234827 0.0534786Z" koffice:nodeTypes="cccccccccc"/>
          <draw:path draw:style-name="gr2" draw:id="shape23" draw:name="path5145" draw:layer="" svg:width="1.78858643869pt" svg:height="1.82166039672pt" svg:x="77.26636943603pt" svg:y="63.13812800000pt" svg:viewBox="0 0 2 2" svg:d="M1.78859 0.903438C1.78859 0.388872 1.34642 0 0.83821 0C0.5979 0 0.386009 0.0611139 0.254779 0.180513C-0.260949 0.649956 0.0499925 1.82166 0.795164 1.82166C1.06515 1.82166 1.38069 1.77609 1.57586 1.58757C1.74805 1.42222 1.78859 1.1447 1.78859 0.903438Z" koffice:nodeTypes="cccccc"/>
          <draw:path draw:style-name="gr2" draw:id="shape24" draw:name="path5147" draw:layer="" svg:width="2.87569013600pt" svg:height="2.21319626199pt" svg:x="81.89270673385pt" svg:y="73.79536219845pt" svg:viewBox="0 0 3 2" svg:d="M2.68125 1.045C2.49875 1.01672 2.39121 0.951306 2.12216 0.79088C1.85349 0.63079 1.42331 0.30041 1.34799 0.139991C1.27231 -0.0204354 1.27231 -0.0299703 1.01449 0.0459721C0.756313 0.121208 0.390587 0.111698 0.111417 0.121208C-0.168127 0.130717 0.143265 0.403922 0.337002 0.659344C0.530728 0.91379 0.4659 1.77212 0.4659 1.77212C0.4659 1.77212 0.4659 1.84769 0.422828 1.97067C0.379757 2.09296 0.412372 2.1781 0.487292 2.20637C0.562596 2.23465 0.605322 2.1781 0.799058 1.97954C0.992785 1.78165 1.34765 1.26323 1.34765 1.26323C1.34765 1.26323 1.40156 1.27207 1.7025 1.33855C2.00341 1.40495 2.48754 1.36683 2.73486 1.30077C2.98255 1.2337 2.86414 1.07361 2.68124 1.04501Z" koffice:nodeTypes="ccccccccccccccc"/>
          <draw:path draw:style-name="gr2" draw:id="shape25" draw:name="path5149" draw:layer="" svg:width="0.30525832690pt" svg:height="0.62859028484pt" svg:x="82.82348226693pt" svg:y="75.40435556663pt" svg:viewBox="0 0 0 1" svg:d="M0.191107 0.0101708C0.131711 -0.00416362 0.107021 -0.0113943 0.0771547 0.0451191C0.0476288 0.10233 0.0227662 0.209388 0.00791941 0.265876C-0.00693184 0.322834 -0.00211401 0.372909 0.0328041 0.415526C0.0675014 0.458403 0.117059 0.507939 0.117059 0.507939C0.117059 0.507939 0.166611 0.586233 0.216336 0.621416C0.265889 0.657316 0.275556 0.550803 0.275556 0.472261C0.275556 0.394214 0.305258 0.251751 0.305258 0.159338C0.305258 0.0669253 0.250525 0.0243087 0.191134 0.0101835Z" koffice:nodeTypes="cccccccccc"/>
          <draw:path draw:style-name="gr2" draw:id="shape26" draw:name="path5151" draw:layer="" svg:width="12.57041617827pt" svg:height="25.25510108654pt" svg:x="77.43316047369pt" svg:y="32.91191817254pt" svg:viewBox="0 0 13 25" svg:d="M2.94383 3.11291C2.97121 3.75836 3.67027 4.99336 4.06792 5.65295C4.46556 6.31286 4.57495 6.57858 4.50673 6.62099C4.4379 6.66304 4.27349 6.32636 4.05409 6.03206C3.83469 5.73744 3.41 5.0499 3.05354 4.53071C2.69708 4.01152 2.17622 2.77683 2.10769 2.66439C2.03916 2.55225 2.01151 2.4819 1.83358 2.62202C1.65535 2.76242 1.31272 4.12368 1.72419 5.04993C2.13535 5.97587 2.75208 6.64897 3.01236 6.97185C3.27295 7.29474 3.61558 7.79979 3.56057 7.8422C3.5059 7.88401 3.41 7.75771 3.09472 7.42101C2.77944 7.0843 2.25827 6.50889 1.91594 6.08801C1.63753 5.74628 1.25986 5.05213 1.12743 4.80399C1.07764 4.71009 1.01342 4.73557 0.965481 4.78454C0.852704 4.90044 0.672016 5.16962 0.750683 5.90553C0.860386 6.93009 1.38125 7.51933 1.8471 8.03852C2.31327 8.55771 2.77944 8.99241 2.71091 9.06277C2.64239 9.13313 2.1627 8.69779 1.83358 8.37523C1.50478 8.05265 0.695677 7.25299 0.517754 7.0281C0.339216 6.80383 0.0792463 6.91565 0.0927676 7.7998C0.106291 8.68397 1.06597 9.58196 1.4633 10.0732C1.86124 10.5641 2.35445 10.8584 2.31358 10.9568C2.27241 11.0551 1.87477 10.8028 1.61449 10.6201C1.35421 10.4376 0.380702 9.79209 0.18895 9.65169C-0.00280034 9.5116 -0.098983 9.77795 0.147776 10.6201C0.394533 11.4614 1.10746 12.1352 1.53213 12.4436C1.95712 12.7524 2.64238 13.1309 2.60121 13.2298C2.5603 13.3278 2.27241 13.2015 1.87477 13.005C1.47744 12.8087 0.997755 12.6261 0.65481 12.5281C0.311872 12.4298 0.312179 12.682 0.312179 12.682C0.312179 12.682 0.243345 13.3975 0.750686 13.973C1.25802 14.5484 1.83359 14.7729 2.3818 14.8706C2.93002 14.9689 3.01236 14.9972 2.99853 15.0817C2.985 15.1659 2.93002 15.1797 2.80678 15.1797C2.68355 15.1797 2.17622 15.2358 1.71006 15.2358C1.24389 15.2358 0.99744 15.3477 0.99744 15.5585C0.99744 15.7692 0.983614 16.0497 1.68271 16.5265C2.38149 17.0039 3.16294 17.074 3.49205 17.1443C3.82085 17.2144 3.83437 17.2426 3.76616 17.3409C3.69764 17.4389 3.54705 17.4251 3.02588 17.481C2.50503 17.5369 2.18974 17.7477 2.12122 17.8878C2.05269 18.0282 2.16239 18.4493 2.58769 18.7436C3.01236 19.0386 3.56057 19.1369 4.38319 19.0806C5.20582 19.0241 5.4114 19.0103 5.43875 19.151C5.46644 19.2911 5.19231 19.3335 4.78084 19.4039C4.36967 19.4736 4.05409 19.4736 3.82116 19.6702C3.58792 19.8668 3.76648 20.2736 4.16379 20.5681C4.56112 20.8628 5.54845 20.8628 5.95961 20.8349C6.37077 20.8069 7.00134 20.6524 7.04252 20.7645C7.08366 20.8766 6.74106 21.0456 6.31638 21.1995C5.89109 21.3543 5.76756 21.452 5.68581 21.6348C5.60315 21.8171 5.67197 21.9853 6.17902 22.1817C6.68606 22.3783 7.42632 22.3783 7.81013 22.1958C8.19425 22.0137 8.39952 21.943 8.46836 22.0137C8.53656 22.0843 8.46836 22.1541 8.386 22.2524C8.30396 22.3507 7.97485 22.617 7.54986 22.7295C7.12487 22.842 7.08369 22.842 6.93282 23.1924C6.78224 23.5433 7.16574 23.8244 7.93336 23.8527C8.70128 23.8803 9.72918 23.5719 10.0583 23.375C10.3874 23.1783 10.5106 23.1366 10.5653 23.2069C10.62 23.277 10.6066 23.319 10.4421 23.445C10.2774 23.5719 9.75653 23.9504 9.49625 24.0207C9.23597 24.0907 9.20832 24.2871 9.20832 24.4695C9.20832 24.6517 9.1398 25.0167 9.82506 25.1853C10.5106 25.3537 11.3191 25.2277 12.0594 24.6941C12.2978 24.5226 12.4365 24.381 12.5145 24.2581C12.4546 23.5417 12.4862 23.0492 12.5704 22.595C12.4251 22.5793 12.1494 22.5366 11.8673 22.4207C11.4562 22.2527 11.2918 21.8598 11.1956 21.649C11.0994 21.4386 10.9627 21.4386 10.7979 21.4944C10.6332 21.5513 10.4688 21.6211 10.2359 21.6072C10.003 21.5934 9.50948 21.4668 9.15302 21.0315C8.79656 20.5965 8.86478 20.176 8.85125 19.9649C8.83741 19.7544 8.50862 19.909 8.34422 19.909C8.17951 19.909 7.69983 19.8387 7.26162 19.5302C6.82281 19.2214 6.82281 18.8005 6.78164 18.6318C6.74049 18.4638 6.56222 18.3517 6.42517 18.2951C6.28843 18.2393 6.06872 18.1834 5.76695 17.9305C5.4655 17.678 5.3561 17.187 5.34226 17.0187C5.32873 16.8503 5.15021 16.8362 4.53348 16.5136C3.91674 16.1911 3.97143 15.5174 3.99909 15.251C4.02647 14.9841 4.31407 14.76 4.31407 14.6611C4.31407 14.5628 4.10849 14.5352 3.9029 14.4087C3.69734 14.2826 3.17647 14.0719 3.16295 13.2864C3.1491 12.5005 3.65646 12.4164 3.65646 12.4164C3.65646 12.4164 3.56028 12.374 3.3547 12.248C3.14911 12.1214 2.58738 11.7288 2.58738 11.2655C2.58738 10.8025 2.79266 10.5921 2.94354 10.4797C3.09442 10.3675 3.50558 10.2554 3.50558 10.2554C3.50558 10.2554 3.245 10.0867 3.13529 9.72207C3.02559 9.35709 2.98441 8.90858 3.24468 8.58569C3.50527 8.26281 3.94378 8.26281 4.17701 8.26281C4.41026 8.26281 4.61552 8.38907 4.69787 8.31933C4.78023 8.24898 4.79376 8.19308 4.7114 8.01058C4.62935 7.82841 4.61553 7.37895 4.68403 7.22504C4.75286 7.07051 4.76638 6.76207 5.35608 6.56545C5.94517 6.36915 6.5619 6.7759 6.75396 6.88834C6.94601 7.00078 6.86367 6.73348 6.86367 6.53749C6.86367 6.34119 6.46634 5.84995 6.01369 5.14828C5.56135 4.4466 5.35578 4.08163 4.84843 3.01529C4.3411 1.94895 4.01198 0.573868 3.94376 0.223027C3.87524 -0.127813 3.73818 0.0402214 3.73818 0.0402214C3.73818 0.0402214 3.60113 0.0967476 3.28585 0.910251C2.97118 1.72437 2.91649 2.46814 2.94382 3.11297Z" koffice:nodeTypes="ccccccccccccccccccccccccccccccccccccccccccccccccccccccccccccccccccccccccccccccccccccccccccccccccccccccccc"/>
          <draw:path draw:style-name="gr2" draw:id="shape27" draw:name="path5153" draw:layer="" svg:width="10.75949106614pt" svg:height="16.82677576942pt" svg:x="80.30095457706pt" svg:y="38.50718400000pt" svg:viewBox="0 0 11 17" svg:d="M10.5261 12.0796C10.1706 12.061 9.70924 11.8588 9.35412 11.3239C8.99932 10.789 8.46618 10.6596 7.5427 10.6778C6.61922 10.6964 6.19301 10.2356 5.96214 9.57187C5.73127 8.90753 5.99767 8.15122 6.93878 7.67179C7.87989 7.19236 8.30639 6.6575 8.34163 5.82811C8.37715 4.99809 7.40084 3.96521 6.42388 2.80349C5.44694 1.64178 4.68355 0 4.68355 0C4.68355 0 4.39951 0.387455 4.39951 0.774581C4.39951 1.16172 4.54138 1.56743 4.39951 1.678C4.25734 1.78888 4.20418 1.51231 3.63613 1.25402C3.06776 0.995714 2.60601 0.959173 2.2509 1.38316C1.89579 1.80715 2.2509 2.54488 2.57048 2.89547C2.89036 3.24574 3.15646 3.50437 3.06776 3.63352C2.97905 3.76266 2.49939 3.43065 2.3396 3.31978C2.17982 3.20889 1.80678 2.78523 1.25632 2.84035C0.705886 2.89548 0.510245 3.06147 0.457092 3.54122C0.403923 4.02065 0.954372 4.44431 1.30949 4.62922C1.66461 4.81318 1.80678 4.9795 1.71776 5.05289C1.62906 5.12689 1.54005 5.05289 1.38027 4.99809C1.22079 4.94263 0.77666 4.88753 0.492633 4.99809C0.20829 5.10866 -0.253449 5.51405 0.172749 6.01239C0.598947 6.5104 1.48689 6.69467 1.66461 6.7312C1.84201 6.76804 1.93102 6.71266 1.94863 6.86004C1.96627 7.00809 1.5756 7.00809 1.09623 7.02668C0.616876 7.0453 0.474704 7.52437 0.545794 7.89324C0.616844 8.2621 1.4158 8.6675 1.85962 8.74152C2.30406 8.81519 2.46353 8.74152 2.49908 8.87036C2.53492 8.99918 2.44591 9.05463 2.19713 9.12866C1.94863 9.20201 1.46896 9.2578 1.37995 9.66353C1.29126 10.0692 1.27364 10.2535 1.64667 10.6044C2.01972 10.9547 2.62363 10.8992 2.80103 10.8624C2.97875 10.8259 3.19201 10.6223 3.3694 10.8072C3.5468 10.9912 3.2093 11.139 2.90735 11.3604C2.6054 11.5822 2.62333 12.0062 3.13822 12.3013C3.65312 12.5968 4.16833 12.4853 4.38128 12.4119C4.59422 12.3385 4.87857 11.9879 5.02042 12.209C5.16259 12.4301 4.57661 12.5042 4.32781 12.8176C4.07932 13.1307 4.16803 13.647 4.66531 13.9604C5.16259 14.2742 5.97945 14.0527 6.12162 13.9239C6.26348 13.7951 6.44089 13.7399 6.5475 13.8506C6.65383 13.9605 6.49434 14.2556 6.38772 14.514C6.2814 14.7722 6.08577 15.5282 6.83185 15.8233C7.57793 16.1182 8.25262 15.4546 8.37686 15.325C8.50111 15.1962 8.62535 15.1777 8.73198 15.233C8.8383 15.2888 8.78547 15.3991 8.69646 15.5282C8.60775 15.6571 8.41241 16.2102 8.94493 16.598C9.30871 16.8624 9.70555 16.8428 9.92062 16.8043C10.0316 16.3724 10.176 15.9109 10.323 15.2644L10.2118 15.2644C10.1408 15.2644 10.1265 15.3751 10.1265 15.4193C10.1265 15.4635 10.1478 15.5003 10.0835 15.5003C10.0195 15.5003 10.0125 15.5371 9.92002 15.6039C9.82763 15.6701 9.74232 15.7509 9.69226 15.7144C9.64249 15.6776 9.88449 15.5446 9.94851 15.4635C10.0127 15.3821 10.1407 15.2567 10.1478 15.1686C10.1549 15.0798 10.1975 15.0283 10.3255 14.9177C10.3654 14.8835 10.3965 14.8424 10.4214 14.8026C10.5069 14.3725 10.5907 13.8691 10.667 13.2596C10.7186 12.8459 10.748 12.4562 10.7595 12.0921Z" koffice:nodeTypes="ccccccccccccccccccccccccccccccccccccccccccccccccccccccccccccc"/>
          <draw:path draw:style-name="gr2" draw:id="shape28" draw:name="path5155" draw:layer="" svg:width="3.42427215408pt" svg:height="9.49818800659pt" svg:x="74.39716845452pt" svg:y="32.36894984224pt" svg:viewBox="0 0 3 9" svg:d="M1.10944 6.89237C1.85165 8.55949 2.89977 9.49819 2.89977 9.49819C2.89977 9.49819 2.76214 9.08405 2.70113 8.7993C2.64071 8.51422 2.68784 8.19191 2.68784 8.19191C2.68784 8.19191 2.42472 7.81726 1.93868 6.98546C1.45264 6.15367 1.19618 4.92476 1.19618 4.92476C1.19618 4.92476 1.64839 6.15367 1.9994 6.806C2.3507 7.45802 2.75579 7.98997 2.75579 7.98997C2.75579 7.98997 2.89717 7.4134 2.99866 7.38323C3.09986 7.35339 3.17416 7.44322 3.26177 7.57039C3.34967 7.69783 3.42427 7.68595 3.42427 7.68595C3.42427 7.68595 3.30428 7.41084 3.1198 7.08081C3.03596 6.93088 2.91365 6.76909 2.8272 6.61756C2.5505 6.13216 1.954 5.20983 1.6481 4.28718C1.34219 3.36422 0.672839 1.05021 0.556317 0.369947C0.440084 -0.309685 0.323562 0.0623967 0.207039 0.564494C0.0908062 1.06626 -0.0693763 1.77832 0.0324 2.84639C0.134176 3.91447 0.366931 5.22524 1.10944 6.89237Z" koffice:nodeTypes="cccccccccccccccccc"/>
          <draw:path draw:style-name="gr2" draw:id="shape29" draw:name="path5157" draw:layer="" svg:width="4.47323539762pt" svg:height="7.73326224000pt" svg:x="73.21623816164pt" svg:y="36.62062400000pt" svg:viewBox="0 0 4 8" svg:d="M3.61469 7.18704C3.93061 7.41893 4.39657 7.73326 4.39657 7.73326C4.39657 7.73326 4.32287 7.56214 4.27628 7.35685C4.22969 7.15156 4.20986 6.72884 4.20986 6.72884C4.20986 6.72884 3.83775 6.40432 3.57866 6.17965C3.31957 5.95465 2.99373 5.66364 2.34931 4.87008C1.7049 4.07619 2.22308 4.55278 2.74786 5.12168C3.27265 5.69057 4.27628 6.51697 4.27628 6.51697C4.27628 6.51697 4.27628 6.50385 4.28288 6.33206C4.28982 6.16027 4.34302 6.03447 4.43589 5.91557C4.52908 5.79634 4.47984 5.77958 3.91408 5.3493C3.34864 4.91869 1.88433 3.27934 1.28552 2.30185C0.686383 1.32468 0.0376718 0 0.0376718 0C0.0376718 0 -0.278257 1.95434 0.919694 4.10706C2.11732 6.25946 3.29874 6.95514 3.61467 7.18704Z" koffice:nodeTypes="cccccccccccccccc"/>
          <draw:path draw:style-name="gr2" draw:id="shape30" draw:name="path5159" draw:layer="" svg:width="6.98142162520pt" svg:height="2.44039301666pt" svg:x="76.57791423306pt" svg:y="53.78938726020pt" svg:viewBox="0 0 7 2" svg:d="M6.47236 1.54301C7.14183 1.27721 6.95845 0.600975 6.95845 0.589929C6.95845 0.578882 6.54787 0.723173 6.17033 0.866774C5.79211 1.01141 4.86343 1.28791 4.49633 1.29861C4.12958 1.30966 4.12958 1.25478 4.11846 1.19919C4.10767 1.14431 4.39925 1.19919 4.92815 1.09978C5.45738 1.00002 6.38607 0.501559 6.54787 0.391096C6.70967 0.279944 6.6881 0.257498 6.45079 0.235406C6.21314 0.213667 6.00819 0.102506 5.92155 0.0255265C5.8356 -0.0521508 5.58716 0.0590188 4.98242 0.20331C4.37734 0.346911 3.12471 0.568526 2.16368 0.568526C1.20263 0.568526 0.306642 0.402487 0.155289 0.369004C0.0039353 0.335865 -0.157868 0.424588 0.306642 1.22232C0.770816 2.01938 2.40166 2.45156 3.5353 2.44017C4.66892 2.42842 5.8029 1.80846 6.47236 1.54301Z" koffice:nodeTypes="ccccccccccccccc"/>
          <draw:path draw:style-name="gr2" draw:id="shape31" draw:name="path5161" draw:layer="" svg:width="6.10514244835pt" svg:height="3.10802107012pt" svg:x="74.73459699543pt" svg:y="51.20385713444pt" svg:viewBox="0 0 6 3" svg:d="M4.7148 3.10779C5.7275 3.11906 6.10514 2.71745 6.10514 2.71745C6.10514 2.71745 6.10514 2.64854 5.96797 2.37348C5.83052 2.09844 5.85649 1.62785 5.85649 1.62785C5.85649 1.62785 5.61601 1.68509 5.19547 1.76575C4.77492 1.84603 4.28579 1.92626 3.74501 1.80005C3.20423 1.67384 3.43624 1.59358 3.86525 1.66214C4.29455 1.73115 5.11813 1.52424 5.38429 1.39841C5.65016 1.27219 5.53868 1.15766 5.35859 1.07664C5.17853 0.99716 4.68939 0.583448 4.68939 0.583448C4.68939 0.583448 3.4622 0.789915 2.3208 0.618552C1.17941 0.445584 0.458263 0.0560258 0.226539 0.0100512C-0.00518369 -0.0359234 0.00327966 0.0907312 0.00327966 0.0907312C0.00327966 0.0907312 -0.0568409 0.227857 0.337732 1.05335C0.732594 1.88039 1.5051 2.41954 2.15737 2.67158C2.80964 2.92441 3.7021 3.09661 4.71479 3.10789Z" koffice:nodeTypes="ccccccccccccccccc"/>
          <draw:path draw:style-name="gr2" draw:id="shape32" draw:name="path5163" draw:layer="" svg:width="6.83227953261pt" svg:height="3.20819507726pt" svg:x="73.21623931476pt" svg:y="47.57782796597pt" svg:viewBox="0 0 7 3" svg:d="M6.21543 3.20529C6.21543 3.20529 6.17005 3.14761 6.10645 2.9495C6.04285 2.75163 6.22439 2.60358 6.22439 2.60358C6.22439 2.60358 5.97926 2.53781 5.18025 2.44686C4.38125 2.35618 4.33617 2.29853 3.8456 2.19945C3.35533 2.10066 3.02869 1.96884 3.03764 1.91931C3.04659 1.8698 3.20096 1.94424 3.49148 2.04273C3.78169 2.14181 5.00767 2.25711 5.52511 2.32315C6.04254 2.38892 6.33306 2.43874 6.42383 2.38892C6.5146 2.33941 6.83228 2.26522 6.83228 2.26522C6.83228 2.26522 6.61432 2.20812 6.34202 2.16643C6.06941 2.1253 5.82458 2.0181 5.67947 1.92742C5.53406 1.83675 5.48868 1.81156 4.83508 1.74636C4.18119 1.68059 3.6548 1.49055 2.48346 1.10322C1.31275 0.715602 0.431619 0.254382 0.195748 0.081429C-0.0404333 -0.091531 -0.0222187 0.0322084 0.0413807 0.254382C0.10498 0.477157 0.0957178 0.757027 0.686016 1.38336C1.276 2.00999 1.56653 2.28174 3.05524 2.77682C4.54487 3.27106 6.21543 3.20529 6.21543 3.20529Z" koffice:nodeTypes="ccccccccccccccccccc"/>
          <draw:path draw:style-name="gr2" draw:id="shape33" draw:name="path5165" draw:layer="" svg:width="6.03854281897pt" svg:height="4.06587175077pt" svg:x="72.48966481727pt" svg:y="44.30087998277pt" svg:viewBox="0 0 6 4" svg:d="M2.37859 2.87104C3.6162 3.71757 5.06656 4.02839 5.37422 4.06587C5.44331 3.98754 5.29935 3.70629 5.36552 3.53467C5.44563 3.32925 5.57914 3.32727 5.8778 3.31064C6.17647 3.29347 5.98026 3.23568 5.91205 3.23568C5.84384 3.23568 5.82672 3.22753 5.33156 3.10295C4.8364 2.97897 4.33311 2.90373 3.65045 2.65461C2.9675 2.40578 2.76288 2.22318 2.77971 2.1733C2.79683 2.12374 3.0955 2.33139 3.72736 2.56359C4.35894 2.79579 5.09298 2.8871 5.49409 2.97051C5.89522 3.0528 5.54518 2.8871 5.35739 2.77918C5.1696 2.67096 4.9049 2.27277 4.9049 2.27277C4.9049 2.27277 4.4611 2.1981 3.73578 1.98252C3.01017 1.76666 2.40442 1.52573 1.79839 1.19404C1.59028 1.07963 1.38885 0.93225 1.17174 0.780918C0.7564 0.491792 0.339025 0.196187 0.176777 0.0820531C-0.0710932 -0.0920951 0.00611216 0.0487961 0.0316539 0.156733C0.0571993 0.264663 0.227861 0.762883 0.620274 1.31042C1.01297 1.85824 1.14098 2.02422 2.37859 2.87104Z" koffice:nodeTypes="ccccccccccccccccccc"/>
          <draw:path draw:style-name="gr2" draw:id="shape34" draw:name="path5167" draw:layer="" svg:width="5.75244201590pt" svg:height="5.87505359791pt" svg:x="72.70071057141pt" svg:y="40.89728984524pt" svg:viewBox="0 0 6 6" svg:d="M2.28389 4.27754C3.69337 5.40522 4.90541 5.75345 5.11257 5.84356C5.31938 5.93366 5.29993 5.81373 5.26038 5.69416C5.22084 5.57425 5.191 5.18571 5.191 5.18571C5.191 5.18571 4.68821 4.89608 4.12643 4.56682C3.56465 4.23723 2.94388 3.78873 2.52992 3.49979C2.11597 3.2105 2.36232 3.23048 2.49037 3.33957C2.61842 3.44932 3.19025 3.78873 3.76175 4.1478C4.33358 4.50721 5.20072 5.02582 5.20072 5.02582C5.20072 5.02582 5.2205 4.83646 5.33882 4.71655C5.45714 4.59665 5.75244 4.62713 5.75244 4.62713C5.75244 4.62713 5.60463 4.47741 5.5158 4.33783C5.42731 4.1976 4.96374 4.04854 4.44151 3.79855C3.91896 3.54958 2.98243 2.85144 2.29261 2.2627C1.60279 1.67429 0.26203 0.197716 0.173539 0.0778017C0.0847136 -0.0421124 0.0257201 -0.0217943 0.015665 0.127578C0.00594294 0.276967 -0.0433284 0.376893 0.10449 1.05539C0.253315 1.73355 0.874087 3.15018 2.28389 4.27752Z" koffice:nodeTypes="ccccccccccccccccccc"/>
          <draw:path draw:style-name="gr2" draw:id="shape35" draw:name="path5169" draw:layer="" svg:width="2.38744055641pt" svg:height="10.08547389905pt" svg:x="78.73894776554pt" svg:y="25.72216800000pt" svg:viewBox="0 0 2 10" svg:d="M0.811363 8.89218C0.974224 9.18842 1.15245 9.41223 1.28083 9.60527C1.47476 9.89665 1.58402 10.0855 1.58402 10.0855C1.58402 10.0855 1.62291 9.98283 1.59188 9.80779C1.56111 9.63275 1.53044 9.3901 1.58402 9.10074C1.61233 8.94574 1.65062 8.79134 1.641 8.6537C1.62973 8.4972 1.56994 8.36195 1.54575 8.27277C1.49969 8.10402 1.29276 7.37031 1.19271 6.85205C1.09301 6.33348 0.985808 5.5929 0.993319 4.93938C1.00084 4.28616 1.10838 4.61592 1.10838 4.93249C1.10838 5.24936 1.14662 5.73411 1.26168 6.48128C1.37674 7.22876 1.73729 8.36673 1.73729 8.36673C1.73729 8.36673 1.76019 8.19167 1.86772 7.94242C1.97527 7.69316 2.15179 7.41069 2.28973 7.10069C2.42766 6.79099 2.37918 6.73922 2.37918 6.73922C2.37918 6.73922 1.87523 4.62487 1.74276 3.62546C1.60994 2.62633 1.39792 0 1.39792 0C0.660426 0.650224 0.112088 2.36152 0.0144406 3.98004C-0.0586221 5.19939 0.166035 6.32808 0.231248 6.7856C0.360308 7.69167 0.5399 8.39904 0.810655 8.89187Z" koffice:nodeTypes="ccccccccccccccccccccc"/>
          <draw:path draw:style-name="gr2" draw:id="shape36" draw:name="path5171" draw:layer="" svg:width="2.19180689672pt" svg:height="11.01118632960pt" svg:x="76.40667701915pt" svg:y="28.00031200000pt" svg:viewBox="0 0 2 11" svg:d="M1.348 11.0112C1.3659 10.4866 1.4642 10.0894 1.73986 9.97303C1.73986 9.97303 1.49599 9.44803 1.28283 8.69971C1.13726 8.18717 1.01679 7.53003 0.955622 7.02568C0.804972 5.78385 0.684238 4.50464 0.985803 6.59939C1.2871 8.69382 1.64904 9.43524 1.64904 9.43524L2.0863 10.3065C2.02166 9.92384 2.01151 9.65495 2.02806 9.23685C2.04463 8.81875 2.08817 8.25244 2.19181 7.80416C2.19181 7.80416 1.664 6.50692 1.33251 4.94929C1.00103 3.39167 0.81138 1.97539 0.804701 1.131C0.774518 0.315131 0.759557 0 0.759557 0C0.759557 0 0.217056 0.500403 0.0362222 3.03981C-0.144879 5.57955 0.398156 8.00813 0.669273 8.93516C0.940655 9.86155 1.348 11.0112 1.348 11.0112Z" koffice:nodeTypes="cccccccccccccccc"/>
          <draw:path draw:style-name="gr2" draw:id="shape37" draw:name="path5173" draw:layer="" svg:width="5.77465533317pt" svg:height="2.50356857907pt" svg:x="79.02437520000pt" svg:y="55.35593600000pt" svg:viewBox="0 0 6 3" svg:d="M5.77466 1.45621C5.77466 1.45621 5.67655 1.39226 5.38193 1.21813C5.08731 1.04456 5.17592 0.522133 5.17592 0.522133C5.17592 0.522133 5.09743 0.576944 4.88099 0.71455C4.66485 0.851863 4.41959 1.00716 4.12498 1.11736C3.83036 1.22755 3.68289 1.30063 3.49649 1.35544C3.30979 1.41054 3.35914 1.33746 3.51611 1.25467C3.67308 1.17245 3.72244 1.12649 4.11547 0.980045C4.50789 0.833308 5.29364 0.192125 5.29364 0.192125C5.29364 0.192125 5.10693 0.173854 4.78288 0.164719C4.45883 0.155584 4.04619 0 4.04619 0C4.04619 0 3.72244 0.274627 2.41612 0.796482C1.1098 1.3189 0 1.45593 0 1.45593C0 1.45593 0.137652 2.07912 0.766133 2.2898C1.28669 2.50048 2.00378 2.62866 3.4082 2.3175C4.81231 2.00632 5.77466 1.45621 5.77466 1.45621Z" koffice:nodeTypes="cccccccccccccccc"/>
          <draw:path draw:style-name="gr2" draw:id="shape38" draw:name="path5175" draw:layer="" svg:width="5.21982221972pt" svg:height="2.37541275361pt" svg:x="81.57687200000pt" svg:y="57.14087303264pt" svg:viewBox="0 0 5 2" svg:d="M5.19622 1.04422C5.30893 0.543966 4.98133 0.196097 4.98133 0.196097C4.98133 0.196097 4.90981 0.231691 4.70546 0.392416C4.50079 0.553141 4.20385 0.856525 3.63135 1.10596C3.05885 1.35539 2.85387 1.33787 3.40625 1.07898C3.95863 0.820085 4.76676 0.0887547 4.76676 0.0887547C4.76676 0.0887547 4.76676 0.0887547 4.5522 0.0172903C4.337 -0.054174 3.96885 0.0706804 2.43464 0.873475C0.90042 1.67655 0 1.70353 0 1.70353C0 1.70353 0.685216 2.42623 2.54703 2.37257C4.40883 2.31974 5.08383 1.54336 5.19622 1.04421Z" koffice:nodeTypes="cccccccccccc"/>
          <draw:path draw:style-name="gr2" draw:id="shape39" draw:name="path5177" draw:layer="" svg:width="4.19367800595pt" svg:height="3.46889588376pt" svg:x="85.52787200000pt" svg:y="57.66249600000pt" svg:viewBox="0 0 4 3" svg:d="M4.19328 0C4.19328 0 4.00983 0.301432 3.76226 0.495659C3.51471 0.689886 2.85475 0.808506 2.85475 0.808506C2.85475 0.808506 2.82727 0.894867 2.69906 1.08875C2.57056 1.28299 2.28636 1.74672 1.99301 1.99472C1.69995 2.2427 1.24118 2.404 1.21371 2.33915C1.18623 2.27429 1.47958 2.14526 1.76377 1.94027C2.04796 1.73596 2.30467 1.35793 2.49729 1.09951C2.6899 0.84043 2.41487 0.883778 2.41487 0.883778C2.41487 0.883778 2.06656 0.894187 1.74545 0.862272C1.42463 0.829324 1.48874 0.862272 1.39715 1.04575C1.30557 1.22922 1.17707 1.39052 0.938666 1.71411C0.647891 2.10862 0.371715 2.46616 0.0952458 2.85631C-0.0879192 3.11538 0.0494545 3.19066 0.0494545 3.19066C0.0494545 3.19066 0.132165 3.35263 0.874561 3.44941C1.33305 3.50954 1.82959 3.44167 2.35219 3.08784C2.67588 2.8674 3.00986 2.51825 3.35044 2.0804C4.23907 0.938215 4.19328 -1.42109e-14 4.19328 0Z" koffice:nodeTypes="cccccccccccccccccc"/>
          <draw:path draw:style-name="gr2" draw:id="shape40" draw:name="path5179" draw:layer="" svg:width="2.10297435867pt" svg:height="2.84752600557pt" svg:x="89.00947002193pt" svg:y="58.34375200000pt" svg:viewBox="0 0 2 3" svg:d="M1.56655 1.47508C1.36114 1.72931 1.24803 1.83678 1.24803 1.83678C1.24803 1.83678 1.39191 1.41663 1.51496 1.22116C1.58067 1.11704 1.65179 1.0181 1.70466 0.948988C1.5672 0.655487 1.45441 0.340078 1.37108 0C1.27976 0.281007 0.995522 1.10548 0.642391 1.64162C0.211715 2.29559 -0.168651 2.53032 0.07777 2.70569C0.324191 2.88167 0.806459 2.92094 1.35089 2.66671C1.87643 2.42163 2.02831 1.99357 2.10297 1.64801C2.01069 1.51222 1.92417 1.37127 1.84407 1.22361C1.77614 1.26351 1.67742 1.33807 1.56655 1.47508Z" koffice:nodeTypes="ccccccccccc"/>
          <draw:path draw:style-name="gr2" draw:id="shape41" draw:name="path5181" draw:layer="" svg:width="12.57163353421pt" svg:height="25.25537443019pt" svg:x="109.78314400000pt" svg:y="32.91212617254pt" svg:viewBox="0 0 13 25" svg:d="M11.0394 12.4441C11.4644 12.1356 12.1771 11.4619 12.4238 10.6204C12.6706 9.77838 12.5745 9.51203 12.3827 9.65212C12.1909 9.79251 11.2174 10.438 10.9568 10.6204C10.6962 10.8033 10.2985 11.0551 10.258 10.9571C10.2168 10.8585 10.7101 10.5646 11.1083 10.0737C11.5053 9.58238 12.465 8.68439 12.4789 7.80023C12.4927 6.91606 12.2321 6.80424 12.0541 7.0285C11.8757 7.25308 11.0668 8.05307 10.738 8.37565C10.4091 8.69821 9.92915 9.13355 9.8609 9.06319C9.79176 8.99284 10.2583 8.55844 10.7244 8.03894C11.1903 7.51975 11.7115 6.9305 11.8213 5.90594C11.8996 5.17002 11.7192 4.90084 11.6061 4.78495C11.5584 4.73598 11.4939 4.71049 11.4441 4.8044C11.3123 5.05254 10.9344 5.74668 10.6556 6.08841C10.3136 6.50898 9.79207 7.08471 9.47708 7.42142C9.1624 7.75844 9.0659 7.88471 9.0109 7.84263C8.95622 7.80025 9.29884 7.29516 9.55914 6.97227C9.81943 6.64939 10.4362 5.97628 10.848 5.05034C11.2586 4.12409 10.9162 2.7628 10.7383 2.6224C10.56 2.48232 10.5324 2.55269 10.4638 2.66478C10.395 2.77723 9.87447 4.01193 9.51795 4.53112C9.16209 5.05031 8.73616 5.73786 8.51736 6.03248C8.29794 6.32709 8.13353 6.6638 8.0647 6.62139C7.99617 6.57902 8.10584 6.31327 8.50353 5.65337C8.90119 4.99377 9.60031 3.75876 9.62736 3.1133C9.65529 2.46816 9.6003 1.72439 9.28502 0.910264C8.96972 0.0967642 8.83266 0.0402216 8.83266 0.0402216C8.83266 0.0402216 8.6956 -0.127814 8.62676 0.223028C8.55855 0.573871 8.22911 1.94896 7.72235 3.0153C7.21499 4.08165 7.00971 4.44662 6.55704 5.14831C6.10438 5.84967 5.70672 6.34122 5.70672 6.53753C5.70672 6.73384 5.62437 7.00082 5.81675 6.88838C6.00851 6.77594 6.62496 6.36919 7.21469 6.56549C7.80379 6.76211 7.81762 7.07055 7.88646 7.22508C7.95561 7.37931 7.94145 7.82845 7.85908 8.01063C7.77672 8.19343 7.79024 8.24934 7.87261 8.31938C7.95559 8.3891 8.16086 8.26286 8.3935 8.26286C8.62675 8.26286 9.06558 8.26286 9.32556 8.58574C9.58647 8.90863 9.54529 9.35746 9.43558 9.72212C9.32556 10.0871 9.06527 10.2555 9.06527 10.2555C9.06527 10.2555 9.47645 10.3676 9.62704 10.4797C9.77792 10.5922 9.98353 10.8026 9.98353 11.2656C9.98353 11.7289 9.42176 12.1214 9.21555 12.2481C9.01027 12.374 8.91439 12.4164 8.91439 12.4164C8.91439 12.4164 9.42176 12.5006 9.40792 13.2865C9.39408 14.072 8.87351 14.2827 8.66762 14.4087C8.46203 14.535 8.25645 14.5626 8.25645 14.6612C8.25645 14.7598 8.54408 14.9842 8.57174 15.2511C8.59912 15.5175 8.6541 16.1909 8.03702 16.5137C7.42025 16.8363 7.24202 16.8504 7.22819 17.0188C7.21434 17.1871 7.10496 17.6784 6.80318 17.9306C6.50171 18.1835 6.28259 18.2394 6.14492 18.2952C6.00818 18.3521 5.82993 18.4639 5.78876 18.6319C5.74761 18.8006 5.74761 19.2215 5.30904 19.5303C4.87022 19.8388 4.39021 19.9091 4.22578 19.9091C4.06138 19.9091 3.73256 19.7545 3.71873 19.965C3.7052 20.1761 3.77372 20.5966 3.41787 21.0316C3.06079 21.4669 2.56725 21.5936 2.3343 21.6073C2.10137 21.6212 1.93727 21.5511 1.77286 21.4946C1.60784 21.4387 1.47109 21.4387 1.37459 21.6491C1.27901 21.8599 1.11429 22.2528 0.703121 22.4209C0.420393 22.5367 0.145352 22.5795 0 22.5951C0.0842014 23.0493 0.115237 23.5418 0.055935 24.2583C0.134291 24.3811 0.272893 24.5227 0.511062 24.6943C1.25136 25.2279 2.0602 25.3541 2.74549 25.1855C3.43079 25.0168 3.36225 24.6519 3.36225 24.4696C3.36225 24.2872 3.33488 24.0909 3.07462 24.0209C2.81372 23.9505 2.29314 23.572 2.12904 23.4451C1.96431 23.3195 1.95049 23.2771 2.00581 23.207C2.06017 23.1367 2.18374 23.1785 2.51226 23.3751C2.84137 23.572 3.86963 23.8802 4.63728 23.8528C5.40463 23.8245 5.78877 23.5437 5.63757 23.1926C5.4873 22.8424 5.44612 22.8424 5.02111 22.7296C4.5964 22.6175 4.26697 22.3508 4.18462 22.2525C4.10257 22.1542 4.03403 22.0844 4.10257 22.0138C4.17109 21.9431 4.37669 22.0138 4.76051 22.1959C5.14435 22.3784 5.88433 22.3784 6.39171 22.1818C6.89876 21.9854 6.9676 21.8172 6.88524 21.635C6.80288 21.4521 6.67965 21.3544 6.25465 21.1997C5.82964 21.0457 5.487 20.877 5.52817 20.7647C5.56932 20.6522 6.19964 20.807 6.6105 20.835C7.0223 20.8633 8.00938 20.8633 8.40702 20.5683C8.80438 20.2737 8.98262 19.8669 8.74937 19.6703C8.51643 19.4737 8.20145 19.4737 7.78965 19.404C7.37877 19.3336 7.10467 19.2915 7.1317 19.1511C7.15908 19.0108 7.36495 19.0245 8.1873 19.0807C9.00997 19.137 9.55821 19.0387 9.98323 18.7437C10.4085 18.4494 10.5179 18.0286 10.4494 17.8879C10.3809 17.7478 10.0658 17.537 9.545 17.4811C9.0238 17.4249 8.87322 17.4387 8.80468 17.341C8.73553 17.2427 8.74969 17.2145 9.0788 17.1444C9.40793 17.0741 10.1892 17.004 10.8885 16.5266C11.588 16.0498 11.5739 15.7693 11.5739 15.5586C11.5739 15.3478 11.3274 15.2359 10.8612 15.2359C10.395 15.2359 9.88794 15.1797 9.76441 15.1797C9.64117 15.1797 9.58648 15.166 9.57233 15.0818C9.5588 14.9973 9.64117 14.9693 10.1894 14.8707C10.738 14.7727 11.3136 14.5484 11.8212 13.973C12.3283 13.3976 12.2598 12.6821 12.2598 12.6821C12.2598 12.6821 12.2598 12.4296 11.9168 12.5282C11.5744 12.6262 11.0948 12.8087 10.6968 13.005C10.2994 13.2016 10.0117 13.3276 9.97064 13.2299C9.92915 13.1313 10.6148 12.7527 11.0394 12.444Z" koffice:nodeTypes="ccccccccccccccccccccccccccccccccccccccccccccccccccccccccccccccccccccccccccccccccccccccccccccccccccccccccc"/>
          <draw:path draw:style-name="gr2" draw:id="shape42" draw:name="path5183" draw:layer="" svg:width="10.76109975926pt" svg:height="16.82678639127pt" svg:x="108.81937600000pt" svg:y="38.50718400000pt" svg:viewBox="0 0 11 17" svg:d="M10.2685 4.99809C9.98448 4.88753 9.5403 4.94263 9.38082 4.99809C9.22071 5.05289 9.13169 5.12724 9.04298 5.05289C8.95459 4.97955 9.09615 4.81318 9.4516 4.62922C9.80643 4.44431 10.3573 4.02065 10.304 3.54122C10.2505 3.06147 10.0552 2.89547 9.50476 2.84035C8.95459 2.78522 8.58121 3.20922 8.42172 3.31978C8.26161 3.43034 7.78252 3.76235 7.69351 3.63352C7.60449 3.50469 7.87092 3.24606 8.19052 2.89547C8.51011 2.54488 8.86557 1.80715 8.51011 1.38316C8.15497 0.959173 7.69319 0.996034 7.12479 1.25402C6.55668 1.51263 6.50351 1.78888 6.36133 1.678C6.21915 1.56743 6.36133 1.16172 6.36133 0.774581C6.36133 0.387455 6.07729 0 6.07729 0C6.07729 0 5.31321 1.64178 4.33651 2.80349C3.35947 3.96521 2.38276 4.99809 2.41861 5.82812C2.45382 6.6575 2.87977 7.19236 3.82156 7.67179C4.76242 8.15122 5.02886 8.90721 4.79797 9.57187C4.56708 10.2356 4.14085 10.6964 3.21792 10.6778C2.29405 10.6592 1.76118 10.789 1.40634 11.3239C1.05121 11.8588 0.588812 12.0613 0.233977 12.0796L0 12.092C0.0117107 12.4561 0.0408293 12.8458 0.0921032 13.2596C0.168777 13.869 0.252833 14.3729 0.33783 14.8025C0.362597 14.8423 0.394089 14.8834 0.433961 14.9176C0.562233 15.0282 0.605191 15.0798 0.611996 15.1685C0.619117 15.2567 0.747373 15.382 0.811355 15.4634C0.875052 15.5445 1.11705 15.6775 1.06697 15.7143C1.01752 15.7508 0.932205 15.6701 0.840102 15.6038C0.747373 15.5371 0.740576 15.5003 0.675977 15.5003C0.612281 15.5003 0.633328 15.4634 0.633328 15.4192C0.633328 15.3747 0.619086 15.2644 0.548639 15.2644L0.437055 15.2644C0.583874 15.9108 0.728217 16.3723 0.839492 16.8042C1.05462 16.8428 1.45117 16.8626 1.81528 16.5979C2.34784 16.2102 2.1528 15.657 2.06379 15.5282C1.97508 15.399 1.92161 15.2887 2.02794 15.2329C2.1352 15.1776 2.25945 15.1961 2.38339 15.3249C2.50765 15.4542 3.18238 16.1182 3.92883 15.8233C4.67465 15.5282 4.47932 14.7722 4.37298 14.5139C4.26604 14.2552 4.10686 13.9601 4.21257 13.8505C4.31951 13.7396 4.49694 13.7947 4.63912 13.9238C4.7813 14.053 5.59852 14.2741 6.09553 13.9603C6.59286 13.6466 6.68157 13.1303 6.43275 12.8176C6.18424 12.5038 5.59852 12.4301 5.7404 12.2089C5.88226 11.9878 6.16662 12.3381 6.37959 12.4118C6.59286 12.4852 7.10749 12.5968 7.62304 12.3012C8.13767 12.0061 8.15561 11.5824 7.85332 11.3603C7.55134 11.1392 7.21444 10.9914 7.39186 10.8073C7.56926 10.6222 7.78316 10.8258 7.96026 10.8623C8.13767 10.8991 8.74195 10.9546 9.1144 10.6044C9.48746 10.2534 9.47015 10.0692 9.38114 9.66346C9.29212 9.25773 8.81211 9.2023 8.5636 9.12859C8.31509 9.05484 8.22638 8.99944 8.26193 8.87029C8.29714 8.74145 8.45697 8.81515 8.90113 8.74145C9.34529 8.66745 10.1443 8.26203 10.2153 7.89317C10.2865 7.5243 10.1446 7.04519 9.66457 7.02661C9.18518 7.00799 8.79449 7.00799 8.8118 6.85995C8.82968 6.71255 8.91874 6.76799 9.09616 6.73113C9.27388 6.69462 10.1619 6.51033 10.5881 6.01231C11.0147 5.5143 10.5529 5.1089 10.2685 4.99802Z" koffice:nodeTypes="cccccccccccccccccccccccccccccccccccccccccccccccccccccccccccccc"/>
          <draw:path draw:style-name="gr2" draw:id="shape43" draw:name="path5185" draw:layer="" svg:width="3.42366734464pt" svg:height="9.49864568259pt" svg:x="121.90218400000pt" svg:y="32.36872456134pt" svg:viewBox="0 0 3 9" svg:d="M0.524454 9.49865C0.524454 9.49865 1.57219 8.55992 2.31406 6.89276C3.05649 5.2256 3.28922 3.91479 3.391 2.84637C3.49334 1.77827 3.3329 1.0662 3.21666 0.564418C3.09986 0.0626298 2.98363 -0.309782 2.86742 0.369867C2.7509 1.05015 2.08132 3.36422 1.77602 4.2872C1.47013 5.21019 0.873408 6.13254 0.597312 6.61763C0.510576 6.76917 0.3877 6.93097 0.304436 7.08089C0.119982 7.41092 0 7.68606 0 7.68606C0 7.68606 0.074886 7.69789 0.162191 7.57048C0.250081 7.44303 0.324679 7.35313 0.425861 7.38331C0.527051 7.41348 0.668719 7.99007 0.668719 7.99007C0.668719 7.99007 1.07318 7.45812 1.42446 6.80609C1.77543 6.15373 2.22761 4.92478 2.22761 4.92478C2.22761 4.92478 1.97087 6.15373 1.48546 6.98555C0.999171 7.81736 0.736085 8.19202 0.736085 8.19202C0.736085 8.19202 0.783231 8.51434 0.722467 8.79942C0.661777 9.08451 0.524424 9.49865 0.524424 9.49865Z" koffice:nodeTypes="ccccccccccccccccccc"/>
          <draw:path draw:style-name="gr2" draw:id="shape44" draw:name="path5187" draw:layer="" svg:width="4.47193898801pt" svg:height="7.73326224000pt" svg:x="122.55409484420pt" svg:y="36.62031200000pt" svg:viewBox="0 0 4 8" svg:d="M4.43388 7.10543e-15C4.43388 7.10543e-15 3.7856 1.32468 3.18655 2.30185C2.58815 3.27934 1.12439 4.91869 0.558704 5.3493C-0.00630906 5.77991 -0.0558775 5.79634 0.0373045 5.91557C0.129818 6.03447 0.183015 6.16027 0.19029 6.33206C0.197057 6.50417 0.197057 6.51697 0.197057 6.51697C0.197057 6.51697 1.19989 5.6909 1.72525 5.12168C2.24996 4.55278 2.76806 4.07652 2.12341 4.87008C1.47943 5.66364 1.15363 5.95497 0.894576 6.17965C0.635526 6.40432 0.263475 6.72883 0.263475 6.72883C0.263475 6.72883 0.243682 7.15189 0.197074 7.35685C0.150466 7.56181 0.0767985 7.73326 0.0767985 7.73326C0.0767985 7.73326 0.542361 7.41893 0.858576 7.18704C1.17446 6.95513 2.35538 6.25946 3.55349 4.10673C4.75061 1.95434 4.43406 0 4.43406 0Z" koffice:nodeTypes="cccccccccccccccc"/>
          <draw:path draw:style-name="gr2" draw:id="shape45" draw:name="path5189" draw:layer="" svg:width="2.38738083746pt" svg:height="10.08547389905pt" svg:x="119.07503173732pt" svg:y="25.72249600000pt" svg:viewBox="0 0 2 10" svg:d="M2.37321 3.98004C2.27557 2.36152 1.72689 0.650224 0.989756 0C0.989756 0 0.777729 2.62633 0.644577 3.62546C0.512106 4.62457 0.00850477 6.73922 0.00850477 6.73922C0.00850477 6.73922 -0.0407042 6.79131 0.0976142 7.10069C0.235548 7.41069 0.412062 7.69316 0.519955 7.94242C0.626825 8.19167 0.649698 8.36673 0.649698 8.36673C0.649698 8.36673 1.01024 7.22876 1.12598 6.48128C1.2407 5.73382 1.27894 5.24907 1.27894 4.93249C1.27894 4.6159 1.38683 4.28615 1.39435 4.93938C1.40222 5.5926 1.29431 6.33318 1.19462 6.85205C1.09525 7.37031 0.887667 8.10402 0.84226 8.27277C0.81735 8.36195 0.757914 8.4972 0.746665 8.6537C0.737138 8.79134 0.775334 8.94574 0.804003 9.10074C0.857582 9.3901 0.826903 9.63275 0.796137 9.80779C0.76537 9.98283 0.804003 10.0855 0.804003 10.0855C0.804003 10.0855 0.912918 9.89636 1.10753 9.60527C1.23557 9.41194 1.41414 9.18812 1.57699 8.89218C1.84808 8.39966 2.02665 7.69197 2.15605 6.78592C2.22091 6.3281 2.44627 5.1997 2.37285 3.98036Z" koffice:nodeTypes="ccccccccccccccccccccc"/>
          <draw:path draw:style-name="gr2" draw:id="shape46" draw:name="path5191" draw:layer="" svg:width="2.19213384370pt" svg:height="11.01118632960pt" svg:x="121.02876000000pt" svg:y="28.00031200000pt" svg:viewBox="0 0 2 11" svg:d="M1.52263 8.93516C1.79404 8.00813 2.33739 5.57989 2.15573 3.03981C1.97516 0.50073 1.43235 0 1.43235 0C1.43235 0 1.4171 0.315131 1.38694 1.131C1.3801 1.97505 1.19113 3.39167 0.859091 4.94929C0.527579 6.50692 0 7.80416 0 7.80416C0.103111 8.25244 0.146919 8.81875 0.163482 9.23685C0.180031 9.65495 0.169637 9.92417 0.104944 10.3065L0.542241 9.43524C0.542241 9.43524 0.903935 8.69349 1.20552 6.59939C1.50764 4.50497 1.38663 5.78385 1.23568 7.02568C1.17454 7.53003 1.0543 8.18717 0.908174 8.69971C0.695274 9.44803 0.451918 9.97303 0.451918 9.97303C0.727333 10.0894 0.825637 10.4866 0.8438 11.0112C0.844333 11.0112 1.25144 9.86155 1.52258 8.93516Z" koffice:nodeTypes="cccccccccccccccc"/>
          <draw:path draw:style-name="gr2" draw:id="shape47" draw:name="path5193" draw:layer="" svg:width="6.98184947674pt" svg:height="2.43942012697pt" svg:x="116.94995190919pt" svg:y="53.78889245996pt" svg:viewBox="0 0 7 2" svg:d="M6.82668 0.368787C6.67533 0.402273 5.7793 0.56827 4.8179 0.56827C3.85682 0.56827 2.60449 0.346699 1.9994 0.203127C1.39464 0.0588554 1.14619 -0.0519296 1.05989 0.0253787C0.973594 0.102687 0.768646 0.213826 0.530645 0.235216C0.29299 0.257304 0.271415 0.279746 0.433897 0.390876C0.595368 0.500971 1.52443 0.999677 2.05401 1.09942C2.58291 1.19881 2.87451 1.14394 2.86373 1.19881C2.85259 1.25438 2.85259 1.30925 2.48549 1.29821C2.11839 1.28752 1.18933 1.01107 0.811449 0.866459C0.433897 0.722886 0.0229726 0.578624 0.0229726 0.589668C0.0229726 0.600713 -0.16041 1.27681 0.509071 1.54256C1.17821 1.80831 2.31256 2.4278 3.44657 2.4392C4.58058 2.4506 6.21113 2.01815 6.67533 1.22159C7.13985 0.424352 6.9777 0.336 6.82668 0.368787Z" koffice:nodeTypes="ccccccccccccccc"/>
          <draw:path draw:style-name="gr2" draw:id="shape48" draw:name="path5195" draw:layer="" svg:width="6.10401011212pt" svg:height="3.10816278576pt" svg:x="118.72810400000pt" svg:y="51.20406923333pt" svg:viewBox="0 0 6 3" svg:d="M5.87806 0.0101161C5.64636 0.0556928 4.92558 0.445269 3.78457 0.61863C2.64329 0.790046 1.41591 0.583525 1.41591 0.583525C1.41591 0.583525 0.926825 0.997256 0.746779 1.07673C0.566434 1.15781 0.454668 1.2723 0.720782 1.3985C0.986916 1.52434 1.81042 1.7312 2.23968 1.66224C2.66894 1.59333 2.90036 1.67351 2.35991 1.80017C1.81888 1.92638 1.33009 1.84614 0.909292 1.76586C0.489077 1.68558 0.248334 1.62795 0.248334 1.62795C0.248334 1.62795 0.274331 2.09855 0.137151 2.37359C0 2.64862 0 2.71759 0 2.71759C0 2.71759 0.377312 3.11922 1.38991 3.10793C2.40223 3.09666 3.29488 2.92444 3.94709 2.672C4.5993 2.41994 5.37174 1.88079 5.76628 1.05372C6.1611 0.228216 6.10069 0.091087 6.10069 0.091087C6.10069 0.091087 6.10943 -0.0359094 5.87805 0.0100064Z" koffice:nodeTypes="ccccccccccccccccc"/>
          <draw:path draw:style-name="gr2" draw:id="shape49" draw:name="path5197" draw:layer="" svg:width="6.83140451148pt" svg:height="3.20815174864pt" svg:x="119.86812800000pt" svg:y="47.57781931961pt" svg:viewBox="0 0 7 3" svg:d="M6.6358 0.0814361C6.39963 0.254388 5.51918 0.715884 4.34823 1.10322C3.17666 1.49054 2.65061 1.68058 1.99676 1.74635C1.34322 1.81155 1.29752 1.83674 1.15273 1.92742C1.00702 2.0181 0.762212 2.12529 0.490236 2.16642C0.218259 2.20783 0 2.26521 0 2.26521C0 2.26521 0.317356 2.33966 0.408423 2.38891C0.498881 2.43871 0.789375 2.38891 1.30709 2.32314C1.82419 2.25709 3.05009 2.1418 3.34059 2.04272C3.63078 1.94393 3.78514 1.86976 3.7944 1.91931C3.80365 1.96881 3.47705 2.10066 2.98649 2.19945C2.49656 2.29852 2.45119 2.35617 1.65224 2.44685C0.853279 2.53752 0.608165 2.60357 0.608165 2.60357C0.608165 2.60357 0.789683 2.75162 0.726403 2.94948C0.662783 3.14763 0.617119 3.20528 0.617119 3.20528C0.617119 3.20528 2.28756 3.27076 3.77587 2.77681C5.26512 2.28172 5.5556 2.01026 6.14587 1.38336C6.73582 0.75703 6.72687 0.477162 6.79015 0.254388C6.85346 0.03218 6.87197 -0.0915225 6.6358 0.0814361Z" koffice:nodeTypes="ccccccccccccccccccc"/>
          <draw:path draw:style-name="gr2" draw:id="shape50" draw:name="path5199" draw:layer="" svg:width="6.03901142896pt" svg:height="4.06584089769pt" svg:x="121.00877009497pt" svg:y="44.30151811573pt" svg:viewBox="0 0 6 4" svg:d="M5.8626 0.0820401C5.70006 0.196174 5.28296 0.491778 4.86702 0.780903C4.64962 0.932229 4.44905 1.07961 4.24036 1.19403C3.63517 1.5257 3.02882 1.76664 2.30318 1.9825C1.57782 2.19836 1.13402 2.27275 1.13402 2.27275C1.13402 2.27275 0.869304 2.67094 0.681503 2.77915C0.493709 2.88708 0.143661 3.05277 0.544505 2.97049C0.945925 2.88708 1.6797 2.79577 2.31159 2.56357C2.9432 2.33136 3.24245 2.12368 3.259 2.17327C3.27586 2.22312 3.0712 2.40577 2.38851 2.65459C1.70525 2.9037 1.20252 2.97866 0.707339 3.10294C0.211867 3.22721 0.194747 3.23566 0.126534 3.23566C0.058618 3.23566 -0.138181 3.29345 0.160789 3.31063C0.459179 3.32722 0.592982 3.32924 0.673099 3.53465C0.739529 3.70599 0.595308 3.98723 0.664405 4.06584C0.972656 4.02833 2.42278 3.71755 3.66044 2.87101C4.8981 2.0242 5.02582 1.85823 5.41854 1.31069C5.81155 0.763438 5.98164 0.264931 6.00718 0.157002C6.03303 0.0487904 6.10993 -0.0921075 5.86263 0.0820401Z" koffice:nodeTypes="cccccccccccccccccccc"/>
          <draw:path draw:style-name="gr2" draw:id="shape51" draw:name="path5201" draw:layer="" svg:width="5.75156089813pt" svg:height="5.87581851042pt" svg:x="121.93528800000pt" svg:y="40.89667004739pt" svg:viewBox="0 0 6 6" svg:d="M0.413952 4.7172C0.532265 4.83712 0.552042 5.02649 0.552042 5.02649C0.552042 5.02649 1.41911 4.50784 1.99057 4.14841C2.56236 3.78931 3.13449 3.44987 3.26252 3.34012C3.39054 3.23102 3.63689 3.2107 3.22296 3.50034C2.80936 3.78965 2.18864 4.23818 1.62657 4.56746C1.0645 4.89674 0.561755 5.18638 0.561755 5.18638C0.561755 5.18638 0.531896 5.57495 0.493027 5.69487C0.453473 5.81479 0.433395 5.93438 0.640495 5.84427C0.84763 5.75416 2.05958 5.4059 3.46929 4.27816C4.87865 3.15075 5.49972 1.73402 5.64718 1.05548C5.79467 0.37693 5.74572 0.27699 5.73601 0.127599C5.72631 -0.0218003 5.66694 -0.0421197 5.57814 0.0778195C5.48933 0.197741 4.14867 1.67441 3.45923 2.26286C2.76912 2.85129 1.83301 3.54948 1.31082 3.79881C0.788307 4.04848 0.325447 4.19788 0.23629 4.33814C0.147811 4.4777 0 4.62744 0 4.62744C0 4.62744 0.295614 4.59726 0.413926 4.71721Z" koffice:nodeTypes="ccccccccccccccccccc"/>
          <draw:path draw:style-name="gr2" draw:id="shape52" draw:name="path5203" draw:layer="" svg:width="5.77526477227pt" svg:height="2.50433235861pt" svg:x="115.08906400000pt" svg:y="55.35655200000pt" svg:viewBox="0 0 6 3" svg:d="M1.72886 7.3093e-06C1.72886 7.3093e-06 1.3162 0.155615 0.992739 0.164752C0.668062 0.173596 0.481654 0.192161 0.481654 0.192161C0.481654 0.192161 1.26745 0.833443 1.66019 0.980195C2.05294 1.12667 2.10199 1.17264 2.25958 1.25487C2.41655 1.33767 2.46591 1.41076 2.2792 1.35566C2.09218 1.30084 1.9447 1.22774 1.65038 1.11754C1.35544 1.00732 1.11017 0.852001 0.894019 0.714666C0.677873 0.577332 0.599385 0.522227 0.599385 0.522227C0.599385 0.522227 0.687684 1.04444 0.39305 1.21832C0.0984154 1.39248 0 1.45644 0 1.45644C0 1.45644 0.963002 2.00664 2.36689 2.31814C3.7717 2.62935 4.48881 2.50144 5.00909 2.29044C5.63791 2.07973 5.77526 1.45643 5.77526 1.45643C5.77526 1.45643 4.66602 1.31968 3.35902 0.796889C2.05262 0.274669 1.72886 0 1.72886 0Z" koffice:nodeTypes="ccccccccccccccccc"/>
          <draw:path draw:style-name="gr2" draw:id="shape53" draw:name="path5205" draw:layer="" svg:width="5.22023773406pt" svg:height="2.37647863975pt" svg:x="113.31419349196pt" svg:y="57.14151530524pt" svg:viewBox="0 0 5 2" svg:d="M0.668182 0.0172851C0.452961 0.0887655 0.452961 0.0887655 0.452961 0.0887655C0.452961 0.0887655 1.26081 0.820267 1.81354 1.07921C2.36626 1.33815 2.16158 1.35567 1.58875 1.1062C1.01559 0.856708 0.71959 0.553264 0.514595 0.392495C0.309919 0.231734 0.238394 0.196132 0.238394 0.196132C0.238394 0.196132 -0.0882594 0.544086 0.0231726 1.04445C0.136215 1.5437 0.811551 2.32026 2.67312 2.37366C4.53468 2.42706 5.22024 1.70446 5.22024 1.70446C5.22024 1.70446 4.3201 1.67719 2.78583 0.874231C1.2506 0.0706942 0.883076 -0.0541882 0.668182 0.0172922Z" koffice:nodeTypes="cccccccccccc"/>
          <draw:path draw:style-name="gr2" draw:id="shape54" draw:name="path5207" draw:layer="" svg:width="4.19425020679pt" svg:height="3.46890970883pt" svg:x="109.89206829760pt" svg:y="57.66249600000pt" svg:viewBox="0 0 4 3" svg:d="M3.25609 1.71412C3.01796 1.39052 2.88973 1.22923 2.79757 1.04575C2.70541 0.862274 2.77009 0.829343 2.44925 0.862274C2.12812 0.894533 1.77979 0.88378 1.77979 0.88378C1.77979 0.88378 1.50474 0.840423 1.69736 1.09951C1.88999 1.35793 2.147 1.73597 2.43093 1.94028C2.71485 2.14492 3.00851 2.27429 2.98075 2.33915C2.95327 2.40367 2.49504 2.24271 2.20167 1.99472C1.90801 1.74672 1.62352 1.28299 1.49558 1.08876C1.36679 0.894869 1.33931 0.808508 1.33931 0.808508C1.33931 0.808508 0.678727 0.689888 0.431724 0.49566C0.184434 0.301768 0.000399054 0 0.000399054 0C0.000399054 0 -0.0453953 0.938217 0.844159 2.0804C1.18418 2.51826 1.51819 2.8674 1.84219 3.08784C2.36424 3.44169 2.86168 3.50956 3.31991 3.44942C4.06236 3.35297 4.14479 3.19066 4.14479 3.19066C4.14479 3.19066 4.28218 3.11505 4.099 2.85632C3.82308 2.46617 3.54745 2.10863 3.25609 1.71412Z" koffice:nodeTypes="cccccccccccccccccc"/>
          <draw:path draw:style-name="gr2" draw:id="shape55" draw:name="path5209" draw:layer="" svg:width="2.10337452017pt" svg:height="2.84813446113pt" svg:x="108.94000000000pt" svg:y="58.34375200000pt" svg:viewBox="0 0 2 3" svg:d="M0.731326 0C0.648636 0.340114 0.535509 0.655557 0.398352 0.949089C0.450941 1.01823 0.522055 1.11716 0.587753 1.22129C0.711136 1.41709 0.854708 1.83697 0.854708 1.83697C0.854708 1.83697 0.741581 1.72919 0.536477 1.47524C0.42591 1.33822 0.326886 1.26362 0.259267 1.22404C0.179113 1.37141 0.0922967 1.51238 0 1.64849C0.0743296 1.99409 0.226254 2.4222 0.752156 2.66731C1.296 2.92155 1.77896 2.88227 2.0254 2.70629C2.27216 2.5309 1.89208 2.29614 1.46073 1.6421C1.10724 1.1056 0.822974 0.281037 0.731326 0Z" koffice:nodeTypes="ccccccccccc"/>
          <draw:ellipse draw:style-name="gr2" draw:id="shape56" draw:name="ellipse5211" draw:layer="" svg:width="1.90560000000pt" svg:height="1.74720000000pt" draw:transform="matrix(0.39062500000 0.00000000000 0.00000000000 0.39062500000 109.19844062500pt 32.70625000000pt)" draw:kind="full"/>
          <draw:path draw:style-name="gr2" draw:id="shape57" draw:name="path5213" draw:layer="" svg:width="6.57314588070pt" svg:height="1.89912569665pt" svg:x="104.34758940827pt" svg:y="31.29265259440pt" svg:viewBox="0 0 7 2" svg:d="M0.727014 1.5267C0.929808 1.63328 1.14044 1.74139 1.35241 1.79834C2.11058 2.00083 2.89821 1.87536 3.49416 1.62446C4.25692 1.24746 4.88493 0.995932 5.34874 0.953901C5.74091 0.918898 5.93225 1.07541 6.28844 1.08332C6.40423 1.08644 6.50301 1.06048 6.54521 0.981919C6.61982 0.842447 6.57468 0.493171 6.03659 0.213315C5.4982 -0.0656203 4.69063 -0.0519155 3.97236 0.144168C3.2544 0.339363 2.8354 0.604602 2.55149 0.800101C2.26726 0.995601 1.93036 1.29646 1.84892 1.23343C1.76677 1.16981 2.01312 1.02362 2.14788 0.89785C2.28199 0.772083 2.34248 0.730057 2.34248 0.730057C1.55421 0.780339 0.708048 0.533342 0.023783 0.0735241C0.023783 0.0741321 -0.200272 1.03762 0.727014 1.52668Z" koffice:nodeTypes="ccccccccccccccc"/>
          <draw:path draw:style-name="gr2" draw:id="shape58" draw:name="path5215" draw:layer="" svg:width="12.91835347889pt" svg:height="11.18883804480pt" svg:x="100.45712306026pt" svg:y="32.24249341070pt" svg:viewBox="0 0 13 11" svg:d="M12.1773 0.159797C11.6783 -0.0715399 11.1798 -0.0428568 10.5677 0.188763C9.95492 0.4201 9.65524 0.60794 9.65524 0.60794C9.65524 0.60794 9.74121 1.14247 9.37113 1.38831C9.00073 1.63445 8.63066 1.48979 8.53065 1.24395C8.43066 0.998119 8.40262 0.86796 8.40262 0.86796C8.40262 0.86796 7.81853 1.20047 7.02042 1.34512C6.5684 1.42707 5.73136 1.51816 5.19742 1.30163C5.19742 1.30163 4.7127 1.7788 4.35695 2.06782C4.00088 2.35683 3.61615 2.60235 3.61615 2.60235C3.61615 2.60235 3.65882 2.71833 3.82986 2.776C4.00119 2.83369 4.05758 2.86267 3.94419 3.05052C3.82986 3.23836 3.00372 3.99036 2.64797 4.25005C2.29158 4.51039 1.76481 4.71305 1.76481 4.71305C1.76481 4.71305 1.93522 5.03105 2.17757 5.13222C2.41962 5.23371 2.46261 5.39256 2.36293 5.56621C2.26292 5.73956 1.40844 6.6939 1.05206 7.02609C0.696305 7.35828 0.425599 7.40177 0.26859 7.44527C0.112211 7.48876 -0.172515 7.64792 0.141184 8.00912C0.45426 8.37061 1.19473 8.50109 1.93552 8.28394C2.67631 8.06679 3.38843 7.18493 3.38843 7.18493C3.38843 7.18493 3.23144 8.45729 3.23144 9.04981C3.23144 9.64233 3.30273 10.3218 3.40277 10.6688C3.50245 11.0159 3.60183 11.1888 3.60183 11.1888C3.60183 11.1888 4.10057 10.9002 4.44262 10.0183C4.78466 9.13647 4.87002 8.64481 4.87002 8.38479C4.87002 8.12478 4.88405 7.9798 5.11207 8.11028C5.33979 8.24045 5.51081 8.3413 5.59647 8.35579C5.68152 8.37032 5.73884 8.37032 5.73884 8.37032C5.73884 8.37032 5.59647 7.73431 5.59647 7.25714C5.59647 6.77997 5.75317 5.73959 5.95254 5.55142C6.15253 5.36358 6.1896 5.62235 6.20892 5.73959C6.24975 5.98448 6.45502 6.28325 6.75034 6.3756C6.84721 5.6734 6.99799 5.09695 7.57585 4.48174C7.68083 4.3708 7.74689 4.22204 8.10325 4.36607C8.62878 4.57912 9.30384 4.71402 9.83187 4.506C10.3605 4.29768 10.7421 3.74675 10.6241 3.68688C10.596 3.67203 9.81286 4.07706 9.2001 3.8744C8.58766 3.67206 8.30231 3.46972 8.65901 3.09372C9.01507 2.71803 9.17144 2.67486 9.88388 2.0817C10.5963 1.4895 11.1658 1.18568 11.7929 1.28716C12.4196 1.38801 12.5334 1.76401 12.5904 1.83619C12.6474 1.90865 12.9184 2.12552 12.9184 1.60548C12.9181 1.0845 12.6757 0.390811 12.1773 0.159789Z" koffice:nodeTypes="ccccccccccccccccccccccccccccccccccccccccccccc"/>
          <draw:path draw:style-name="gr2" draw:id="shape59" draw:name="path5217" draw:layer="" svg:width="1.38283017984pt" svg:height="1.79643357672pt" svg:x="104.96344000000pt" svg:y="41.88656000000pt" svg:viewBox="0 0 1 2" svg:d="M1.17409 0.90723C1.02858 0.668901 0.763625 0 0.763625 0C0.763625 0 0.73973 0.164612 0.587234 0.641259C0.434363 1.11749 0 1.79643 0 1.79643C0 1.79643 0.345424 1.71387 0.731649 1.57656C1.11751 1.43916 1.38283 1.18283 1.38283 1.18283C1.38283 1.18283 1.31848 1.14552 1.17409 0.90723Z" koffice:nodeTypes="ccccccc"/>
          <draw:path draw:style-name="gr2" draw:id="shape60" draw:name="path5219" draw:layer="" svg:width="3.54733958987pt" svg:height="2.66157101464pt" svg:x="100.46282853185pt" svg:y="40.62781600000pt" svg:viewBox="0 0 4 3" svg:d="M3.21327 0C3.21327 0 2.98966 0.489792 2.4915 0.91512C1.99299 1.34016 1.62123 1.28864 1.62123 1.28864C1.62123 1.28864 1.67291 1.27568 2.04498 1.05023C2.41708 0.824463 2.78849 0.167773 2.78849 0.167773C2.38003 0.380583 1.44011 0.582212 0.944322 0.496265C0.944322 0.496265 0.869596 0.644317 0.750973 0.908647C0.631698 1.17267 0.282363 1.66247 0.0964869 1.87528C-0.0900681 2.08779 0.0513379 2.11988 0.0513379 2.11988C0.0513379 2.11988 0.140705 2.20995 1.31579 2.4937C2.4912 2.77686 3.54734 2.61615 3.54734 2.61615C3.54734 2.61615 3.50245 2.52549 3.30166 1.83024C3.10083 1.13411 3.21331 0 3.21331 0Z" koffice:nodeTypes="cccccccccccccc"/>
          <draw:ellipse draw:style-name="gr2" draw:id="shape61" draw:name="ellipse5221" draw:layer="" svg:width="1.90720000000pt" svg:height="1.74720000000pt" draw:transform="matrix(0.39062500000 0.00000000000 0.00000000000 0.39062500000 90.04625000000pt 32.70625000000pt)" draw:kind="full"/>
          <draw:path draw:style-name="gr2" draw:id="shape62" draw:name="path5223" draw:layer="" svg:width="6.57174552260pt" svg:height="1.89829999907pt" svg:x="89.36249584252pt" svg:y="31.29308037901pt" svg:viewBox="0 0 7 2" svg:d="M0.284213 1.08268C0.640043 1.07473 0.831363 0.917963 1.22415 0.953277C1.68758 0.995286 2.31552 1.24678 3.07821 1.62368C3.67441 1.87454 4.46163 1.99998 5.21973 1.79753C5.43199 1.74063 5.64195 1.63251 5.84506 1.52596C6.77224 1.037 6.54788 0.0734185 6.54788 0.0734185C5.8637 0.532833 5.01794 0.779745 4.23008 0.729809C4.23008 0.729809 4.28994 0.771818 4.42434 0.897566C4.55909 1.02331 4.80536 1.16944 4.72359 1.23307C4.64213 1.29612 4.30497 0.995296 4.02076 0.799838C3.73656 0.604077 3.31793 0.338896 2.60006 0.144048C1.88218 -0.0520172 1.07469 -0.065415 0.536367 0.21318C-0.00195903 0.492975 -0.0467602 0.842174 0.0281317 0.981618C0.0693244 1.05986 0.168438 1.08543 0.284213 1.0827Z" koffice:nodeTypes="ccccccccccccccc"/>
          <draw:path draw:style-name="gr2" draw:id="shape63" draw:name="path5225" draw:layer="" svg:width="12.91772548292pt" svg:height="11.18876015663pt" svg:x="86.57406400000pt" svg:y="32.24197880068pt" svg:viewBox="0 0 13 11" svg:d="M12.6482 7.44514C12.4915 7.40166 12.2211 7.35847 11.8651 7.02596C11.5087 6.69378 10.6542 5.73945 10.5542 5.5661C10.4546 5.39244 10.4972 5.23359 10.7397 5.13212C10.9817 5.03126 11.1526 4.71293 11.1526 4.71293C11.1526 4.71293 10.6259 4.51029 10.2698 4.24995C9.91348 3.99025 9.08736 3.23827 8.97334 3.05041C8.85933 2.86257 8.91632 2.83358 9.08736 2.77591C9.25868 2.7179 9.30137 2.60225 9.30137 2.60225C9.30137 2.60225 8.91665 2.35673 8.5609 2.06772C8.20453 1.77871 7.72045 1.30154 7.72045 1.30154C7.18684 1.51839 6.3495 1.42698 5.89719 1.34503C5.09941 1.20068 4.51564 0.867859 4.51564 0.867859C4.51564 0.867859 4.48701 0.998026 4.3873 1.24386C4.28762 1.48938 3.91723 1.63435 3.54684 1.38821C3.17646 1.14269 3.26181 0.607849 3.26181 0.607849C3.26181 0.607849 2.96276 0.42001 2.35034 0.188675C1.73791 -0.04266 1.2395 -0.0716576 0.740765 0.15971C0.242038 0.39073 0 1.08474 0 1.6054C0 2.12542 0.27101 1.9089 0.32771 1.83609C0.384729 1.76396 0.498726 1.38792 1.12548 1.28707C1.75224 1.18558 2.322 1.48941 3.0341 2.08161C3.74621 2.67476 3.9029 2.71794 4.25896 3.09362C4.61502 3.46961 4.33033 3.67164 3.71787 3.8743C3.10544 4.07695 2.322 3.67196 2.29333 3.68677C2.17558 3.74632 2.55749 4.29757 3.08581 4.50589C3.61413 4.7139 4.28948 4.57899 4.81469 4.36596C5.17074 4.22161 5.2371 4.3708 5.34146 4.48163C5.91993 5.09684 6.07039 5.67328 6.16757 6.37549C6.4632 6.28345 6.66786 5.98467 6.70898 5.73947C6.7286 5.6219 6.766 5.36347 6.96535 5.55131C7.16472 5.73947 7.32141 6.77984 7.32141 7.25701C7.32141 7.73417 7.17873 8.37018 7.17873 8.37018C7.17873 8.37018 7.23575 8.37018 7.32141 8.35566C7.40707 8.34113 7.57778 8.24 7.8058 8.11015C8.03352 7.97967 8.04785 8.12467 8.04785 8.38466C8.04785 8.64467 8.1332 9.13634 8.47523 10.0182C8.81727 10.9 9.31569 11.1888 9.31569 11.1888C9.31569 11.1888 9.41568 11.0154 9.51537 10.6687C9.61474 10.3217 9.68638 9.6425 9.68638 9.04966C9.68638 8.45683 9.5297 7.18481 9.5297 7.18481C9.5297 7.18481 10.2421 8.06665 10.9826 8.28381C11.7233 8.50064 12.4642 8.37047 12.7775 8.00898C13.09 7.64779 12.8049 7.48895 12.6482 7.44514Z" koffice:nodeTypes="cccccccccccccccccccccccccccccccccccccccccccc"/>
          <draw:path draw:style-name="gr2" draw:id="shape64" draw:name="path5227" draw:layer="" svg:width="1.38429343360pt" svg:height="1.79643357672pt" svg:x="93.85000000000pt" svg:y="41.88656000000pt" svg:viewBox="0 0 1 2" svg:d="M0.619529 0C0.619529 0 0.354069 0.668901 0.209211 0.90723C0.0643437 1.14555 0 1.18283 0 1.18283C0 1.18283 0.26546 1.43916 0.65189 1.57656C1.03832 1.71434 1.38429 1.79643 1.38429 1.79643C1.38429 1.79643 0.949333 1.11749 0.796748 0.641259C0.643795 0.164612 0.619529 0 0.619529 0Z" koffice:nodeTypes="ccccccc"/>
          <draw:path draw:style-name="gr2" draw:id="shape65" draw:name="path5229" draw:layer="" svg:width="3.54592021866pt" svg:height="2.66064334495pt" svg:x="96.26437600000pt" svg:y="40.62749600000pt" svg:viewBox="0 0 4 3" svg:d="M2.7961 0.908489C2.67685 0.644507 2.60279 0.496186 2.60279 0.496186C2.1071 0.582118 1.16669 0.380525 0.758308 0.167751C0.758308 0.167751 1.13034 0.824327 1.50201 1.05004C1.87404 1.27548 1.92602 1.28843 1.92602 1.28843C1.92602 1.28843 1.55434 1.34019 1.05593 0.914968C0.557866 0.489707 0.334645 0 0.334645 0C0.334645 0 0.446085 1.13392 0.245295 1.82934C0.044505 2.52476 0 2.61511 0 2.61511C0 2.61511 1.05559 2.77609 2.23076 2.49268C3.40561 2.20898 3.49463 2.11892 3.49463 2.11892C3.49463 2.11892 3.63561 2.08683 3.4501 1.87437C3.26424 1.66218 2.91498 1.17247 2.79608 0.908489Z" koffice:nodeTypes="cccccccccccccc"/>
          <draw:path draw:style-name="gr2" draw:id="shape66" draw:name="path5231" draw:layer="" svg:width="10.61794426572pt" svg:height="7.25222893337pt" svg:x="94.84862845600pt" svg:y="63.91906400000pt" svg:viewBox="0 0 11 7" svg:d="M0.203313 4.53C0.438062 4.60228 0.876639 4.44341 1.09593 4.19734C1.31489 3.95129 1.39347 3.57461 1.54997 3.358C1.70646 3.1408 1.82013 2.97983 1.82013 2.97983C1.82013 2.97983 1.78666 3.33747 1.57894 3.8168C1.3809 4.27382 1.34645 4.89894 1.39347 5.16672C1.48749 5.702 1.86327 5.78888 2.08257 5.71628C2.24904 5.66151 2.50118 5.42439 2.73271 5.06854C2.80583 4.95577 2.857 4.79986 2.92849 4.6746C3.07725 4.41426 3.21025 3.98758 3.27594 3.99949C3.42084 4.02569 3.32812 4.32708 3.27347 4.5297C3.16367 4.93465 2.94469 5.52823 2.92891 5.89004C2.91317 6.25184 2.96049 6.90285 3.35171 6.93201C3.74328 6.96088 3.9468 6.64221 4.16575 5.90432C4.38505 5.16672 4.43239 4.93465 4.52609 4.93465C4.62011 4.93465 4.62011 5.44106 4.62011 5.65826C4.62011 5.73298 4.62341 5.93853 4.65523 6.14533C4.71607 6.54075 4.84103 7.01561 4.96468 7.12005C5.15241 7.27924 5.30924 7.25008 5.30924 7.25008C5.30924 7.25008 5.46541 7.27956 5.65378 7.12005C5.84153 6.96088 5.99802 5.87516 5.99802 5.65826C5.99802 5.44135 5.99802 4.93465 6.09172 4.93465C6.18639 4.93465 6.23276 5.16643 6.45205 5.90432C6.67166 6.64221 6.87484 6.96088 7.26641 6.93201C7.65797 6.90284 7.70531 6.25184 7.68954 5.89004C7.67379 5.52823 7.45479 4.93465 7.34466 4.5297C7.23486 4.12445 7.39165 4.15331 7.68954 4.67431C7.78227 4.83705 7.87856 5.03641 7.97291 5.17566C8.18157 5.48241 8.38443 5.66629 8.53513 5.71597C8.75411 5.78856 9.13022 5.70165 9.22423 5.16643C9.31826 4.63056 8.87969 3.09676 8.87969 3.09676C8.87969 3.09676 8.91126 3.14018 9.06774 3.35741C9.22423 3.57431 9.30248 3.9507 9.5221 4.19675C9.74106 4.44282 10.18 4.6017 10.4147 4.5294C10.6494 4.45711 10.6811 4.05156 10.5085 3.32795C10.3362 2.60434 9.63125 2.19939 9.13022 1.62038C8.66909 1.08838 8.31391 0.151745 8.26046 0.00505765C7.62965 0.293664 7.07643 0.621253 6.57667 1.10356C5.54011 2.10269 5.31503 2.35232 5.31503 2.35232C5.31503 2.35232 5.08963 2.10269 4.05339 1.10356C3.55009 0.618282 2.99366 0.290099 2.358 0C2.29939 0.123478 1.86855 1.01787 1.40292 1.55612C1.1714 1.8236 0.852288 2.02563 0.625592 2.2824C0.362189 2.58083 0.201829 2.93877 0.10909 3.32765C-0.0628612 4.05185 -0.0316267 4.4574 0.203436 4.53Z" koffice:nodeTypes="cccccccccccccccccccccccccccccccccccccccccccccc"/>
          <draw:path draw:style-name="gr2" draw:id="shape67" draw:name="path5233" draw:layer="" svg:width="11.91110491252pt" svg:height="6.16935987454pt" svg:x="94.28113134635pt" svg:y="68.72875200000pt" svg:viewBox="0 0 12 6" svg:d="M0.768211 2.36898C1.07453 2.12579 1.23225 1.99171 1.23225 1.99171C1.23225 1.99171 1.455 1.82448 1.39939 2.1428C1.34344 2.46082 1.22282 3.11415 1.29728 3.39844C1.37146 3.6833 1.4085 3.92592 1.79839 3.71645C2.18829 3.50728 2.28098 3.38142 2.46665 3.20599C2.65201 3.02996 2.84711 2.95515 2.80062 3.23122C2.75375 3.50728 2.61493 3.92593 2.67997 4.48686C2.74499 5.0475 3.05134 5.13111 3.45001 4.65408C3.84933 4.17706 4.09029 3.74198 4.21094 3.50728C4.33158 3.27288 4.57287 3.07221 4.57287 3.50728C4.57287 4.44373 4.8109 5.80587 5.95523 6.16936C7.1002 5.80587 7.33825 4.44373 7.33825 3.50728C7.33825 3.07221 7.57887 3.27288 7.6992 3.50728C7.82017 3.74198 8.06113 4.17706 8.46045 4.65408C8.85946 5.13111 9.16577 5.0475 9.23049 4.48686C9.29517 3.92593 9.15607 3.50728 9.10984 3.23122C9.06364 2.95516 9.25846 3.02996 9.44413 3.20599C9.62949 3.38171 9.72185 3.50728 10.1121 3.71645C10.502 3.92592 10.539 3.68333 10.6132 3.39844C10.6874 3.11386 10.5667 2.46082 10.5114 2.1428C10.4554 1.82448 10.6782 1.99171 10.6782 1.99171C10.6782 1.99171 10.8359 2.12579 11.1425 2.36898C11.4483 2.61161 11.8687 2.62628 11.8687 2.62628C11.8687 2.62628 12.0654 1.64318 11.6115 1.05614C11.1575 0.469105 10.9907 0.278116 10.9907 0.278116C10.9907 0.278116 10.7338 0.264598 10.5371 0.196561C10.3407 0.128217 10.1495 0 10.1495 0C10.1495 0 10.1495 0.301293 10.1495 0.401331C10.1495 0.501963 10.1495 0.543916 10.1495 0.543916C10.1495 0.543916 10.7058 1.02094 10.8359 1.16322C10.9653 1.30493 11.2255 1.54813 10.8454 1.31373C10.4649 1.07932 10.1491 0.844916 10.1491 0.844916C10.1491 0.844916 10.0747 1.33896 9.91693 1.46452C9.75954 1.58978 9.53646 1.60622 9.44411 1.57306C9.35144 1.53934 9.35144 1.53934 9.35144 1.53934L9.32347 1.73239C9.32347 1.73239 9.66654 2.31004 9.71271 2.54445C9.75949 2.77885 9.68474 2.75332 9.52736 2.45203C9.36965 2.15132 9.06364 1.76583 8.92446 1.55665C8.78529 1.34748 8.58107 1.2049 8.59961 1.47305C8.61851 1.74089 8.49782 2.22613 8.39539 2.40186C8.2936 2.57789 8.22858 2.63627 8.22858 2.63627C8.22858 2.63627 8.44157 3.31484 8.46954 3.44011C8.49784 3.56568 8.47861 3.70796 8.35832 3.54867C8.23767 3.38965 7.89395 2.72017 7.89395 2.72017C7.89395 2.72017 7.43935 2.70342 7.3096 2.5861C7.17985 2.46875 6.97563 2.01755 6.97563 2.01755C6.97563 2.01755 6.78963 2.59372 6.63549 2.77885C6.48167 2.96367 6.12333 3.1482 6.12333 3.1482C6.12333 3.1482 6.0976 4.15037 6.07263 4.32757C6.04657 4.50476 6.0385 4.58163 5.95524 4.58163C5.87233 4.58163 5.86353 4.50447 5.83784 4.32757C5.81278 4.15037 5.78714 3.1482 5.78714 3.1482C5.78714 3.1482 5.42815 2.96367 5.27434 2.77885C5.12084 2.59372 4.93452 2.01755 4.93452 2.01755C4.93452 2.01755 4.73062 2.46875 4.60055 2.5861C4.47079 2.70345 4.01619 2.72017 4.01619 2.72017C4.01619 2.72017 3.6728 3.38965 3.55216 3.54867C3.43152 3.70796 3.41297 3.56564 3.44094 3.44011C3.46891 3.31455 3.68224 2.63627 3.68224 2.63627C3.68224 2.63627 3.61722 2.57791 3.51508 2.40186C3.41297 2.22613 3.29234 1.74089 3.3112 1.47305C3.32943 1.2049 3.12519 1.34748 2.98601 1.55665C2.84683 1.76583 2.54083 2.15102 2.38312 2.45203C2.22541 2.75332 2.15127 2.77885 2.19777 2.54445C2.2443 2.31004 2.58733 1.73239 2.58733 1.73239L2.55969 1.53934C2.55969 1.53934 2.55969 1.53934 2.46701 1.57306C2.374 1.60619 2.15159 1.58981 1.99354 1.46452C1.83583 1.33867 1.76169 0.844916 1.76169 0.844916C1.76169 0.844916 1.44625 1.07932 1.06579 1.31373C0.68533 1.54813 0.945153 1.30524 1.0752 1.16322C1.20495 1.02094 1.76135 0.543916 1.76135 0.543916C1.76135 0.543916 1.76135 0.501707 1.76135 0.401331C1.76135 0.301293 1.76135 0 1.76135 0C1.76135 0 1.57078 0.128202 1.37404 0.196561C1.1773 0.264605 0.920087 0.278116 0.920087 0.278116C0.920087 0.278116 0.753593 0.469105 0.299637 1.05614C-0.154319 1.64318 0.0424109 2.62628 0.0424109 2.62628C0.0424109 2.62628 0.461903 2.61164 0.768228 2.36898Z" koffice:nodeTypes="cccccccccccccccccccccccccccccccccccccccccccccccccccccccccccccccccccccccccccccccccc"/>
          <draw:path draw:style-name="gr2" draw:id="shape68" draw:name="path5235" draw:layer="" svg:width="5.03142850089pt" svg:height="3.75773767059pt" svg:x="90.72524647682pt" svg:y="71.36812800000pt" svg:viewBox="0 0 5 4" svg:d="M3.12359 3.34056C3.38723 3.17882 3.61606 2.99951 4.21387 2.61605C4.81168 2.23229 5.03143 1.80642 5.03143 1.80642C5.03143 1.80642 4.93457 1.80642 4.82046 1.80642C4.70603 1.80642 4.60949 1.65286 4.6007 1.4996C4.59163 1.34603 4.6007 1.03102 4.6446 0.664537C4.6885 0.298341 4.58313 0 4.58313 0C4.58313 0 4.32827 0.229587 3.94144 0.425863C3.5546 0.621828 3.39597 0.527936 3.39597 0.527936L3.29911 0.153559C3.29911 0.153559 3.13235 0.494617 2.89472 0.894426C2.6571 1.29485 2.01541 1.73827 1.55835 2.07025C1.10099 2.40281 0.599734 2.75235 0.221671 2.88017C-0.156383 3.00768 0.0636804 3.17851 0.0636804 3.17851C0.0636804 3.17851 0.441736 3.5444 1.4176 3.71493C2.39347 3.88545 2.85993 3.5023 3.12356 3.34056Z" koffice:nodeTypes="ccccccccccccccccc"/>
          <draw:path draw:style-name="gr2" draw:id="shape69" draw:name="path5237" draw:layer="" svg:width="4.48628018947pt" svg:height="4.79869916728pt" svg:x="92.50384405382pt" svg:y="72.70437600000pt" svg:viewBox="0 0 4 5" svg:d="M4.48626 1.89725C4.15709 1.85721 3.96024 1.71346 3.8966 1.29997C3.85484 1.0306 3.9135 0 3.9135 0C3.9135 0 3.80545 0.105762 3.68084 0.279642C3.55622 0.452498 3.27382 0.491175 3.27382 0.491175C3.27382 0.491175 3.23237 0.635614 3.10776 0.86631C2.98314 1.09803 2.82536 1.37734 2.50982 1.60803C2.19456 1.83942 1.82928 2.10913 1.58833 2.34017C1.34738 2.57155 1.06528 2.84127 0.74973 3.04322C0.434179 3.24551 0.151789 3.57305 0.0437433 4.11181C-0.0640067 4.6509 0.0191909 4.82444 0.384157 4.79569C0.749434 4.7666 0.791173 4.80524 1.38053 4.63174C1.97018 4.45854 2.80849 3.698 3.4227 3.24551C4.03811 2.79267 4.48628 1.89725 4.48628 1.89725Z" koffice:nodeTypes="ccccccccccccccc"/>
          <draw:path draw:style-name="gr2" draw:id="shape70" draw:name="path5239" draw:layer="" svg:width="4.28403179514pt" svg:height="5.14640996555pt" svg:x="94.33867850266pt" svg:y="73.17062400000pt" svg:viewBox="0 0 4 5" svg:d="M4.28403 1.86389C4.28403 1.86389 4.04048 1.52561 3.95139 1.14135C3.86201 0.758053 3.69192 0 3.69192 0C3.69192 0 3.61064 0.240956 3.41597 0.694957C3.221 1.15023 2.88864 1.25739 2.88864 1.25739C2.88864 1.25739 2.87213 1.45332 2.59648 1.83694C2.32053 2.22025 1.91528 2.57692 1.50104 2.84514C1.08712 3.11209 0.551689 3.47859 0.259535 3.93322C-0.0323293 4.38818 -0.0569217 4.86058 0.0813465 5.06571C0.219325 5.27051 0.41371 5.03876 0.689668 4.88721C0.965617 4.73567 1.75271 4.60187 2.83975 3.95955C3.9268 3.31753 4.28403 1.86389 4.28403 1.86389Z" koffice:nodeTypes="cccccccccccc"/>
          <draw:path draw:style-name="gr2" draw:id="shape71" draw:name="path5241" draw:layer="" svg:width="3.67710070123pt" svg:height="4.39753233429pt" svg:x="96.53084352155pt" svg:y="75.16656000000pt" svg:viewBox="0 0 4 4" svg:d="M3.25952 2.31642C3.61863 1.86305 3.6771 0.758756 3.6771 0.758756C3.6771 0.758756 3.55118 0.684631 3.37611 0.560351C3.20174 0.436671 2.86199 0 2.86199 0C2.86199 0 2.64853 0.378939 2.41569 0.733555C2.18284 1.08845 2.06591 1.21184 1.58086 1.59108C1.0958 1.9706 0.435685 2.34162 0.154062 2.74547C-0.127216 3.14932 0.028126 3.95731 0.212517 4.22928C0.396918 4.50183 0.658817 4.4104 0.930405 4.18824C1.20234 3.9658 1.28952 3.90806 1.76489 3.56166C2.24027 3.21525 2.90073 2.76979 3.2595 2.31641Z" koffice:nodeTypes="cccccccccccc"/>
          <draw:path draw:style-name="gr2" draw:id="shape72" draw:name="path5243" draw:layer="" svg:width="5.03111753310pt" svg:height="3.75773767059pt" svg:x="104.26653600000pt" svg:y="71.36844000000pt" svg:viewBox="0 0 5 4" svg:d="M4.80961 2.88017C4.43125 2.75235 3.9297 2.40281 3.47266 2.07025C3.01593 1.73827 2.37394 1.29485 2.13633 0.894426C1.89872 0.494617 1.73227 0.153559 1.73227 0.153559L1.63508 0.527936C1.63508 0.527936 1.47679 0.622131 1.09028 0.425863C0.703459 0.229587 0.448605 0 0.448605 0C0.448605 0 0.342653 0.298341 0.387135 0.664537C0.43071 1.03102 0.439778 1.34603 0.43071 1.4996C0.421963 1.65286 0.325384 1.80642 0.210965 1.80642C0.096868 1.80642 0 1.80642 0 1.80642C0 1.80642 0.219745 2.23229 0.817532 2.61605C1.41532 2.99951 1.64415 3.17852 1.90779 3.34056C2.17204 3.5023 2.63786 3.88545 3.61369 3.71493C4.58921 3.5444 4.96726 3.17852 4.96726 3.17852C4.96726 3.17852 5.18764 3.00768 4.80959 2.88017Z" koffice:nodeTypes="ccccccccccccccccc"/>
          <draw:path draw:style-name="gr2" draw:id="shape73" draw:name="path5245" draw:layer="" svg:width="4.48392867331pt" svg:height="4.79799493000pt" svg:x="102.76846400000pt" svg:y="72.70437600000pt" svg:viewBox="0 0 4 5" svg:d="M3.73465 3.04299C3.41949 2.84106 3.13687 2.57136 2.89628 2.34C2.65568 2.10897 2.2902 1.83928 1.97533 1.60791C1.66016 1.37723 1.50213 1.09795 1.37755 0.866246C1.25296 0.635567 1.21123 0.491139 1.21123 0.491139C1.21123 0.491139 0.928912 0.452412 0.804621 0.279622C0.680324 0.105412 0.572314 0 0.572314 0C0.572314 0 0.630345 1.03053 0.588905 1.29988C0.525268 1.71333 0.328779 1.85707 0 1.89711C0 1.89711 0.448039 2.79212 1.0621 3.24492C1.67617 3.69738 2.51455 4.45787 3.10375 4.63106C3.69325 4.80491 3.73467 4.76624 4.09987 4.79499C4.46475 4.82373 4.5482 4.65022 4.43989 4.11117C4.33218 3.57279 4.04985 3.24527 3.73467 3.04299Z" koffice:nodeTypes="ccccccccccccccc"/>
          <draw:path draw:style-name="gr2" draw:id="shape74" draw:name="path5247" draw:layer="" svg:width="4.28331509428pt" svg:height="5.14704102588pt" svg:x="101.04156000000pt" svg:y="73.17093600000pt" svg:viewBox="0 0 4 5" svg:d="M2.78218 2.84532C2.36828 2.57708 1.96276 2.22039 1.68713 1.83705C1.41148 1.45341 1.395 1.25747 1.395 1.25747C1.395 1.25747 1.06266 1.14999 0.867428 0.694999C0.673061 0.240654 0.591493 0 0.591493 0C0.591493 0 0.421419 0.758099 0.332336 1.14142C0.242963 1.5257 0 1.86401 0 1.86401C0 1.86401 0.35663 3.31773 1.44359 3.96011C2.53084 4.60215 3.31785 4.73627 3.59379 4.88782C3.86972 5.03938 4.06408 5.27115 4.20233 5.06633C4.34001 4.86119 4.31572 4.38845 4.02359 3.93379C3.73146 3.4788 3.19608 3.11228 2.78218 2.84532Z" koffice:nodeTypes="cccccccccccc"/>
          <draw:path draw:style-name="gr2" draw:id="shape75" draw:name="path5249" draw:layer="" svg:width="3.67564558675pt" svg:height="4.39729379294pt" svg:x="100.15593600000pt" svg:y="75.16624800000pt" svg:viewBox="0 0 4 4" svg:d="M2.09584 1.59103C1.61053 1.21181 1.49431 1.08842 1.26152 0.733535C1.02872 0.378929 0.814949 0 0.814949 0C0.814949 0 0.475619 0.43666 0.300943 0.560336C0.126257 0.68459 0 0.758736 0 0.758736C0 0.758736 0.0584441 1.86328 0.417167 2.31635C0.776562 2.77001 1.4362 3.21517 1.91147 3.56157C2.38744 3.90797 2.47391 3.9657 2.74544 4.18813C3.01733 4.41028 3.27953 4.50141 3.46354 4.22917C3.64791 3.95721 3.80253 3.14924 3.52163 2.7454C3.24007 2.34128 2.58077 1.97055 2.09582 1.59104Z" koffice:nodeTypes="cccccccccccc"/>
          <draw:path draw:style-name="gr2" draw:id="shape76" draw:name="path5251" draw:layer="" svg:width="2.31057687371pt" svg:height="3.44915098172pt" svg:x="98.69187200000pt" svg:y="77.73156000000pt" svg:viewBox="0 0 2 3" svg:d="M1.48507 0.458495C1.2377 0.152349 1.15516 0 1.15516 0C1.15516 0 1.0726 0.152349 0.825504 0.458495C0.577577 0.764062 0 1.24432 0 1.24432C0 1.24432 0.051533 2.05219 0.330204 2.48834C0.56496 2.85688 0.789571 3.19349 1.15516 3.44915C1.52073 3.19349 1.74561 2.85688 1.98038 2.48834C2.25929 2.05219 2.31058 1.24432 2.31058 1.24432C2.31058 1.24432 1.733 0.764062 1.48507 0.458495Z" koffice:nodeTypes="ccccccccc"/>
          <draw:path draw:style-name="gr5" draw:id="shape77" draw:name="path5253" draw:layer="" svg:width="1.55242267984pt" svg:height="1.89914524595pt" svg:x="122.39948567404pt" svg:y="67.37133796257pt" svg:viewBox="0 0 2 2" svg:d="M1.35972 0.223392C1.12872 0.137729 1.03071 0.000305991 1.03071 0.000305991C1.03071 0.000305991 0.931864 -0.0168927 0.854226 0.20659C0.778239 0.429246 0.481438 0.721225 0.481438 0.721225C0.481438 0.721225 0.0643312 0.893487 0.00926343 1.34051C-0.0455013 1.78667 0.152152 1.94127 0.349559 1.8896C0.54779 1.83789 1.03071 1.68331 1.23858 1.28882C1.44727 0.893487 1.4803 0.669971 1.52408 0.514941C1.56813 0.361201 1.59041 0.309947 1.35972 0.223392Z" koffice:nodeTypes="ccccccccc"/>
          <draw:path draw:style-name="gr5" draw:id="shape78" draw:name="path5255" draw:layer="" svg:width="2.10755852571pt" svg:height="2.84606083998pt" svg:x="122.64891085589pt" svg:y="62.89718400000pt" svg:viewBox="0 0 2 3" svg:d="M2.08339 2.45367C1.90856 1.59404 1.4309 0.53197 0.509894 0C0.509894 0 0.164403 1.41286 0.0620697 1.85908C-0.040584 2.30456 -0.040584 2.29001 0.253901 2.37948C0.547745 2.46824 1.49441 2.70604 1.68656 2.76569C1.87872 2.82533 2.19791 3.01843 2.08339 2.45367Z" koffice:nodeTypes="cccccc"/>
          <draw:path draw:style-name="gr5" draw:id="shape79" draw:name="path5257" draw:layer="" svg:width="2.90760261120pt" svg:height="2.10720199093pt" svg:x="118.16000000000pt" svg:y="62.23592967400pt" svg:viewBox="0 0 3 2" svg:d="M2.20862 2.09878C2.4169 2.13729 2.39259 2.04745 2.46612 1.75331C2.53968 1.4595 2.9076 0.000967255 2.9076 0.000967255C2.9076 0.000967255 1.97572 -0.0375452 1.16568 0.371459C0.355641 0.78075 0 1.53551 0 1.53551C0 1.53551 0.208891 1.62501 0.761129 1.75331C1.31275 1.8813 1.99972 2.06029 2.20862 2.09878Z" koffice:nodeTypes="ccccccc"/>
          <draw:path draw:style-name="gr5" draw:id="shape80" draw:name="path5259" draw:layer="" svg:width="3.26593208172pt" svg:height="1.89084121867pt" svg:x="117.74875200000pt" svg:y="66.13781600000pt" svg:viewBox="0 0 3 2" svg:d="M0.416499 0.0969215C0.112949 0.0364817 0 0 0 0C0 0 0.191446 0.787274 0.506858 1.22391C0.821989 1.66025 1.17128 1.87871 1.82441 1.89056C2.47754 1.9027 2.97282 1.515 3.05189 1.21206C3.13067 0.908815 3.26593 0.679104 3.26593 0.679104C3.26593 0.679104 2.08334 0.508644 1.59908 0.38771C1.1148 0.266775 0.720613 0.157393 0.416499 0.0969215Z" koffice:nodeTypes="cccccccc"/>
          <draw:path draw:style-name="gr4" draw:id="shape81" draw:name="path5261" draw:layer="" svg:width="17.57264481783pt" svg:height="20.28126137143pt" svg:x="91.36758782499pt" svg:y="43.81656000000pt" svg:viewBox="0 0 18 20" svg:d="M16.6577 6.47471C16.3193 4.48436 17.5063 2.7314 17.5063 2.7314L15.1962 0.120696C13.4163 1.08716 10.9393 0.95725 8.78646 0C6.63423 0.956943 4.15633 1.08716 2.37709 0.120696L0.0669522 2.7314C0.0669522 2.7314 1.25395 4.48436 0.91494 6.47471C0.575938 8.46476 -0.153551 11.6144 0.0288218 12.899C0.211194 14.184 1.14974 15.6704 2.11401 16.4513C3.0783 17.2323 4.51185 17.8877 5.52792 18.2402C6.54463 18.5928 7.53528 19.2731 8.00455 19.6259C8.4735 19.9785 8.78614 20.2813 8.78614 20.2813C8.78614 20.2813 9.09909 19.9788 9.56836 19.6259C10.0376 19.2731 11.028 18.5931 12.0441 18.2402C13.0608 17.8877 14.4946 17.2323 15.4586 16.4513C16.4231 15.6704 17.3614 14.1837 17.5437 12.899C17.7264 11.6144 16.9966 8.46476 16.6577 6.47471Z" koffice:nodeTypes="ccccccccccccccccc"/>
          <draw:path draw:style-name="gr4" draw:id="shape82" draw:name="path5263" draw:layer="" svg:width="1.25716614740pt" svg:height="1.65845202048pt" svg:x="101.94999200000pt" svg:y="38.47781600000pt" svg:viewBox="0 0 1 2" svg:d="M0.922421 0.609288C0.659047 1.10148 0.013383 1.57274 0.013383 1.57274L0 1.65845C0 1.65845 0.256929 1.58324 0.51361 1.34817C0.770779 1.11274 1.14613 0.577896 1.22542 0.364202C1.30396 0.149303 1.21203 0 1.21203 0C1.21203 0 1.18578 0.116706 0.922405 0.609288Z" koffice:nodeTypes="cccccccc"/>
          <draw:path draw:style-name="gr4" draw:id="shape83" draw:name="path5265" draw:layer="" svg:width="0.28924604986pt" svg:height="2.09348764137pt" svg:x="104.28718400000pt" svg:y="39.55047962692pt" svg:viewBox="0 0 0 2" svg:d="M0.124205 0.144484C0.124205 0.331919 0.0789944 1.5954 0.0789944 1.5954C0.0764129 1.65307 0.0638495 2.03709 0 2.08879C0.032269 2.09768 0.0954645 2.11465 0.114288 1.91571C0.136661 1.67972 0.289246 0.0682527 0.289246 0.0682527L0.199835 0.00583448C0.199835 0.00557385 0.124205 -0.0429506 0.124205 0.144457Z" koffice:nodeTypes="cccccccc"/>
          <draw:path draw:style-name="gr4" draw:id="shape84" draw:name="path5267" draw:layer="" svg:width="2.27588748496pt" svg:height="2.75172091908pt" svg:x="105.19781600000pt" svg:y="34.79431616419pt" svg:viewBox="0 0 2 3" svg:d="M1.98581 1.04787C1.83246 1.08679 1.4591 1.33339 1.26176 1.48124C1.06407 1.62879 0.932394 1.62879 0.745714 1.7078C0.559366 1.78651 0.625044 1.42228 0.735046 1.12688C0.844392 0.83118 1.21742 0.476224 1.50311 0.190706C1.78813 -0.0945202 1.49176 -0.0062254 1.3601 0.11169C1.22842 0.230211 0.921727 0.525612 0.559699 1.04787C0.19768 1.56983 0 2.75172 0 2.75172C0 2.75172 0.219348 2.63381 0.438364 2.49553C0.658045 2.35786 0.89906 2.23994 1.31643 1.96369C1.73346 1.68805 1.97481 1.48124 2.19382 1.26426C2.41351 1.04787 2.13946 1.00836 1.98581 1.04787Z" koffice:nodeTypes="cccccccccccc"/>
          <draw:path draw:style-name="gr4" draw:id="shape85" draw:name="path5269" draw:layer="" svg:width="1.25738030255pt" svg:height="1.65847520112pt" svg:x="96.45356867630pt" svg:y="38.47718400000pt" svg:viewBox="0 0 1 2" svg:d="M0.335142 0.610105C0.0715063 0.117923 0.0452391 0 0.0452391 0C0.0452391 0 -0.0469339 0.149716 0.031855 0.364215C0.110897 0.57791 0.486529 1.11276 0.743479 1.34819C1.00068 1.58361 1.25738 1.65848 1.25738 1.65848L1.24425 1.57276C1.24425 1.57316 0.598531 1.1023 0.335136 0.610105Z" koffice:nodeTypes="cccccccc"/>
          <draw:path draw:style-name="gr4" draw:id="shape86" draw:name="path5271" draw:layer="" svg:width="0.28890195002pt" svg:height="2.09310658042pt" svg:x="95.16468800000pt" svg:y="39.55041527735pt" svg:viewBox="0 0 0 2" svg:d="M0.209791 1.59531C0.209791 1.59531 0.16511 0.331943 0.16511 0.144525C0.16511 -0.042893 0.0891899 0.00565381 0.0891899 0.00565381L0 0.0680664C0 0.0680664 0.152348 1.67938 0.174686 1.91536C0.193649 2.11426 0.256652 2.09729 0.288902 2.08842C0.225078 2.03703 0.212479 1.65302 0.209791 1.59534Z" koffice:nodeTypes="cccccccc"/>
          <draw:path draw:style-name="gr4" draw:id="shape87" draw:name="path5273" draw:layer="" svg:width="2.27615097057pt" svg:height="2.75172091908pt" svg:x="92.65825710387pt" svg:y="34.79431616419pt" svg:viewBox="0 0 2 3" svg:d="M0.915311 0.11169C0.783633 -0.0062254 0.48759 -0.0945202 0.772965 0.190706C1.058 0.476224 1.43138 0.83118 1.54073 1.12688C1.65075 1.42228 1.71642 1.78651 1.53006 1.7078C1.34337 1.62879 1.21169 1.62879 1.01433 1.48124C0.816636 1.33339 0.443919 1.08678 0.29023 1.04787C0.136542 1.00833 -0.137491 1.04787 0.0818698 1.26426C0.301231 1.48124 0.542927 1.68835 0.959656 1.96369C1.3767 2.23964 1.61807 2.35756 1.83744 2.49553C2.05679 2.63381 2.27615 2.75172 2.27615 2.75172C2.27615 2.75172 2.07846 1.56983 1.71642 1.04787C1.35438 0.525911 1.047 0.230211 0.915311 0.11169Z" koffice:nodeTypes="cccccccccccc"/>
          <draw:path draw:style-name="gr4" draw:id="shape88" draw:name="path5275" draw:layer="" svg:width="0.24152660115pt" svg:height="1.32547604150pt" svg:x="99.86968800000pt" svg:y="68.68772257686pt" svg:viewBox="0 0 0 1" svg:d="M0.10844 1.32509C0.145 1.33229 0.1522 1.23853 0.1594 1.06415C0.1666 0.890405 0.18876 0.470405 0.23156 0.224149C0.275 -0.0224106 0.16628 -0.00772257 0.100936 0.00696543C0.035976 0.0213654 0 0.209461 0 0.318525C0 0.426965 0.02872 1.05009 0.02872 1.18041C0.02872 1.31072 0.07216 1.3179 0.1084 1.32509Z" koffice:nodeTypes="cccccccc"/>
          <draw:path draw:style-name="gr4" draw:id="shape89" draw:name="path5277" draw:layer="" svg:width="0.93416789696pt" svg:height="1.46521776261pt" svg:x="103.58687200000pt" svg:y="66.31597600000pt" svg:viewBox="0 0 1 1" svg:d="M0.768084 1.25176C0.934512 1.55321 0.971056 1.51495 0.899168 1.26463C0.826099 1.01401 0.724892 0.789595 0.565416 0.558495C0.406241 0.327395 0 0 0 0C0 0 0.108738 0.211845 0.260961 0.398273C0.413193 0.584173 0.601966 0.950078 0.768084 1.25179Z" koffice:nodeTypes="ccccccc"/>
          <draw:path draw:style-name="gr4" draw:id="shape90" draw:name="path5279" draw:layer="" svg:width="0.38943253253pt" svg:height="1.31303310753pt" svg:x="102.55561087556pt" svg:y="67.31290972374pt" svg:viewBox="0 0 0 1" svg:d="M0.100829 0.620528C0.142964 0.80891 0.362928 1.33128 0.386332 1.31254C0.409547 1.29433 0.297208 0.844862 0.222323 0.534946C0.147438 0.225272 0.0304316 -0.0114714 0.00702745 0.000429659C-0.016187 0.0128104 0.0255491 0.195144 0.0255491 0.195144C0.0255491 0.195144 0.0586984 0.431635 0.100824 0.620528Z" koffice:nodeTypes="ccccccc"/>
          <draw:path draw:style-name="gr4" draw:id="shape91" draw:name="path5281" draw:layer="" svg:width="0.41916683446pt" svg:height="1.14247992053pt" svg:x="101.19468800000pt" svg:y="68.33331439535pt" svg:viewBox="0 0 0 1" svg:d="M0.21 0.801686C0.28496 0.966998 0.375312 1.1695 0.412184 1.1395C0.450024 1.10918 0.322808 0.771686 0.3 0.674502C0.27784 0.576686 0.27032 0.359814 0.157496 0.134502C0.045312 -0.0901865 0 0.0148135 0 0.104502C0 0.194502 0.135312 0.629502 0.135312 0.629502C0.135312 0.629502 0.135312 0.636702 0.210032 0.801686Z" koffice:nodeTypes="cccccccc"/>
          <draw:path draw:style-name="gr4" draw:id="shape92" draw:name="path5283" draw:layer="" svg:width="0.93386166745pt" svg:height="1.46481508136pt" svg:x="95.44832262616pt" svg:y="66.31624800000pt" svg:viewBox="0 0 1 1" svg:d="M0.165903 1.25135C0.332597 0.949681 0.521038 0.583825 0.673245 0.398218C0.825142 0.211816 0.933862 0 0.933862 0C0.933862 0 0.527988 0.32735 0.368538 0.558418C0.209389 0.789219 0.107921 1.01387 0.0351423 1.26446C-0.0367553 1.51451 -0.000806561 1.55276 0.165903 1.25138Z" koffice:nodeTypes="ccccccc"/>
          <draw:path draw:style-name="gr4" draw:id="shape93" draw:name="path5285" draw:layer="" svg:width="0.37109692229pt" svg:height="2.19982471391pt" svg:x="96.82245442502pt" svg:y="67.45022454061pt" svg:viewBox="0 0 0 2" svg:d="M0.281582 0.93222C0.322714 0.586911 0.345736 0.357481 0.345736 0.357481C0.345736 0.357481 0.387063 0.0237658 0.364206 0.00151797C0.34135 -0.021145 0.236089 0.2087 0.162988 0.77556C0.0896964 1.34333 -0.0197656 2.16558 0.00307607 2.19895C0.0257375 2.23277 0.240465 1.27705 0.281587 0.93222Z" koffice:nodeTypes="ccccccc"/>
          <draw:path draw:style-name="gr4" draw:id="shape94" draw:name="path5287" draw:layer="" svg:width="0.41924999363pt" svg:height="1.14248386027pt" svg:x="98.38758242561pt" svg:y="68.33331439535pt" svg:viewBox="0 0 0 1" svg:d="M0.20929 0.801686C0.28425 0.636998 0.28425 0.629502 0.28425 0.629502C0.28425 0.629502 0.41925 0.194502 0.41925 0.104502C0.41925 0.0148135 0.37429 -0.0901865 0.262066 0.134502C0.14925 0.359814 0.142066 0.576686 0.11925 0.674502C0.0970896 0.771998 -0.0304384 1.1095 0.00675356 1.1395C0.0442736 1.1695 0.13425 0.96731 0.20925 0.801686Z" koffice:nodeTypes="cccccccc"/>
          <draw:path draw:style-name="gr4" draw:id="shape95" draw:name="path5289" draw:layer="" svg:width="1.54452543321pt" svg:height="1.91165099161pt" svg:x="92.76524685945pt" svg:y="73.02968800000pt" svg:viewBox="0 0 2 2" svg:d="M1.54453 0.146038L1.39018 0C1.39018 0 1.29791 0.194862 1.16692 0.413494C1.03593 0.631683 0.889277 0.71724 0.789318 0.924202C0.689355 1.13072 0.535019 1.38608 0.296369 1.58052C0.0577266 1.77495 -0.03482 1.83586 0.0115939 1.89678C0.0577125 1.95773 0.219479 1.81161 0.219479 1.81161C0.219479 1.81161 0.288657 1.79911 0.573742 1.53207C0.858791 1.26505 0.927997 1.11901 1.11281 0.863654C1.29764 0.6083 1.54453 0.145983 1.54453 0.145983Z" koffice:nodeTypes="ccccccccccc"/>
          <draw:path draw:style-name="gr4" draw:id="shape96" draw:name="path5291" draw:layer="" svg:width="2.00529588639pt" svg:height="2.01090037119pt" svg:x="94.14377672871pt" svg:y="74.47815166124pt" svg:viewBox="0 0 2 2" svg:d="M1.80142 0.47723C1.92439 0.290227 2.05581 0.165256 1.98572 0.0651067C1.91531 -0.0341579 1.8277 -0.0217923 1.71348 0.115136C1.59958 0.252506 1.27478 0.688124 1.12553 0.87557C0.976264 1.06257 0.853598 1.17513 0.704337 1.33688C0.555084 1.49908 0.230279 1.74812 0.0725671 1.87265C-0.0854495 1.99761 0.0638355 2.0109 0.0638355 2.0109C0.0638355 2.0109 0.186814 1.92275 0.318235 1.86025C0.449665 1.79819 0.827035 1.56112 0.827035 1.56112C0.827035 1.56112 0.976296 1.4614 1.17813 1.262C1.37995 1.06303 1.67848 0.663745 1.80145 0.477184Z" koffice:nodeTypes="cccccccccccc"/>
          <draw:path draw:style-name="gr4" draw:id="shape97" draw:name="path5293" draw:layer="" svg:width="1.65985658475pt" svg:height="1.61200762388pt" svg:x="95.80018564162pt" svg:y="75.80337665180pt" svg:viewBox="0 0 2 2" svg:d="M1.62313 0.184179C1.71878 -0.0832389 1.61518 -0.00587159 1.45545 0.0842327C1.29574 0.173514 0.936457 0.72064 0.728917 0.921011C0.521383 1.12137 0.345443 1.19994 0.170072 1.32333C-0.00557683 1.44593 -0.00557683 1.51258 0.0026805 1.56854C0.010333 1.6245 0.0821054 1.6245 0.154133 1.57961C0.226138 1.53522 0.473552 1.33402 0.473552 1.33402C0.473552 1.33402 0.577465 1.28994 0.673404 1.27805C0.769344 1.26697 0.904857 1.12092 1.12065 0.865015C1.33559 0.608302 1.52718 0.452775 1.62313 0.184169Z" koffice:nodeTypes="ccccccccccc"/>
          <draw:path draw:style-name="gr4" draw:id="shape98" draw:name="path5295" draw:layer="" svg:width="1.48291620783pt" svg:height="1.92642575216pt" svg:x="97.23706161179pt" svg:y="76.82844000000pt" svg:viewBox="0 0 1 2" svg:d="M0.953483 0.612163C0.704311 0.784841 0.274308 1.17281 0.161024 1.43197C0.0474648 1.69113 -0.0278763 1.87208 0.00979771 1.91502C0.0474786 1.95828 0.168284 1.87176 0.221299 1.76811C0.274066 1.66476 0.387323 1.50926 0.387323 1.50926C0.387323 1.50926 0.817326 1.02652 0.97582 0.914264C1.13431 0.802012 1.39102 0.483046 1.45157 0.293197C1.51184 0.103051 1.46665 0 1.46665 0C1.46665 0 1.20241 0.439494 0.953509 0.612163Z" koffice:nodeTypes="cccccccccc"/>
          <draw:path draw:style-name="gr4" draw:id="shape99" draw:name="path5297" draw:layer="" svg:width="1.54423373399pt" svg:height="1.91084485803pt" svg:x="105.48468800000pt" svg:y="73.02968800000pt" svg:viewBox="0 0 2 2" svg:d="M1.2483 1.58019C1.00941 1.38622 0.85509 1.13048 0.754862 0.924007C0.654908 0.717088 0.508551 0.63155 0.377568 0.413406C0.246585 0.194821 0.154321 0 0.154321 0L0 0.146008C0 0.146008 0.246311 0.607796 0.431387 0.863096C0.616189 1.1184 0.685662 1.2644 0.970422 1.53136C1.25572 1.79833 1.32436 1.81086 1.32436 1.81086C1.32436 1.81086 1.48665 1.95686 1.53251 1.89601C1.57919 1.83508 1.48689 1.77463 1.2483 1.58024Z" koffice:nodeTypes="ccccccccccc"/>
          <draw:path draw:style-name="gr4" draw:id="shape100" draw:name="path5299" draw:layer="" svg:width="2.00624374432pt" svg:height="2.01131880683pt" svg:x="103.86098644649pt" svg:y="74.47838253108pt" svg:viewBox="0 0 2 2" svg:d="M1.93358 1.873C1.77554 1.74847 1.45065 1.49939 1.30136 1.33718C1.15237 1.17541 1.02968 1.06285 0.880073 0.875819C0.730776 0.688355 0.405894 0.252692 0.291965 0.115308C0.177731 -0.0220766 0.0897774 -0.0340463 0.0196682 0.0652738C-0.0507615 0.165455 0.0813643 0.290417 0.20402 0.477439C0.32734 0.664018 0.625613 1.0629 0.827175 1.26233C1.02937 1.46176 1.17835 1.56149 1.17835 1.56149C1.17835 1.56149 1.55581 1.79859 1.68758 1.86063C1.81934 1.92315 1.94204 2.01132 1.94204 2.01132C1.94204 2.01132 2.09196 1.99804 1.93362 1.87304Z" koffice:nodeTypes="cccccccccccc"/>
          <draw:path draw:style-name="gr4" draw:id="shape101" draw:name="path5301" draw:layer="" svg:width="1.66041997647pt" svg:height="1.61203938468pt" svg:x="102.38544327881pt" svg:y="75.80335934795pt" svg:viewBox="0 0 2 2" svg:d="M1.49048 1.32332C1.31451 1.19993 1.13911 1.12137 0.931251 0.921003C0.723684 0.720234 0.364629 0.173092 0.204323 0.0842149C0.0445855 -0.00588033 -0.0587764 -0.0832179 0.0366111 0.184163C0.132852 0.452773 0.324479 0.608301 0.540031 0.865413C0.755859 1.12172 0.891396 1.26734 0.987351 1.27845C1.08274 1.28993 1.18695 1.33441 1.18695 1.33441C1.18695 1.33441 1.43438 1.53558 1.50615 1.58002C1.57817 1.6244 1.65022 1.6244 1.65762 1.56895C1.66615 1.51257 1.66615 1.44594 1.49048 1.32334Z" koffice:nodeTypes="ccccccccccc"/>
          <draw:path draw:style-name="gr4" draw:id="shape102" draw:name="path5303" draw:layer="" svg:width="1.48316553425pt" svg:height="1.92646488609pt" svg:x="101.04853973416pt" svg:y="76.82812800000pt" svg:viewBox="0 0 1 2" svg:d="M0.529254 0.612476C0.280326 0.439805 0.0163242 0 0.0163242 0C0.0163242 0 -0.0291446 0.103052 0.0316872 0.2932C0.0919676 0.483051 0.348701 0.80202 0.507208 0.914274C0.665977 1.02653 1.09601 1.50927 1.09601 1.50927C1.09601 1.50927 1.20904 1.66477 1.26206 1.76813C1.31456 1.8721 1.43537 1.95828 1.47331 1.91504C1.51127 1.87178 1.43508 1.69115 1.3218 1.43199C1.20904 1.17313 0.77874 0.784849 0.529274 0.612476Z" koffice:nodeTypes="cccccccccc"/>
          <draw:path draw:style-name="gr4" draw:id="shape103" draw:name="path5305" draw:layer="" svg:width="0.33344000000pt" svg:height="1.39812000000pt" svg:x="99.83034400000pt" svg:y="78.60375184925pt" svg:viewBox="0 0 0 1" svg:d="M0.035592 0.685936C0.061512 0.887808 0.044312 1.39812 0.16716 1.39812C0.289968 1.39812 0.27216 0.887496 0.29872 0.685936C0.32464 0.484064 0.33344 1.50754e-07 0.33344 1.50754e-07L0 1.50754e-07C0 -0.000311849 0.00904 0.483744 0.0356 0.685936Z" koffice:nodeTypes="ccccccc"/>
          <draw:path draw:style-name="gr5" draw:id="shape104" draw:name="path5307" draw:layer="" svg:width="16.12087492880pt" svg:height="12.57789124135pt" svg:x="91.72602632343pt" svg:y="44.27844000000pt" svg:viewBox="0 0 16 13" svg:d="M15.3911 6.26358C15.0707 4.1125 16.0314 2.37978 16.0314 2.37978L14.0342 0.133404C12.3461 1.00915 10.2945 0.782908 8.05932 0C5.82445 0.782908 3.77309 1.00883 2.08476 0.133404L0.0872502 2.37978C0.0872502 2.37978 1.04858 4.1125 0.728135 6.26358C0.407693 8.41466 -0.0822533 10.851 0.0117846 12.2791C0.0180169 12.3771 0.028534 12.4771 0.0425567 12.5779L1.86174 12.5779C1.86174 12.5779 1.96703 12.454 2.1697 12.3667C2.37176 12.2785 2.42958 12.2198 2.42958 12.2198C2.42958 12.2198 2.46822 11.8487 2.68977 11.7707C2.91131 11.6923 3.00778 11.6923 3.09451 11.6923C3.18124 11.6923 3.24879 11.673 3.35469 11.5653C3.46089 11.4581 3.74938 11.1946 3.87476 10.8237C4.00015 10.4527 4.07744 10.306 4.07744 10.062C4.07744 9.81819 4.16416 9.42781 4.16416 9.42781C4.16416 9.42781 4.11578 9.31069 3.93289 9.37926C3.74968 9.44748 3.72078 9.26214 3.70192 9.07648C3.68244 8.89082 3.69218 8.51059 3.79807 8.33476C3.90397 8.15894 3.94262 8.10022 3.94262 8.10022L3.86534 7.8079C3.86534 7.8079 2.70927 8.04183 2.50719 7.13411C2.30484 6.22641 2.26619 5.78654 2.23728 5.68972C2.20837 5.59166 2.17947 5.54248 2.02516 5.55293C1.87087 5.56246 1.54344 5.45549 1.31217 4.98642C1.08089 4.51796 1.06171 4.32277 1.12897 4.13742C1.19651 3.95176 1.3219 4.02031 1.36025 4.07872C1.39858 4.13742 1.70716 4.58652 1.83255 4.45925C1.95761 4.33232 1.89035 4.33232 1.7169 3.98097C1.54344 3.62963 1.60126 3.51282 1.62043 3.33638C1.6396 3.16086 1.56294 2.92633 1.56294 2.82889C1.56294 2.73176 1.66884 2.65338 1.77474 2.70194C1.88095 2.7508 1.97711 2.82889 2.02519 2.88761C2.07326 2.946 2.09273 3.03453 2.18922 2.97582C2.28568 2.91712 2.22755 2.59466 2.22755 2.48769C2.22755 2.38011 2.35291 2.30203 2.5072 2.38995C2.66119 2.47786 2.73818 2.64354 2.73818 2.76065C2.73818 2.87808 2.74792 2.98535 2.80572 2.98535C2.86353 2.98535 2.93111 2.80953 2.94053 2.6921C2.94996 2.5756 3.0175 2.39948 3.12374 2.54609C3.22995 2.6921 3.26828 2.90758 3.22995 3.13167C3.19131 3.35575 3.26828 3.23925 3.19131 3.62963C3.11465 4.02032 3.07597 4.19584 3.0854 4.48876C3.09514 4.7814 3.10456 4.94739 3.24911 5.30887C3.39366 5.67005 3.509 6.08933 3.77893 6.09916C4.04886 6.10869 4.12584 6.10869 4.12584 6.10869C4.12584 6.10869 4.42437 5.52311 4.65595 5.38633C4.88724 5.24985 5.21467 5.22987 5.44596 5.20067C5.67722 5.17116 5.7734 5.10291 5.7734 5.0442C5.7734 4.9855 5.69643 4.96645 5.41704 4.92709C5.13798 4.88837 4.90671 4.81951 4.89728 4.60495C4.88754 4.3904 4.94503 4.20474 4.76216 4.19521C4.57927 4.18537 4.12646 4.03814 3.96273 3.73628C3.79901 3.43351 3.83736 3.36496 3.85683 3.19959C3.876 3.0336 4.08781 2.70132 4.22291 3.01393C4.35804 3.32654 4.44476 3.36527 4.5601 3.43351C4.67573 3.50237 4.82972 3.52173 4.75303 3.30656C4.67575 3.09201 4.62766 2.95553 4.64683 2.79968C4.66599 2.64292 4.7722 2.57528 4.89758 2.54578C5.02266 2.51627 5.39848 2.39885 5.5911 2.36013C5.78344 2.32141 5.79348 2.30205 5.79348 2.30205C5.79348 2.30205 5.81264 2.16527 6.06309 2.08719C6.31354 2.00913 6.47726 1.99958 6.66046 1.99958C6.84336 1.99958 6.97816 2.02878 7.21918 1.91136C7.46019 1.79456 7.65252 1.7752 7.80681 1.78472C7.96079 1.79456 8.07674 1.85326 8.19237 1.93104C8.308 2.00941 8.26934 2.1167 8.26934 2.22397C8.26934 2.33156 8.28851 2.38997 8.45223 2.38997C8.61656 2.38997 8.76111 2.38997 8.91509 2.44836C9.06968 2.50706 9.28148 2.59467 9.14637 2.76066C9.01187 2.92695 9.00243 3.11231 8.91509 3.10247C8.82897 3.09264 8.83843 3.19038 8.79945 3.24909C8.76112 3.30717 8.73222 3.35637 8.82898 3.41508C8.92454 3.47347 8.93458 3.5322 9.06969 3.65884C9.2042 3.78578 9.40657 3.92257 9.2042 4.1276C9.00244 4.33233 8.64579 4.49861 8.64579 4.49861C8.64579 4.49861 8.44311 4.59574 8.67438 4.73315C8.90564 4.86932 9.01186 5.15272 9.09858 5.2013C9.18501 5.25016 9.27204 5.32824 9.32986 5.35745C9.38735 5.38696 9.37793 5.58184 9.37793 5.58184C9.37793 5.58184 9.25286 5.67006 9.0794 5.73829C8.90594 5.80683 8.72274 5.88492 8.55932 5.88492C8.39529 5.88492 8.30858 5.88492 8.37613 6.04107C8.44336 6.19692 8.55932 6.36352 8.58793 6.45081C8.61683 6.53873 8.65547 6.69519 8.65547 6.69519C8.65547 6.69519 8.92479 6.75326 9.16612 6.75326C9.40682 6.75326 9.51302 6.7631 10.0428 6.70471C10.5726 6.64663 10.7272 6.62665 11.2378 6.68503C11.7488 6.74342 11.8251 6.72438 11.9603 6.77295C12.0951 6.82182 12.23 6.89067 12.23 6.89067C12.23 6.89067 12.9527 6.88052 13.3477 6.79293C13.7427 6.70501 13.8394 6.4508 13.7819 6.31464C13.7242 6.17785 13.7332 5.97313 13.0397 5.87507C12.3465 5.77701 12.0668 5.81637 11.5172 5.70878C10.9682 5.60151 10.1104 5.3184 9.95671 4.62556C9.80208 3.9324 10.3611 3.63977 10.6408 3.50329C10.9202 3.3662 11.527 3.15164 11.8066 3.03484C12.0856 2.91742 12.5969 2.80061 13.1362 2.87838C13.6754 2.95676 13.9837 3.10278 14.1958 2.97613C14.4076 2.84918 14.5814 2.94663 14.5427 3.14181C14.5047 3.337 14.2923 3.73752 13.6851 3.92287C13.0783 4.10853 12.3465 4.1279 11.9512 4.02062C11.5559 3.91273 11.2576 3.75689 11.0166 3.84448C10.7759 3.9324 10.506 4.23518 10.7658 4.59605C11.0266 4.95784 12.3563 5.06481 12.7123 5.10353C13.0689 5.14319 14.3887 5.04514 14.7646 5.70878C15.1401 6.37304 14.8412 7.11445 14.3984 7.28074C13.9553 7.44642 13.5795 7.55432 13.2424 7.60289C12.9052 7.65144 12.9052 7.65144 12.9052 7.65144C12.9052 7.65144 13.0591 8.00309 13.0591 8.14972C13.0591 8.29603 13.0401 8.5693 13.204 8.67627C13.3677 8.78416 13.5993 8.86193 13.8787 8.83272C14.1581 8.80385 14.4952 8.99871 14.5147 9.25261C14.5336 9.50621 14.6109 9.85756 14.6394 10.3653C14.6686 10.8729 14.6394 11.2927 14.6394 11.2927C14.6394 11.2927 14.6203 11.4882 14.5531 11.6732C14.4855 11.859 14.1386 12.5779 14.1386 12.5779L16.0786 12.5779C16.0926 12.4771 16.103 12.3775 16.1097 12.2792C16.2012 10.851 15.7113 8.41468 15.3912 6.2636Z" koffice:nodeTypes="ccccccccccccccccccccccccccccccccccccccccccccccccccccccccccccccccccccccccccccccccccccccccccccccccccccccccccccccccccccccccccc"/>
          <draw:path draw:style-name="gr6" draw:id="shape105" draw:name="path5309" draw:layer="" svg:width="15.98061787335pt" svg:height="6.28071064000pt" svg:x="92.00687200000pt" svg:y="58.03593600000pt" svg:viewBox="0 0 16 6" svg:d="M0 0C0.390395 1.14175 1.19491 2.29788 2.41979 3.05307C4.12188 4.10242 4.85706 3.96398 6.46234 5.03314C8.06793 6.10231 7.97111 6.28071 7.99047 6.28071C8.00982 6.28071 7.913 6.10198 9.51892 5.03314C11.1242 3.96365 11.8591 4.10242 13.5612 3.05307C14.7863 2.29788 15.5906 1.14175 15.9806 0Z" koffice:nodeTypes="cccccccc"/>
          <draw:path draw:style-name="gr2" draw:id="shape106" draw:name="path5311" draw:layer="" svg:width="3.03366794363pt" svg:height="4.72753553266pt" svg:x="93.28655188981pt" svg:y="47.41704535157pt" svg:viewBox="0 0 3 5" svg:d="M0.138954 2.17342C0.3641 2.38236 0.530366 2.44589 0.874061 2.41464C1.21814 2.38237 1.30089 2.60318 1.36015 2.84372C1.41947 3.08459 1.41947 3.64957 1.66845 4.17275C1.91708 4.69593 2.74724 4.72754 2.74724 4.72754C2.7703 4.47511 2.87002 4.13572 2.99626 3.85883C3.01853 3.80926 3.12635 3.57584 2.82999 3.57584C2.53364 3.57584 2.54558 3.4712 2.36776 3.22014C2.19034 2.96908 1.84625 2.29946 1.76351 1.87004C1.68075 1.44097 1.83475 0.802603 1.91746 0.572607C2.00062 0.342262 2.01254 0.185314 1.91746 0.143524C1.82238 0.101429 1.63303 0.143524 1.63303 0.143524C1.63303 0.143524 1.70426 0.342262 1.62071 0.37352C1.53795 0.405439 1.46676 0.268885 1.40789 0.122798C1.34828 -0.0239665 1.27741 -0.00290197 1.15887 0.0072911C1.04033 0.0178146 1.04033 0.112266 1.12349 0.216902C1.20626 0.321198 1.15887 0.509413 1.15887 0.509413C1.15887 0.509413 0.897924 0.342262 0.791317 0.300142C0.6847 0.258657 0.43569 0.342236 0.411827 0.467971C0.388377 0.592984 0.506906 0.917432 0.732043 1.08492C0.957199 1.25275 0.957199 1.59792 0.885992 1.75521C0.815151 1.91183 0.483033 1.89076 0.411827 1.81809C0.340591 1.74468 0.198613 1.72398 0.103543 1.81809C0.00846371 1.91185 -0.0865862 1.96451 0.138915 2.17345Z" koffice:nodeTypes="ccccccccccccccccccccccccc"/>
          <draw:path draw:style-name="gr2" draw:id="shape107" draw:name="path5313" draw:layer="" svg:width="0.27937600000pt" svg:height="0.40468800000pt" svg:x="93.01408000000pt" svg:y="48.61718400000pt" svg:viewBox="0 0 0 0" svg:d="M0.27936 0.289064C0.27936 0.289064 0.173424 0.202816 0.134984 0.154688C0.096504 0.105968 0.01936 0 0.01936 0C0.01936 0 0 0.04816 0 0.163752C0 0.279376 0.125 0.404688 0.125 0.404688L0.279376 0.289064Z" koffice:nodeTypes="ccccccc"/>
          <draw:path draw:style-name="gr2" draw:id="shape108" draw:name="path5315" draw:layer="" svg:width="0.34517100016pt" svg:height="0.40202780843pt" svg:x="93.46687200000pt" svg:y="47.18099549861pt" svg:viewBox="0 0 0 0" svg:d="M0.230944 0.387445C0.317816 0.348965 0.385 0.329285 0.317816 0.233381C0.250296 0.137133 0.192504 0.0311885 0.125 0.0118205C0.05748 -0.0072195 0 0.0024605 0 0.0024605C0 0.0024605 0.07688 0.175893 0.095944 0.281837C0.115304 0.387461 0.144104 0.425893 0.230944 0.387461Z" koffice:nodeTypes="ccccccc"/>
          <draw:path draw:style-name="gr2" draw:id="shape109" draw:name="path5317" draw:layer="" svg:width="0.19999819216pt" svg:height="0.41000893500pt" svg:x="94.16936000000pt" svg:y="46.85564800000pt" svg:viewBox="0 0 0 0" svg:d="M0.02908 0.308416C0.0194 0.394976 0.03876 0.433728 0.11564 0.394976C0.19284 0.356256 0.221576 0.2506 0.18284 0.173416C0.14444 0.096536 0.05784 0.03904 0.05784 0.03904L0 0C0 0 0.03872 0.22156 0.02904 0.30844Z" koffice:nodeTypes="ccccccc"/>
          <draw:path draw:style-name="gr2" draw:id="shape110" draw:name="path5319" draw:layer="" svg:width="0.11023201092pt" svg:height="0.31370910218pt" svg:x="94.81154961091pt" svg:y="47.07749600000pt" svg:viewBox="0 0 0 0" svg:d="M0.108762 0.20188C0.118122 0.105632 0.0797224 0 0.0797224 0C0.0797224 0 0.0797224 0.11532 0.0316424 0.183128C-0.0165176 0.250328 -0.00683762 0.231288 0.0413224 0.289064C0.0894824 0.346264 0.0991624 0.298424 0.108842 0.20188Z" koffice:nodeTypes="cccccc"/>
          <draw:path draw:style-name="gr2" draw:id="shape111" draw:name="path5321" draw:layer="" svg:width="5.17913514079pt" svg:height="6.76152460172pt" svg:x="95.84338121472pt" svg:y="46.49444445556pt" svg:viewBox="0 0 5 7" svg:d="M0.211875 6.02729C0.355957 6.37562 0.722032 5.8299 1.05471 5.3887C1.38707 4.94782 1.37625 5.28487 1.33172 5.64413C1.28751 6.00408 1.42046 6.38723 1.55373 6.63106C1.68667 6.87389 1.79767 6.7349 1.85269 6.56074C1.90838 6.38757 1.95255 6.02763 2.06355 5.85347C2.17456 5.67931 2.28524 5.8302 2.29637 5.98086C2.30753 6.13147 2.48466 6.46852 2.651 6.66524C2.81702 6.86296 2.89494 6.59594 2.95027 6.35241C3.00564 6.10892 3.07209 5.73737 3.11661 5.58608C3.16082 5.43548 3.31603 5.56324 3.31603 5.56324C3.31603 5.56324 3.42734 5.67935 3.64903 5.89963C3.87007 6.12056 3.89266 5.7719 3.91492 5.59874C3.93682 5.42425 3.88154 5.04142 3.94798 4.98303C4.01442 4.92528 4.20273 5.06464 4.49151 5.21592C4.77967 5.36619 4.76886 5.07625 4.73577 4.9137C4.70206 4.75181 4.53636 4.38026 4.30322 4.1716C4.07042 3.9626 4.03735 3.71911 4.11494 3.61428C4.19221 3.51044 4.46957 3.60264 4.64673 3.5798C4.82452 3.55662 4.91325 3.53369 5.04619 3.51084C5.17914 3.48732 5.17914 3.34796 5.17914 3.34796C5.17914 3.34796 5.07959 3.17412 4.89099 3.00029C4.70206 2.8258 4.59202 2.68713 4.35889 2.62874C4.12576 2.57065 3.80452 2.62874 3.80452 2.62874C3.80452 2.62874 3.80452 2.62874 3.77114 2.55911C3.73808 2.48981 3.67159 2.48981 3.62707 2.55911C3.58253 2.62874 3.47186 2.72166 3.38281 2.80261C3.29438 2.88388 3.23873 2.93032 3.18339 2.89515C3.1277 2.86067 3.2276 2.77905 3.2276 2.77905C3.2276 2.77905 3.34973 2.68682 3.46073 2.45428C3.57142 2.22206 3.6048 2.00145 3.51609 1.89728C3.42735 1.79246 3.18341 1.89728 3.05047 1.89728C2.9172 1.89728 2.83961 1.92021 2.82879 1.85083C2.81731 1.78119 2.96174 1.81635 3.12807 1.79248C3.29473 1.76956 3.39429 1.5606 3.44962 1.38644C3.50499 1.21227 3.54948 1.23549 3.64936 1.33998C3.7489 1.44448 3.83827 1.42126 3.8599 1.35128C3.88156 1.28164 3.97091 1.10812 4.08159 0.933621C4.19258 0.759788 4.25905 0.51629 4.13695 0.354075C4.01482 0.191519 3.71553 0.214075 3.59373 0.319595C3.47191 0.423433 3.39431 0.527925 3.36123 0.783032C3.32785 1.03847 3.26137 0.89881 3.26137 0.817512C3.26137 0.736238 3.1615 0.608511 3.20568 0.50435C3.25021 0.400512 3.20568 0.283739 3.20568 0.283739C3.20568 0.283739 3.18369 0.0637996 2.95059 0.0170228C2.71747 -0.029771 2.45157 0.0286575 2.21877 0.0866615C1.98596 0.144751 2.03017 0.354049 2.03017 0.354049C2.03017 0.354049 1.85269 0.365004 1.66409 0.388529C1.47581 0.411374 1.2538 0.492367 1.07633 0.538804C0.899178 0.585598 0.832389 0.608443 0.832389 0.701028C0.832389 0.794242 0.865771 0.945188 0.865771 0.945188C0.865771 0.945188 1.00984 0.945188 1.08744 0.991303C1.16504 1.0381 1.1205 1.11902 1.03175 1.15385C0.943341 1.18901 0.909942 1.2003 0.909942 1.31608C0.909942 1.43252 0.954479 1.45574 1.04289 1.45574C1.13131 1.45574 1.32022 1.45574 1.54191 1.55957C1.7639 1.66373 1.81925 1.8724 1.79698 1.9885C1.77475 2.10495 1.46398 2.25556 1.30878 2.25556C1.15357 2.25556 1.10936 2.29072 1.10936 2.39489C1.10936 2.49939 1.29796 2.48811 1.29796 2.48811C1.29796 2.48811 1.48625 2.4994 1.85233 2.54552C2.2184 2.59231 2.27374 2.67357 2.4404 2.82419C2.60642 2.97512 2.48461 3.00996 2.40701 3.05608C2.32942 3.10287 2.20727 3.20701 2.08545 3.25378C1.96332 3.2999 1.88573 3.39311 1.77472 3.41567C1.66374 3.43894 1.38639 3.42765 0.876559 3.63662C0.366411 3.84528 0.188939 4.54193 0.188939 4.54193C0.188939 4.54193 0.255378 4.5184 0.488225 4.39033C0.72103 4.26294 1.0095 4.12361 1.27571 3.94978C1.5416 3.77627 1.5416 4.03139 1.40865 4.27454C1.27571 4.51804 1.53078 4.4716 1.60839 4.40227C1.68598 4.33229 1.78587 4.26294 2.04062 4.12361C2.29601 3.98461 2.20695 4.20488 2.20695 4.20488C2.20695 4.20488 2.12936 4.36711 2.10741 4.75059C2.08518 5.13342 2.47317 4.77343 2.65063 4.52999C2.8281 4.28648 2.90571 4.52999 2.77244 4.80865C2.6395 5.08731 2.38443 5.30725 2.24036 5.30725C2.09596 5.30725 1.98528 5.14503 1.97415 5.05215C1.963 4.95925 2.01869 4.6806 1.92994 4.61127C1.84088 4.54197 1.58581 4.6229 1.39752 4.73866C1.20892 4.85476 1.16438 4.76218 1.12018 4.65772C1.07565 4.55322 1.18662 4.51839 1.14241 4.44906C1.09787 4.37908 0.99834 4.44906 0.920421 4.48354C0.842827 4.51802 0.665338 4.62286 0.32185 4.80831C-0.0222819 4.99375 0.00030409 5.09791 0.00030409 5.36497C0.00030409 5.63202 0.0677202 5.67912 0.211802 6.02744Z" koffice:nodeTypes="ccccccccccccccccccccccccccccccccccccccccccccccccccccccccccccccccccccccccccccccccccccccc"/>
          <draw:path draw:style-name="gr2" draw:id="shape112" draw:name="path5323" draw:layer="" svg:width="0.97034945876pt" svg:height="0.44977565697pt" svg:x="98.97312800000pt" svg:y="46.27621600000pt" svg:viewBox="0 0 1 0" svg:d="M0.347184 0.425032C0.418144 0.379992 0.546872 0.328472 0.546872 0.328472C0.546872 0.328472 0.707808 0.289992 0.855624 0.270312C1.00343 0.250952 0.977808 0.167192 0.945312 0.09688C0.913392 0.02528 0.855624 0 0.66312 0C0.469688 0 0.347184 0.09688 0.23812 0.141248C0.128432 0.186528 0 0.218768 0 0.218768C0 0.218768 0.02592 0.250928 0.09656 0.35408C0.1672 0.457208 0.27656 0.470328 0.347184 0.42504Z" koffice:nodeTypes="cccccccccc"/>
          <draw:path draw:style-name="gr2" draw:id="shape113" draw:name="path5325" draw:layer="" svg:width="0.69381528905pt" svg:height="0.37535684746pt" svg:x="99.98038336562pt" svg:y="46.86792230000pt" svg:viewBox="0 0 1 0" svg:d="M0.10432 0.375189C0.168624 0.375189 0.238373 0.347448 0.238373 0.347448C0.238373 0.347448 0.355773 0.303973 0.463531 0.276609C0.570515 0.248868 0.613463 0.236957 0.6775 0.142396C0.741804 0.0478158 0.607739 0.0478158 0.420583 0.0125901C0.232909 -0.0233856 0.141803 0.0240591 0.120719 0.0753858C0.0988627 0.126698 0.104327 0.185665 0.0293539 0.284456C-0.045872 0.383061 0.0397492 0.375209 0.10432 0.375209Z" koffice:nodeTypes="ccccccccc"/>
          <draw:path draw:style-name="gr2" draw:id="shape114" draw:name="path5327" draw:layer="" svg:width="1.17230793522pt" svg:height="1.26843681000pt" svg:x="99.42785688572pt" svg:y="47.67937600000pt" svg:viewBox="0 0 1 1" svg:d="M0.464355 0C0.297116 0 0.11002 0.369544 0.0408766 0.43466C-0.0282669 0.499802 0.0112323 0.564881 0.0112323 0.564881C0.0112323 0.564881 0.0605374 0.717276 0.0798919 0.861931C0.0999814 1.00729 0.104759 1.25366 0.104759 1.25366C0.104759 1.25366 0.129381 1.26844 0.227734 1.26844C0.326546 1.26844 0.3854 1.19555 0.47919 1.09422C0.572974 0.992855 0.646662 0.956257 0.779687 0.92C0.912956 0.884141 0.976593 0.84783 1.12421 0.732061C1.27231 0.616265 1.0455 0.413189 0.888074 0.224898C0.730401 0.0362472 0.632311 0 0.464355 0Z" koffice:nodeTypes="ccccccccccc"/>
          <draw:path draw:style-name="gr2" draw:id="shape115" draw:name="path5329" draw:layer="" svg:width="1.15874758679pt" svg:height="1.15515548590pt" svg:x="95.85266546777pt" svg:y="47.36624800000pt" svg:viewBox="0 0 1 1" svg:d="M0.96822 1.148C1.1 1.1272 1.15875 1.03448 1.15875 0.931026C1.15875 0.827581 1.09215 0.713723 0.924217 0.734548C0.511522 0.786309 0.111434 0.577363 0.0376917 0C0.0376917 0 -0.101455 0.361393 0.154961 0.76545C0.411383 1.16917 0.836439 1.16917 0.96822 1.148Z" koffice:nodeTypes="cccccc"/>
          <draw:path draw:style-name="gr2" draw:id="shape116" draw:name="path5331" draw:layer="" svg:width="2.22614195532pt" svg:height="3.95301954175pt" svg:x="94.39100624596pt" svg:y="53.62223920783pt" svg:viewBox="0 0 2 4" svg:d="M0.763917 3.8436C0.787624 3.89852 0.816705 3.93259 0.84629 3.95302L1.56181 3.95302C1.68375 3.90747 1.68455 3.75788 1.69048 3.65457C1.69744 3.53152 1.76828 3.18214 1.86735 2.54827C1.96641 1.91513 2.13627 1.46208 2.2068 1.20667C2.27732 0.95126 2.136 0.866601 2.08647 0.705537C2.03692 0.545189 1.95914 0.261805 1.93787 0.120108C1.91658 -0.0219377 1.74701 -0.00292854 1.65495 0.00640159C1.56289 0.0157685 1.54862 0.214456 1.53462 0.403501C1.52063 0.59183 1.45682 1.14999 1.38629 1.63211C1.31549 2.11422 0.905242 2.75705 0.792179 2.89838C0.67885 3.04044 0.587057 3.09711 0.509254 3.09711C0.431457 3.09711 0.261867 3.09711 0.1768 3.16351C0.0922772 3.2299 0.00747865 3.40959 0.000208252 3.55057C-0.00675204 3.69262 0.163072 3.7683 0.163072 3.7683C0.163072 3.7683 0.297399 3.66428 0.346934 3.57926C0.396483 3.49423 0.509529 3.47523 0.622589 3.44726C0.735649 3.41888 0.749914 3.47526 0.707381 3.55057C0.664861 3.6255 0.67885 3.6449 0.76389 3.84364Z" koffice:nodeTypes="ccccccccccccccccccccc"/>
          <draw:path draw:style-name="gr2" draw:id="shape117" draw:name="path5333" draw:layer="" svg:width="0.54280800000pt" svg:height="0.18420197991pt" svg:x="93.86781600000pt" svg:y="56.88173362937pt" svg:viewBox="0 0 1 0" svg:d="M0.137184 0.0476424C0.074384 0.0698024 0.028432 0.13233 0 0.184202L0.542808 0.184202C0.536408 0.139802 0.521528 0.0870184 0.490328 0.0476424C0.424728 -0.0348616 0.2522 0.00636235 0.1372 0.0476424Z" koffice:nodeTypes="cccccc"/>
          <draw:path draw:style-name="gr2" draw:id="shape118" draw:name="path5335" draw:layer="" svg:width="0.59829908651pt" svg:height="0.23574897573pt" svg:x="94.55718400000pt" svg:y="56.82987502427pt" svg:viewBox="0 0 1 0" svg:d="M0.18688 0.082941C0.12064 0.118861 0.040632 0.177621 0 0.235749L0.584376 0.235749C0.605016 0.181349 0.611576 0.108565 0.539976 0.050125C0.408416 -0.057059 0.277168 0.033565 0.186856 0.082925Z" koffice:nodeTypes="cccccc"/>
          <draw:path draw:style-name="gr2" draw:id="shape119" draw:name="path5337" draw:layer="" svg:width="0.44962773216pt" svg:height="0.39500800000pt" svg:x="99.46637636803pt" svg:y="56.67093600000pt" svg:viewBox="0 0 0 0" svg:d="M0.347064 0C0.283304 0 0.226752 0.05688 0.134872 0.120312C0.0433116 0.184072 0.0151836 0.283128 0.00112763 0.361248C-0.00127237 0.375008 0.000327634 0.385968 0.00432763 0.395008L0.252456 0.395008C0.262136 0.386288 0.269016 0.375008 0.269016 0.361248C0.269016 0.289968 0.297176 0.226248 0.403392 0.134376C0.508704 0.04188 0.409792 0 0.346832 0Z" koffice:nodeTypes="ccccccccc"/>
          <draw:path draw:style-name="gr2" draw:id="shape120" draw:name="path5339" draw:layer="" svg:width="0.40937600000pt" svg:height="0.26831200009pt" svg:x="99.89062400000pt" svg:y="56.79762415108pt" svg:viewBox="0 0 0 0" svg:d="M0.409376 0.141752C0.409376 0.0642318 0.380896 -0.00668815 0.324688 0.000503849C0.268448 0.00770385 0.17656 0.106752 0.099064 0.163312C0.055944 0.194832 0.023784 0.236752 0 0.268312L0.366872 0.268312C0.388152 0.227032 0.409352 0.179248 0.409352 0.141752Z" koffice:nodeTypes="ccccccc"/>
          <draw:path draw:style-name="gr2" draw:id="shape121" draw:name="path5341" draw:layer="" svg:width="2.39851818560pt" svg:height="3.07557242036pt" svg:x="100.03279402930pt" svg:y="53.55812800000pt" svg:viewBox="0 0 2 3" svg:d="M2.25746 0.601748C2.41479 0.489944 2.38991 0.45898 2.39578 0.34115C2.40222 0.223047 2.40222 0.186057 2.33905 0.142761C2.27589 0.0989175 2.04287 0 1.82212 0C1.60138 0 1.18476 0.0495955 1.02716 0.154819C0.869292 0.260591 0.793568 0.639011 0.793568 0.837133C0.793568 1.03525 0.825114 1.06676 0.881867 1.06676C0.93859 1.06676 1.03332 0.923989 1.03332 0.923989C1.03332 0.923989 1.2412 1.19089 1.3675 1.37722C1.4938 1.56329 1.43681 1.63755 1.38066 1.78004C1.32365 1.9228 1.11577 2.30123 0.951743 2.38206C0.787173 2.46289 0.661148 2.38767 0.465837 2.35737C0.270518 2.32615 0.162941 2.38206 0.0494984 2.49355C-0.0639515 2.60508 0.0437758 2.6925 0.112661 2.6925C0.182262 2.6925 0.276677 2.68618 0.352401 2.77909C0.404906 2.84348 0.369426 2.99063 0.342887 3.07557L1.3094 3.07557C1.47427 3.00378 1.58799 2.78182 1.63242 2.66071C1.68328 2.52451 1.89117 2.34476 1.99232 2.25187C2.09291 2.15843 2.10577 2.0965 2.10577 1.8918C2.10577 1.68711 2.04905 1.56929 1.97276 1.42679C1.89704 1.28403 1.84031 1.07906 1.86546 0.96151C1.89114 0.843405 2.09962 0.712969 2.25749 0.601719Z" koffice:nodeTypes="cccccccccccccccccccccccc"/>
          <draw:path draw:style-name="gr2" draw:id="shape122" draw:name="path5343" draw:layer="" svg:width="10.29209051784pt" svg:height="5.70349365296pt" svg:x="95.68996300673pt" svg:y="51.21669291435pt" svg:viewBox="0 0 10 6" svg:d="M4.9211 0.321613C5.0257 0.492843 4.97372 0.525446 4.82347 0.558049C4.67385 0.590964 4.51122 0.617172 4.27605 0.597672C4.04179 0.577861 4.04783 0.610776 4.04179 0.729294C4.0356 0.847508 4.01517 1.09735 3.87855 1.28107C3.74162 1.4651 3.57205 1.39289 3.46776 1.3207C3.36347 1.24847 3.30483 1.26766 3.26583 1.3993C3.22683 1.53092 3.1549 1.62294 3.04427 1.81977C2.93334 2.01689 2.8617 2.02359 2.78341 2.00378C2.70512 1.98397 2.63348 1.86577 2.55519 1.85907C2.47689 1.85205 2.35297 1.69515 2.23567 1.50412C2.1184 1.314 2.05975 1.52362 1.98177 1.68845C1.90318 1.85236 1.82548 1.97119 1.67525 1.95077C1.52533 1.93159 1.35605 1.64884 1.27141 1.47791C1.18647 1.30668 1.13448 1.14276 1.0042 1.14916C0.873922 1.15618 0.658697 1.4319 0.51512 1.50381C0.371536 1.57634 0.332543 1.55014 0.267549 1.45841C0.202547 1.36641 0.117619 1.49133 0.0329855 1.70796C-0.0516561 1.92488 0.0399499 2.1083 0.156914 2.16772C0.274204 2.22684 0.508767 2.0559 0.665351 1.95078C0.821626 1.84597 0.893268 1.87217 1.05649 1.87217C1.21942 1.87217 1.20642 2.14182 1.27806 2.53546C1.34971 2.92972 1.57792 2.98243 1.57792 2.98243C1.57792 2.98243 1.65621 3.04826 1.83214 2.74631C2.00806 2.44406 2.02741 2.14822 2.19729 2.14822C2.36657 2.14822 2.37987 2.18753 2.54914 2.42395C2.71872 2.66038 2.862 2.8377 2.95963 2.66038C3.05727 2.48276 3.14221 2.22012 3.25314 2.12842C3.36378 2.03609 3.46806 2.0099 3.35078 2.18083C3.2332 2.35175 3.1812 2.53547 3.42244 2.46357C3.66366 2.39166 4.58258 2.01661 4.95407 1.94469C4.95407 1.94469 5.39057 1.87246 5.89264 1.84629C6.39443 1.81945 6.51806 1.78685 6.71393 1.78685C6.90921 1.78685 6.91585 1.76704 6.92915 1.63573C6.94184 1.50411 6.83787 1.53061 6.47271 1.53061C6.10787 1.53061 5.85335 1.57663 5.59913 1.61623C5.34492 1.65554 5.22794 1.64883 5.27297 1.58332C5.31894 1.51748 5.39057 1.4715 5.68407 1.4258C5.97698 1.37978 6.577 1.34658 6.88986 1.34018C7.20241 1.33394 7.10477 1.43219 7.07848 1.64242C7.05217 1.85234 7.10479 2.1616 7.12445 2.35872C7.14348 2.55555 7.15014 2.61497 7.31971 2.89069C7.4893 3.16644 8.07542 3.33766 8.24529 3.42968C8.41487 3.5217 8.38888 3.42968 8.38222 3.26515C8.37526 3.10123 8.51251 3.10763 8.66244 3.19293C8.81206 3.27885 9.05992 3.35106 9.23585 3.39706C9.41178 3.44245 9.43777 3.47567 9.43777 3.56768C9.43777 3.6597 9.45743 3.86353 9.47739 4.05426C9.49643 4.24468 9.49008 4.30348 9.41177 4.422C9.33348 4.54053 9.00128 4.88147 9.00128 4.88147C9.00128 4.88147 8.85135 4.88147 8.53184 4.96099C8.21234 5.03989 8.1144 5.19102 8.08205 5.32234C8.04971 5.45366 8.14102 5.49326 8.15402 5.54567C8.16098 5.57461 8.15789 5.6456 8.15432 5.70349L8.22807 5.70349C8.25499 5.65747 8.29307 5.59715 8.34263 5.53226C8.45387 5.38784 8.73438 5.35494 8.91636 5.44025C9.03605 5.49664 9.03757 5.62276 9.02487 5.70319L9.7549 5.70319C9.85337 5.51155 10.0871 5.05331 10.1484 4.91437C10.2265 4.73735 10.2721 4.62553 10.2787 4.3824C10.2856 4.13926 10.3111 3.19994 10.2657 3.14723C10.2201 3.0945 10.2787 2.93699 10.2657 2.67405C10.2524 2.41142 10.2657 2.21398 9.78324 2.16828C9.30054 2.12226 9.15092 1.91906 8.98799 1.75422C8.82446 1.59031 8.86406 1.20915 8.73407 0.749386C8.60349 0.289626 8.28428 0.217111 7.71721 0.105293C7.14984 -0.00591706 6.7327 -0.0193249 6.30921 0.0202826C5.88571 0.0599057 5.35794 0.119005 5.06443 0.0921969C4.77152 0.0656775 4.81717 0.151007 4.92114 0.321621Z" koffice:nodeTypes="ccccccccccccccccccccccccccccccccccccccccccccccccccccccccccccccccccccccc"/>
          <draw:path draw:style-name="gr2" draw:id="shape123" draw:name="path5345" draw:layer="" svg:width="0.50978190238pt" svg:height="0.19704697548pt" svg:x="103.50156000000pt" svg:y="56.86888903510pt" svg:viewBox="0 0 1 0" svg:d="M0.108128 0.090175C0.056848 0.123295 0.022816 0.162655 0 0.197047L0.509376 0.197047C0.511776 0.153287 0.504576 0.104239 0.459376 0.049551C0.381856 -0.043889 0.232504 0.00923094 0.108128 0.090191Z" koffice:nodeTypes="cccccc"/>
          <draw:path draw:style-name="gr2" draw:id="shape124" draw:name="path5347" draw:layer="" svg:width="0.51752492194pt" svg:height="0.17749896310pt" svg:x="104.35218400000pt" svg:y="56.88812493946pt" svg:viewBox="0 0 1 0" svg:d="M0.169064 0.0362511C0.086256 0.0780911 0.032816 0.131875 0 0.177499L0.516568 0.177499C0.518168 0.157819 0.518168 0.137179 0.513368 0.117819C0.498088 0.0362591 0.342432 -0.0509329 0.16868 0.0362591Z" koffice:nodeTypes="cccccc"/>
          <draw:path draw:style-name="gr2" draw:id="shape125" draw:name="path5349" draw:layer="" svg:width="16.40810000000pt" svg:height="0.48531200000pt" svg:x="91.79812800000pt" svg:y="57.24718400000pt" svg:viewBox="0 0 16 0" svg:d="M0 0C0.02872 0.16 0.06624 0.322192 0.112808 0.485312L16.2956 0.485312C16.3422 0.322504 16.38 0.16 16.4081 0Z" koffice:nodeTypes="ccccc"/>
          <draw:path draw:style-name="gr2" draw:id="shape126" draw:name="path5351" draw:layer="" svg:width="4.53850453720pt" svg:height="4.80830103485pt" svg:x="102.06700387400pt" svg:y="47.34599458016pt" svg:viewBox="0 0 5 5" svg:d="M0.605157 2.38013C1.09225 2.75325 2.63865 2.77312 3.36482 2.94066C4.09097 3.10752 4.04036 3.74686 3.81766 4.08091C3.59555 4.41566 2.57405 4.45575 2.39094 4.48383C2.48979 4.5626 2.63865 4.8083 2.63865 4.8083C2.63865 4.8083 2.75001 4.79909 3.05725 4.76892C3.36452 4.7398 3.90311 4.6514 4.2705 4.29712C4.63791 3.94354 4.612 3.37342 4.28773 2.99002C3.96291 2.60629 3.42462 2.56722 2.87768 2.49836C2.33106 2.4295 1.90382 2.38015 1.28871 2.26229C0.673899 2.14442 0.37468 1.85936 0.37468 1.44616C0.37468 1.03331 0.708136 0.817106 0.947211 0.738307C1.18629 0.659805 1.57066 0.542325 1.91245 0.688925C2.25424 0.836596 2.65588 0.855778 3.33083 0.758129C4.00608 0.659454 4.15971 0.118802 4.15971 0.118802C4.15971 0.118802 4.07396 0.168183 3.73247 0.177744C3.39067 0.187304 3.14267 0.0108821 2.51952 0.000260306C1.89518 -0.00930023 1.67308 0.246948 1.3828 0.364472C1.09221 0.482672 0.315138 0.57141 0.0843933 1.15113C-0.146344 1.73085 0.118615 2.00632 0.605119 2.38011Z" koffice:nodeTypes="ccccccccccccccccccccc"/>
          <draw:ellipse draw:style-name="gr4" draw:id="shape127" draw:name="ellipse5353" draw:layer="" svg:width="1.56320000000pt" svg:height="1.53920001600pt" draw:transform="matrix(0.39062500000 0.00000000000 0.00000000000 0.39062500000 98.14344062500pt 46.77312499687pt)" draw:kind="full"/>
          <draw:path draw:style-name="gr4" draw:id="shape128" draw:name="path5355" draw:layer="" svg:width="1.68594000000pt" svg:height="0.22049090117pt" svg:x="104.07437600000pt" svg:y="47.58150437680pt" svg:viewBox="0 0 2 0" svg:d="M0.93312 0.00724763C0.529064 -0.0283524 0 0.0787676 0 0.0787676C0 0.0787676 0.09844 0.159704 0.23312 0.150608C0.367496 0.141568 0.61 0.132528 1.00438 0.204048C1.39906 0.276208 1.68594 0.0874876 1.68594 0.0874876C1.68594 0.0874876 1.33625 0.0430876 0.93312 0.00717563Z" koffice:nodeTypes="ccccccc"/>
          <draw:path draw:style-name="gr2" draw:id="shape129" draw:name="path5357" draw:layer="" svg:width="7.33879945991pt" svg:height="4.62269735185pt" svg:x="117.57406400000pt" svg:y="62.19903200000pt" svg:viewBox="0 0 7 5" svg:d="M0.421083 3.39183C0.753216 3.46367 3.48387 3.95492 3.7136 4.00299C3.94367 4.05045 4.13469 4.09855 4.19868 4.03845C4.26299 3.97892 4.30076 3.94291 4.54329 3.85847C4.78584 3.77524 4.77336 3.54718 4.77336 3.54718C4.77336 3.54718 4.837 3.33113 4.862 3.11568C4.88788 2.90024 5.01558 2.82813 5.2834 3.09191C5.55153 3.35514 5.60241 3.73854 5.65329 4.11054C5.70448 4.48193 6.33002 4.57779 6.57192 4.61383C6.81478 4.64991 6.92901 4.57776 7.06981 4.36234C7.21027 4.1466 7.28706 3.71511 7.32514 3.43927C7.36323 3.16403 7.33825 3.18777 7.03173 3.11595C6.72552 3.04442 5.309 2.74487 5.05333 2.68417C4.79864 2.6244 4.84951 2.46873 4.88759 2.30106C4.92568 2.13339 5.48722 0.443204 5.48722 0.443204C5.08757 0.211237 4.52602 0.0730147 3.85407 0C3.85407 0 3.44579 1.72535 3.36868 1.98946C3.2925 2.25268 3.11333 2.25268 2.82025 2.20461C2.52651 2.15714 0.407968 1.69019 0.407968 1.69019C0.407968 1.69019 0.407968 1.69019 0.242537 2.06098C0.0764741 2.43237 0 2.87618 0 3.10364C0 3.33111 0.0895884 3.31998 0.421083 3.3918Z" koffice:nodeTypes="ccccccccccccccccccccccc"/>
          <draw:path draw:style-name="gr2" draw:id="shape130" draw:name="path5359" draw:layer="" svg:width="13.20229296687pt" svg:height="5.84529409419pt" svg:x="111.78311200000pt" svg:y="65.64047846174pt" svg:viewBox="0 0 13 6" svg:d="M12.8961 1.84603C12.6291 1.65174 12.4327 1.60038 12.2937 1.96225C12.1545 2.32413 12.1432 2.85426 11.7955 3.22864C11.4476 3.60336 10.9609 3.99091 10.4742 3.95239C9.98769 3.91356 9.70942 3.78412 9.82503 3.1641C9.94127 2.54409 10.683 2.35015 10.8565 2.02712C11.0301 1.70411 10.984 1.32939 10.7287 1.0841C10.4738 0.838111 10.1031 0.786757 9.99895 0.864467C9.89485 0.941797 9.59319 1.22634 9.44297 1.69094C9.29215 2.1562 9.1996 2.53091 8.87489 2.82825C8.55109 3.12525 7.71656 3.42259 7.06775 3.25432C6.41894 3.08639 6.1874 2.86676 5.94371 2.1562C5.70033 1.44563 5.41082 0.270128 5.28307 0.140718C5.15591 0.0116442 4.99355 -0.0917474 4.71558 0.12757C4.43729 0.346852 4.41424 0.670209 4.37965 0.92903C4.34477 1.18718 4.37965 1.48519 4.65731 1.85956C4.93559 2.23394 5.2254 2.60865 5.32979 2.99586C5.43419 3.38342 5.74675 3.97809 5.30641 4.00378C4.86639 4.02947 4.66943 4.04228 4.33319 3.6811C3.99726 3.31923 2.6875 2.32416 2.3288 2.00079C1.96949 1.67778 1.81897 1.57473 1.81897 1.57473C1.21295 1.56288 0.606016 1.2855 0 0.825638C0 0.825638 0.347768 1.82003 0.416964 2.19475C0.486417 2.56946 0.474919 2.77591 0.474919 2.77591C0.474919 2.77591 1.79561 3.52533 2.31727 3.80983C2.83862 4.09399 3.89286 4.76605 4.40238 5.1144C4.91282 5.46378 5.34131 6.00642 6.24504 5.79963C7.14906 5.59285 8.97927 4.97283 9.57012 4.77889C10.1612 4.58494 11.7951 4.13285 12.3976 3.66792C12.9999 3.20299 13.0582 3.22867 13.1619 2.7634C13.2673 2.29847 13.1623 2.03965 12.8961 1.84605Z" koffice:nodeTypes="cccccccccccccccccccccccccccccccc"/>
          <draw:path draw:style-name="gr2" draw:id="shape131" draw:name="path5361" draw:layer="" svg:width="2.71788737721pt" svg:height="2.30017897281pt" svg:x="121.32050795438pt" svg:y="59.59455899448pt" svg:viewBox="0 0 3 2" svg:d="M0.176451 1.1554C0.297035 1.14335 0.345483 1.13102 0.715246 1.09495C1.08573 1.05831 0.948393 1.32479 0.883914 1.42769C0.819752 1.53029 0.707225 1.73606 0.554952 1.92953C0.401224 2.12381 0.602701 2.15391 0.707225 2.18401C0.811778 2.21462 0.964424 2.22639 1.26205 2.28717C1.56004 2.34734 1.50321 2.18401 1.51159 2.09945C1.51998 2.01436 1.53528 1.57271 1.5681 1.41564C1.60019 1.25858 1.79287 1.30072 1.86537 1.33081C1.93783 1.36094 2.12255 1.43917 2.27593 1.49964C2.4282 1.56094 2.50069 1.49404 2.53311 1.42741C2.56557 1.36093 2.63731 1.23997 2.70215 1.0643C2.76659 0.888894 2.62166 0.925014 2.47628 0.925014C2.33202 0.925014 2.12255 0.925014 1.8814 0.91941C1.64023 0.913105 1.79289 0.737714 1.79289 0.737714C1.79289 0.737714 1.96993 0.52018 2.10654 0.356543C2.24352 0.193185 2.19541 0.169102 2.05804 0.138455C1.9218 0.108053 1.49522 0.0355724 1.37464 0.0114961C1.25405 -0.012321 1.19796 -0.000552512 1.19796 0.0601811C1.19796 0.120915 1.18155 0.435055 1.18155 0.556277C1.18155 0.676953 1.16588 0.749735 0.956404 0.755759C0.747299 0.761363 0.61834 0.670382 0.449672 0.531647C0.28064 0.39292 0.208513 0.447097 0.192118 0.501806C0.176078 0.556235 0.0391175 0.955486 0.00705512 1.0644C-0.025026 1.1733 0.0559228 1.16755 0.176451 1.15551Z" koffice:nodeTypes="cccccccccccccccccccccccccc"/>
          <draw:path draw:style-name="gr2" draw:id="shape132" draw:name="path5363" draw:layer="" svg:width="4.66306904354pt" svg:height="4.53449072672pt" svg:x="108.78908197150pt" svg:y="64.41781600000pt" svg:viewBox="0 0 5 5" svg:d="M2.24196 1.47905C2.04701 1.27788 2.54254 1.27014 2.83557 1.27014C3.12831 1.27014 3.60785 1.11718 3.76207 1.02105C3.91688 0.924634 4.18486 0.876127 4.50174 0.723452C4.81922 0.570191 4.62366 0.521981 4.29894 0.442223C3.97362 0.361574 3.10387 0 3.10387 0C3.10387 0 2.68136 0.225279 2.44537 0.361879C2.20966 0.498768 1.89249 0.691318 1.38036 0.755595C0.868226 0.819895 0.713711 0.844282 0.689267 0.860349C0.665085 0.876424 0.811488 0.996947 1.00644 1.27044C1.2017 1.54394 1.28287 1.7207 1.52702 2.1308C1.77087 2.54118 1.48631 2.29983 1.28287 2.0424C1.1685 1.89778 0.912286 1.55524 0.674171 1.3121C0.489479 1.12223 0.299054 1.00498 0.299054 1.00498L0.13669 1.35079C0.13669 1.35079 0.13669 1.35886 0.13669 1.47132C0.13669 1.5841 0.039214 2.13884 0.00661908 2.36381C-0.0259836 2.58939 0.0633261 2.58939 0.242015 2.66944C0.420975 2.7501 0.778291 2.95067 1.73828 3.54557C2.69735 4.14047 3.05467 4.53449 3.05467 4.53449C3.05467 4.53449 3.08696 4.27707 3.08696 4.01995C3.08696 3.76312 3.07885 3.24024 2.86757 2.65308C2.65662 2.06621 2.43722 1.68023 2.24196 1.47905Z" koffice:nodeTypes="ccccccccccccccccccccccc"/>
          <draw:path draw:style-name="gr2" draw:id="shape133" draw:name="path5365" draw:layer="" svg:width="7.67114246615pt" svg:height="7.42180315898pt" svg:x="104.19720800000pt" svg:y="60.61000000000pt" svg:viewBox="0 0 8 7" svg:d="M4.51239 4.09977C4.74007 4.14804 4.83156 4.2082 5.15104 4.2082C5.47051 4.2082 5.6073 4.09977 5.93809 4.09977C6.2692 4.09977 6.49748 3.97974 7.03361 3.68017C7.56974 3.37995 7.05625 3.46393 6.68017 3.49965C6.30317 3.5354 5.3221 3.37995 4.89981 3.21134C4.47782 3.0437 4.78627 3.01956 4.89981 3.05527C5.01426 3.0916 5.07147 3.12801 5.91545 3.28374C6.76004 3.4398 7.06819 3.2358 7.5015 3.11609C7.93572 2.99542 7.39929 2.93622 7.39929 2.93622C7.39929 2.93622 5.86985 2.47994 5.10514 1.57993C4.52097 0.891644 4.32297 0.25935 4.26208 0C3.96281 0.374551 3.62956 0.699867 3.28009 0.985601C3.30735 1.11014 3.35936 1.31576 3.43953 1.50753C3.565 1.80807 3.93006 2.20385 3.93006 2.20385C3.93006 2.20385 3.4735 2.01143 3.26847 1.78361C3.1274 1.62723 3.00255 1.3859 2.93829 1.24978C2.43642 1.61725 1.91805 1.91007 1.44037 2.15173C1.49756 2.19967 1.56828 2.26145 1.64814 2.33547C1.85317 2.52757 2.04719 2.77952 2.30974 3.22324C2.57199 3.66762 2.33238 3.6319 2.09278 3.22324C1.85317 2.81556 1.25982 2.39563 1.14568 2.33547C1.13252 2.32888 1.11693 2.32319 1.10103 2.31874C1.04016 2.34832 0.979848 2.37698 0.920477 2.40498C0.597025 2.55719 0.291325 2.69329 0 2.82169C0.195541 2.98804 0.648439 3.45302 0.803283 3.69177C0.974953 3.95563 1.32809 4.19567 1.45446 4.37555C1.57932 4.55542 1.71642 4.75911 1.88747 4.97534C2.05915 5.19126 3.08581 6.40339 3.35968 6.85902C3.63387 7.31499 3.47352 6.739 3.40527 6.4272C3.33673 6.11508 3.23361 5.67103 3.14303 5.32286C3.05154 4.97502 3.24554 5.11885 3.27982 5.31092C3.31405 5.50301 3.35968 5.51492 3.43955 5.88689C3.51941 6.25855 3.72445 6.81072 3.81594 7.1946C3.90683 7.57815 3.9414 7.39861 4.0326 7.21873C4.1241 7.03854 4.26057 6.72642 4.3178 6.53431C4.37507 6.34253 4.42062 5.91071 4.43194 5.25074C4.4433 4.5911 4.13542 4.32691 4.13542 4.23071C4.13542 4.13642 4.28383 4.05212 4.51242 4.09974Z" koffice:nodeTypes="cccccccccccccccccccccccccccccccccccccccc"/>
          <draw:path draw:style-name="gr2" draw:id="shape134" draw:name="path5367" draw:layer="" svg:width="1.99189223368pt" svg:height="0.40743576894pt" svg:x="112.49218400000pt" svg:y="65.95078909489pt" svg:viewBox="0 0 2 0" svg:d="M0.803056 0.019243C0.708871 0.0457455 0.395764 0.113197 0.250435 0.126361C0.103853 0.13974 0 0.146327 0 0.146327C0 0.146327 0.292222 0.407436 0.730396 0.407436C1.16794 0.407436 1.99189 0.407436 1.99189 0.407436C1.99189 0.407436 1.23063 0.119799 1.13644 0.0529762C1.04288 -0.0144443 0.896618 -0.00766293 0.803056 0.0192736Z" koffice:nodeTypes="cccccccc"/>
          <draw:path draw:style-name="gr2" draw:id="shape135" draw:name="path5369" draw:layer="" svg:width="0.26024800287pt" svg:height="0.88415588246pt" svg:x="122.36313878795pt" svg:y="65.43968800000pt" svg:viewBox="0 0 0 1" svg:d="M0.055788 0C0.055788 0 0.0492582 0.339973 0.0302808 0.456924C0.0111401 0.57446 -0.0331649 0.750175 0.0430548 0.796897C0.119417 0.843912 0.189246 0.902097 0.233404 0.878883C0.278203 0.855639 0.258911 0.691411 0.233404 0.550953C0.208223 0.410202 0.170114 0.234194 0.112724 0.117244C0.0558084 0 0.0558084 0 0.0558084 0Z" koffice:nodeTypes="cccccccc"/>
          <draw:path draw:style-name="gr2" draw:id="shape136" draw:name="path5371" draw:layer="" svg:width="0.42013414957pt" svg:height="0.74896967689pt" svg:x="124.64719598508pt" svg:y="66.31134145131pt" svg:viewBox="0 0 0 1" svg:d="M0.018428 0.574283C0.068428 0.686155 0.168116 0.711155 0.243116 0.736475C0.317836 0.761115 0.417804 0.761115 0.417804 0.624283C0.417804 0.487411 0.442524 0.312723 0.330932 0.163035C0.21874 0.0133464 0.159052 -0.0957176 0.094052 0.125515C0.028132 0.346771 -0.03126 0.462083 0.018452 0.574267Z" koffice:nodeTypes="ccccccc"/>
          <draw:path draw:style-name="gr2" draw:id="shape137" draw:name="path5373" draw:layer="" svg:width="0.30747953855pt" svg:height="0.96899610938pt" svg:x="116.91678167171pt" svg:y="64.53000000000pt" svg:viewBox="0 0 0 1" svg:d="M0.0603538 0.883166C0.0948221 0.895451 0.226187 0.968996 0.226187 0.968996C0.226187 0.968996 0.226187 0.625386 0.253735 0.392215C0.281283 0.15965 0.336739 0 0.288381 0C0.240037 0 0.212484 0.0735526 0.177479 0.171652C0.143189 0.269475 0.046132 0.294391 0.0118234 0.576474C-0.0226448 0.858864 0.0258414 0.871173 0.0603405 0.883166Z" koffice:nodeTypes="cccccccc"/>
          <draw:path draw:style-name="gr4" draw:id="shape138" draw:name="path5375" draw:layer="" svg:width="1.24133169584pt" svg:height="0.44416705681pt" svg:x="86.11250400000pt" svg:y="55.26451437527pt" svg:viewBox="0 0 1 0" svg:d="M0.818543 0.213799C0.53931 0.340426 0.173388 0.392287 0.173388 0.392287C0.173388 0.392287 0 0.386848 0 0.427049C0 0.46725 0.202285 0.427049 0.413973 0.404123C0.625661 0.380984 0.914645 0.25417 1.02049 0.208142C1.12634 0.161916 1.28057 0.104217 1.23218 0.0234097C1.18414 -0.057397 1.09743 0.0869315 0.818543 0.213767Z" koffice:nodeTypes="cccccccc"/>
          <draw:path draw:style-name="gr4" draw:id="shape139" draw:name="path5377" draw:layer="" svg:width="1.11350440296pt" svg:height="0.52115244514pt" svg:x="88.09124800000pt" svg:y="56.66789735092pt" svg:viewBox="0 0 1 1" svg:d="M0.957294 0.0495682C0.902506 0.092883 0.464958 0.318032 0.464958 0.318032C0.464958 0.318032 0.328108 0.380295 0.182031 0.417742C0.0362745 0.455397 0 0.511815 0 0.511815C0 0.511815 0.0273515 0.536418 0.182031 0.505751C0.337014 0.47416 0.793404 0.255561 0.938823 0.168031C1.08458 0.0802756 1.14888 0.0556842 1.09414 0.0182373C1.03969 -0.0191864 1.01234 0.00582052 0.957294 0.049597Z" koffice:nodeTypes="ccccccccc"/>
          <draw:path draw:style-name="gr4" draw:id="shape140" draw:name="path5379" draw:layer="" svg:width="0.42574929397pt" svg:height="0.61897868068pt" svg:x="79.84837004898pt" svg:y="40.62930625666pt" svg:viewBox="0 0 0 1" svg:d="M0.275518 0.470382C0.3261 0.544632 0.387664 0.646173 0.415805 0.612242C0.44394 0.578569 0.410115 0.544632 0.342809 0.449731C0.275518 0.355075 0.236369 0.307625 0.236369 0.307625C0.236369 0.307625 0.141146 0.124708 0.0848686 0.0568457C0.0287945 -0.0107646 -0.055418 -0.0446956 0.0512257 0.110912C0.157866 0.267035 0.225156 0.395615 0.275518 0.470356Z" koffice:nodeTypes="cccccccc"/>
          <draw:path draw:style-name="gr4" draw:id="shape141" draw:name="path5381" draw:layer="" svg:width="0.67016027253pt" svg:height="0.62515882547pt" svg:x="79.32500000000pt" svg:y="42.35468800000pt" svg:viewBox="0 0 1 1" svg:d="M0.232543 0.258695C0.309802 0.327141 0.380153 0.387922 0.464574 0.476375C0.548996 0.564836 0.612442 0.659963 0.66156 0.612522C0.71094 0.564829 0.534926 0.463035 0.457667 0.367415C0.380153 0.272041 0.316964 0.211008 0.218216 0.136141C0.11947 0.0612738 0 0 0 0C0 0 0.155029 0.190748 0.232543 0.258695Z" koffice:nodeTypes="ccccccc"/>
          <draw:path draw:style-name="gr4" draw:id="shape142" draw:name="path5383" draw:layer="" svg:width="1.29714605540pt" svg:height="0.77994092404pt" svg:x="79.16807635380pt" svg:y="44.32905058707pt" svg:viewBox="0 0 1 1" svg:d="M0.783422 0.616276C0.970278 0.768897 1.24576 0.814707 1.28525 0.753996C1.3248 0.692742 1.26566 0.643604 1.10873 0.582886C0.952483 0.522196 0.697646 0.39301 0.57023 0.324563C0.443168 0.255819 0.315751 0.179954 0.227484 0.111782C0.139568 0.0433212 0.0352907 -0.0182021 0.00254716 0.00497865C-0.0301993 0.0284349 0.262007 0.272125 0.350274 0.310489C0.438901 0.34857 0.596568 0.463386 0.783422 0.616276Z" koffice:nodeTypes="cccccccc"/>
          <draw:path draw:style-name="gr4" draw:id="shape143" draw:name="path5385" draw:layer="" svg:width="0.73651915658pt" svg:height="0.28896013299pt" svg:x="79.59569242254pt" svg:y="46.69143745560pt" svg:viewBox="0 0 1 0" svg:d="M0.735868 0.213251C0.735868 0.144211 0.752748 0.109811 0.61462 0.100747C0.476492 0.0923465 0.286183 0.0666665 0.286183 0.0666665C0.286183 0.0666665 0.01837 -0.0373975 0.000869976 0.0145065C-0.016314 0.0666665 0.225557 0.170755 0.329308 0.187947C0.43306 0.205467 0.562436 0.239787 0.622748 0.273883C0.683708 0.308283 0.735868 0.282043 0.735868 0.213243Z" koffice:nodeTypes="cccccccc"/>
          <draw:path draw:style-name="gr4" draw:id="shape144" draw:name="path5387" draw:layer="" svg:width="1.11752782447pt" svg:height="0.25750701188pt" svg:x="79.97556803394pt" svg:y="48.90699814375pt" svg:viewBox="0 0 1 0" svg:d="M0.562872 0.0404979C0.269432 0.0404979 0.0184944 -0.0291821 0.00130716 0.0142579C-0.0158768 0.0576979 0.139432 0.127074 0.286616 0.178634C0.433808 0.230794 0.710368 0.247994 0.900368 0.256474C1.09037 0.264874 1.12506 0.222074 1.1163 0.127098C1.10758 0.0314739 0.856928 0.0405299 0.562872 0.0405299Z" koffice:nodeTypes="ccccccc"/>
          <draw:path draw:style-name="gr4" draw:id="shape145" draw:name="path5389" draw:layer="" svg:width="1.59477367071pt" svg:height="0.24083404259pt" svg:x="81.25593600000pt" svg:y="51.15961679619pt" svg:viewBox="0 0 2 0" svg:d="M1.58125 0.0200712C1.53813 -0.0230488 1.43438 0.0116712 1.27 0.0459912C1.10625 0.0809512 0.838128 0.132871 0.682504 0.124471C0.52688 0.116071 0.19 0.106951 0.19 0.106951C0.19 0.106951 0 0.106951 0 0.150071C0 0.193511 0.250312 0.184791 0.61344 0.227911C0.976248 0.271351 1.21813 0.193511 1.39094 0.167271C1.56406 0.141351 1.62469 0.0638392 1.58125 0.0200872Z" koffice:nodeTypes="ccccccccc"/>
          <draw:path draw:style-name="gr4" draw:id="shape146" draw:name="path5391" draw:layer="" svg:width="1.48311386583pt" svg:height="0.38171750102pt" svg:x="82.73926825307pt" svg:y="52.64195665614pt" svg:viewBox="0 0 1 0" svg:d="M1.04855 0.130539C0.86698 0.199899 0.737604 0.216795 0.599172 0.216795C0.461044 0.216795 0.132604 0.277435 0.132604 0.277435C0.132604 0.277435 -0.0230203 0.294955 0.00291575 0.355515C0.0288357 0.415835 0.0807557 0.355515 0.218548 0.337995C0.35698 0.320475 0.460732 0.337995 0.702604 0.329515C0.944484 0.320795 1.08292 0.259835 1.2298 0.234203C1.37667 0.207963 1.54073 0.130139 1.46323 0.0348273C1.38539 -0.0598607 1.23011 0.0610673 1.04855 0.130451Z" koffice:nodeTypes="cccccccccc"/>
          <draw:path draw:style-name="gr4" draw:id="shape147" draw:name="path5393" draw:layer="" svg:width="1.09570758338pt" svg:height="0.63357317759pt" svg:x="84.76676334191pt" svg:y="53.85621887396pt" svg:viewBox="0 0 1 1" svg:d="M0.911123 0.0947949C0.802528 0.177627 0.386436 0.391043 0.386436 0.391043C0.386436 0.391043 0.304956 0.439311 0.14208 0.501238C-0.0208215 0.563196 -0.0116602 0.591036 0.0154886 0.625359C0.0426206 0.659681 0.14208 0.577091 0.23237 0.549493C0.322651 0.521857 0.621304 0.369902 0.775044 0.274137C0.928793 0.17713 1.12768 0.101513 1.09136 0.0328555C1.05569 -0.0360439 1.01977 0.0124786 0.911123 0.094814Z" koffice:nodeTypes="ccccccccc"/>
          <draw:path draw:style-name="gr4" draw:id="shape148" draw:name="path5395" draw:layer="" svg:width="0.94462546992pt" svg:height="1.71370294678pt" svg:x="82.12720529100pt" svg:y="37.74502353923pt" svg:viewBox="0 0 1 2" svg:d="M0.420035 0.852508C0.420035 0.852508 0.453469 0.955978 0.76355 1.47882C1.07395 2.00124 0.907813 1.50825 0.830029 1.37493C0.752275 1.23993 0.298211 0.375121 0.143007 0.13581C-0.0118937 -0.103103 -0.0340689 0.0163486 0.0433813 0.165238C0.121135 0.314558 0.420004 0.852508 0.420004 0.852508Z" koffice:nodeTypes="ccccccc"/>
          <draw:path draw:style-name="gr4" draw:id="shape149" draw:name="path5397" draw:layer="" svg:width="0.88145574255pt" svg:height="1.50235794438pt" svg:x="80.95909893241pt" svg:y="39.23773624324pt" svg:viewBox="0 0 1 2" svg:d="M0.871341 1.4832C0.914153 1.42731 0.817638 1.37135 0.646608 1.09213C0.475263 0.812507 0.132872 0.239876 0.132872 0.239876C0.132872 0.239876 0.0363499 -0.0255734 0.00436857 0.00200985C-0.0276277 0.029956 0.122019 0.449011 0.261083 0.631338C0.400447 0.81289 0.58206 1.16222 0.678582 1.31581C0.775111 1.4694 0.828506 1.53912 0.871341 1.4832Z" koffice:nodeTypes="ccccccc"/>
          <draw:path draw:style-name="gr4" draw:id="shape150" draw:name="path5399" draw:layer="" svg:width="1.33283999964pt" svg:height="0.32868966338pt" svg:x="81.43934137310pt" svg:y="44.03507979508pt" svg:viewBox="0 0 1 0" svg:d="M1.33284 0.25648C1.33284 0.14492 0.971907 0.161792 0.808787 0.127416C0.645347 0.0930162 0.353155 0.0327362 0.353155 0.0327362C0.353155 0.0327362 0.00909863 -0.0275838 0.000658627 0.0155362C-0.00806137 0.0580162 0.0693786 0.10116 0.258475 0.13616C0.447531 0.17024 0.731283 0.256472 0.946283 0.290848C1.16128 0.325248 1.33284 0.368688 1.33284 0.256448Z" koffice:nodeTypes="cccccccc"/>
          <draw:path draw:style-name="gr4" draw:id="shape151" draw:name="path5401" draw:layer="" svg:width="0.92424916674pt" svg:height="0.36238117214pt" svg:x="81.76551943580pt" svg:y="42.08648599914pt" svg:viewBox="0 0 1 0" svg:d="M0.116966 0.0771752C0.347097 0.19381 0.500317 0.24874 0.62109 0.289939C0.741562 0.330922 0.840107 0.393027 0.906204 0.344869C0.971963 0.296523 0.851213 0.26247 0.654138 0.20754C0.456755 0.152611 0.358218 0.10464 0.358218 0.10464C0.358218 0.10464 0.248559 0.0703993 0.149714 0.0359756C0.0508764 0.00173491 -0.113457 -0.0394599 0.11695 0.0771993Z" koffice:nodeTypes="cccccccc"/>
          <draw:path draw:style-name="gr4" draw:id="shape152" draw:name="path5403" draw:layer="" svg:width="0.59572237673pt" svg:height="0.47838640112pt" svg:x="83.45701916203pt" svg:y="40.52684821017pt" svg:viewBox="0 0 1 0" svg:d="M0.380979 0.221346C0.266409 0.134673 0.169689 0.086905 0.169689 0.086905C0.169689 0.086905 0.0290739 -0.0313238 0.00254152 0.00801751C-0.0237625 0.0478015 0.160767 0.165798 0.248805 0.236695C0.336843 0.307803 0.495309 0.512926 0.574419 0.473368C0.653534 0.434027 0.495068 0.308019 0.380979 0.221346Z" koffice:nodeTypes="cccccc"/>
          <draw:path draw:style-name="gr4" draw:id="shape153" draw:name="path5405" draw:layer="" svg:width="1.03177157136pt" svg:height="0.30323802756pt" svg:x="82.18526393277pt" svg:y="46.08269785597pt" svg:viewBox="0 0 1 0" svg:d="M0.4188 0.121366C0.4188 0.121366 0.219736 0.172886 0.0903601 0.207614C-0.0390159 0.242334 -0.0477599 0.303238 0.185672 0.303238C0.419112 0.303238 0.514112 0.242598 0.74724 0.198862C0.980672 0.155742 1.0588 0.129822 1.0238 0.0519901C0.9894 -0.0261699 0.868176 0.000150172 0.773176 0.0260701C0.678176 0.0519901 0.4188 0.121382 0.4188 0.121382Z" koffice:nodeTypes="cccccccc"/>
          <draw:path draw:style-name="gr4" draw:id="shape154" draw:name="path5407" draw:layer="" svg:width="0.95176399846pt" svg:height="0.47407905835pt" svg:x="82.96573201026pt" svg:y="47.68624744460pt" svg:viewBox="0 0 1 0" svg:d="M0.00113999 0.455937C-0.01606 0.499697 0.165204 0.455937 0.28614 0.412817C0.407084 0.369377 0.657708 0.240001 0.80458 0.196569C0.951764 0.153449 0.951764 0.127209 0.951764 0.0406246C0.951764 -0.0456234 0.795828 0.0231046 0.60614 0.0840646C0.41614 0.144705 0.173956 0.335313 0.173956 0.335313C0.173956 0.335313 0.018332 0.412833 0.00113999 0.455937Z" koffice:nodeTypes="ccccccc"/>
          <draw:path draw:style-name="gr4" draw:id="shape155" draw:name="path5409" draw:layer="" svg:width="1.27868673421pt" svg:height="0.51476132251pt" svg:x="84.50801491381pt" svg:y="49.05523504799pt" svg:viewBox="0 0 1 1" svg:d="M1.08109 0.189737C1.27685 0.11485 1.31608 0.0592492 1.24717 0.0218031C1.17896 -0.0152183 1.12032 -0.00913413 0.964122 0.0715668C0.807575 0.152285 0.50474 0.288828 0.50474 0.288828C0.50474 0.288828 0.348547 0.326251 0.231234 0.363485C0.113912 0.400736 -0.0327374 0.462811 0.00648744 0.500028C0.0453866 0.537279 0.28989 0.500028 0.416747 0.431644C0.543965 0.363485 0.886025 0.26394 1.08109 0.189725Z" koffice:nodeTypes="ccccccccc"/>
          <draw:path draw:style-name="gr4" draw:id="shape156" draw:name="path5411" draw:layer="" svg:width="1.64608777766pt" svg:height="0.73185679867pt" svg:x="85.84165276088pt" svg:y="50.37154834053pt" svg:viewBox="0 0 2 1" svg:d="M1.02388 0.432565C1.11246 0.380414 1.3783 0.321892 1.50059 0.262275C1.62248 0.202938 1.70025 0.0254077 1.60046 0.00321975C1.50059 -0.0189544 1.4453 0.0770038 1.2348 0.180463C1.02391 0.284463 0.303428 0.602594 0.303428 0.602594C0.303428 0.602594 0.314205 0.602594 0.114581 0.654471C-0.0850843 0.706074 0.00392505 0.743496 0.170314 0.728529C0.336704 0.713267 0.44736 0.713267 0.647025 0.610362C0.84629 0.506636 0.934899 0.484448 1.02391 0.432578Z" koffice:nodeTypes="cccccccccc"/>
          <draw:path draw:style-name="gr4" draw:id="shape157" draw:name="path5413" draw:layer="" svg:width="1.07847756085pt" svg:height="0.72004012748pt" svg:x="87.99258365691pt" svg:y="51.71306796132pt" svg:viewBox="0 0 1 1" svg:d="M0.407523 0.546301C0.560373 0.495116 0.78463 0.333369 0.892368 0.253021C0.99979 0.171879 1.13448 0.0692588 1.05399 0.0178162C0.972823 -0.0333684 0.883612 0.0326829 0.757688 0.127598C0.632096 0.223322 0.299777 0.509712 0.299777 0.509712C0.299777 0.509712 0.254997 0.516839 0.0755283 0.634605C-0.103933 0.751814 0.084584 0.729805 0.147226 0.678662C0.2102 0.627477 0.255296 0.597784 0.407498 0.546335Z" koffice:nodeTypes="ccccccccc"/>
          <draw:path draw:style-name="gr4" draw:id="shape158" draw:name="path5415" draw:layer="" svg:width="1.24039538527pt" svg:height="0.44433217663pt" svg:x="112.77314120709pt" svg:y="55.26456237527pt" svg:viewBox="0 0 1 0" svg:d="M1.06777 0.392328C1.06777 0.392328 0.701983 0.340441 0.422499 0.213806C0.143719 0.0869476 0.0570618 -0.0574077 0.00902877 0.0234141C-0.0389953 0.104236 0.115181 0.161935 0.220985 0.20818C0.326442 0.254414 0.615317 0.381076 0.826926 0.404198C1.03888 0.427129 1.2404 0.467523 1.2404 0.427129C1.2404 0.386707 1.06777 0.39236 1.06777 0.39236Z" koffice:nodeTypes="cccccccc"/>
          <draw:path draw:style-name="gr4" draw:id="shape159" draw:name="path5417" draw:layer="" svg:width="1.11458856050pt" svg:height="0.52126926637pt" svg:x="110.85332248272pt" svg:y="56.66791630787pt" svg:viewBox="0 0 1 1" svg:d="M0.931812 0.417775C0.785664 0.380347 0.649076 0.318054 0.649076 0.318054C0.649076 0.318054 0.211602 0.0928796 0.156501 0.04956C0.102109 0.00600961 0.0743216 -0.0192542 0.0192541 0.0181968C-0.0351377 0.0556247 0.0284602 0.0802419 0.17531 0.168007C0.32047 0.255547 0.777083 0.474177 0.932142 0.505765C1.08721 0.536666 1.11459 0.51183 1.11459 0.51183C1.11459 0.51183 1.07768 0.455457 0.931812 0.417746Z" koffice:nodeTypes="ccccccccc"/>
          <draw:path draw:style-name="gr4" draw:id="shape160" draw:name="path5419" draw:layer="" svg:width="0.42536090380pt" svg:height="0.61884181158pt" svg:x="119.49955022505pt" svg:y="40.62962916356pt" svg:viewBox="0 0 0 1" svg:d="M0.149688 0.470076C0.200247 0.395342 0.267491 0.266776 0.374289 0.110916C0.480472 -0.0446929 0.396934 -0.0107719 0.340636 0.0568561C0.284589 0.124711 0.18941 0.307607 0.18941 0.307607C0.18941 0.307607 0.14986 0.354807 0.0830181 0.449698C0.01556 0.544588 -0.0180725 0.578516 0.00985194 0.612198C0.037766 0.645867 0.0995265 0.544343 0.149667 0.470101Z" koffice:nodeTypes="cccccccc"/>
          <draw:path draw:style-name="gr4" draw:id="shape161" draw:name="path5421" draw:layer="" svg:width="0.66911727158pt" svg:height="0.62515777579pt" svg:x="119.85638025680pt" svg:y="42.35500000000pt" svg:viewBox="0 0 1 1" svg:d="M0.00858219 0.612522C0.0574002 0.659962 0.120805 0.564829 0.205674 0.476375C0.289515 0.387921 0.360065 0.327141 0.437265 0.258694C0.514719 0.190747 0.669117 0 0.669117 0C0.669117 0 0.549742 0.0612927 0.451072 0.136141C0.352651 0.211007 0.28926 0.272041 0.212061 0.367414C0.135372 0.462788 -0.0407528 0.564588 0.00858219 0.612522Z" koffice:nodeTypes="ccccccc"/>
          <draw:path draw:style-name="gr4" draw:id="shape162" draw:name="path5423" draw:layer="" svg:width="1.29846992463pt" svg:height="0.77991877570pt" svg:x="119.69268671117pt" svg:y="44.32905447246pt" svg:viewBox="0 0 1 1" svg:d="M1.29597 0.00497515C1.26252 -0.0181982 1.15817 0.0433383 1.07021 0.111778C0.981872 0.179955 0.854776 0.255841 0.727288 0.324556C0.59981 0.393016 0.345198 0.522158 0.188521 0.582875C0.0318347 0.643563 -0.0272737 0.692715 0.0115424 0.753983C0.051106 0.814671 0.327039 0.76889 0.513991 0.616264C0.700943 0.463376 0.858687 0.34857 0.947359 0.310758C1.03642 0.272112 1.32838 0.028431 1.29597 0.00497515Z" koffice:nodeTypes="cccccccc"/>
          <draw:path draw:style-name="gr4" draw:id="shape163" draw:name="path5425" draw:layer="" svg:width="0.73586943001pt" svg:height="0.28909305260pt" svg:x="119.66809847194pt" svg:y="46.69101755775pt" svg:viewBox="0 0 1 0" svg:d="M0.45003 0.0667984C0.45003 0.0667984 0.26003 0.0923984 0.12159 0.100878C-0.0162265 0.109918 0.000653527 0.144638 0.000653527 0.213382C0.000653527 0.282102 0.0524935 0.308694 0.112838 0.273702C0.173478 0.239622 0.302838 0.204982 0.406278 0.187766C0.51003 0.170566 0.751902 0.0665104 0.73503 0.0143264C0.71783 -0.0371936 0.45003 0.0668064 0.45003 0.0668064Z" koffice:nodeTypes="cccccccc"/>
          <draw:path draw:style-name="gr4" draw:id="shape164" draw:name="path5427" draw:layer="" svg:width="1.11746957153pt" svg:height="0.25751409730pt" svg:x="118.90696224331pt" svg:y="48.90696614375pt" svg:viewBox="0 0 1 0" svg:d="M0.553974 0.0405299C0.260854 0.0405299 0.0102218 0.0314899 0.00116576 0.127098C-0.00731424 0.222098 0.0270858 0.264906 0.217102 0.256474C0.407102 0.248074 0.683974 0.230874 0.830534 0.178634C0.977102 0.127034 1.13335 0.0573859 1.11617 0.0142579C1.09897 -0.0291821 0.848038 0.0404979 0.553974 0.0404979Z" koffice:nodeTypes="ccccccc"/>
          <draw:path draw:style-name="gr4" draw:id="shape165" draw:name="path5429" draw:layer="" svg:width="1.59477000442pt" svg:height="0.24082976773pt" svg:x="117.14929059913pt" svg:y="51.15990306991pt" svg:viewBox="0 0 2 0" svg:d="M1.40509 0.106969C1.40509 0.106969 1.06758 0.115689 0.912269 0.124489C0.756645 0.132889 0.489149 0.0810489 0.324149 0.0460089C0.160709 0.0116089 0.0566454 -0.0230311 0.0135254 0.0200889C-0.0299146 0.0638489 0.0307254 0.141337 0.203525 0.167273C0.376333 0.193513 0.618205 0.271337 0.981333 0.227913C1.34415 0.184793 1.59477 0.193513 1.59477 0.150073C1.59477 0.106953 1.40509 0.106953 1.40509 0.106953Z" koffice:nodeTypes="ccccccccc"/>
          <draw:path draw:style-name="gr4" draw:id="shape166" draw:name="path5431" draw:layer="" svg:width="1.48318488820pt" svg:height="0.38170413156pt" svg:x="115.77778365044pt" svg:y="52.64251966077pt" svg:viewBox="0 0 1 0" svg:d="M1.35034 0.277168C1.35034 0.277168 1.0219 0.216528 0.8844 0.216528C0.745968 0.216528 0.61628 0.199328 0.434712 0.13028C0.253152 0.0612403 0.0978404 -0.0600397 0.0200324 0.0349603C-0.0578076 0.12996 0.10628 0.208088 0.253152 0.234336C0.400344 0.259936 0.538464 0.320592 0.780344 0.329648C1.02222 0.338048 1.12628 0.320928 1.26471 0.338048C1.40315 0.355248 1.4544 0.415888 1.48034 0.355568C1.50594 0.294288 1.35034 0.277088 1.35034 0.277088Z" koffice:nodeTypes="cccccccccc"/>
          <draw:path draw:style-name="gr4" draw:id="shape167" draw:name="path5433" draw:layer="" svg:width="1.09654306637pt" svg:height="0.63348284856pt" svg:x="114.18591579131pt" svg:y="53.85643910637pt" svg:viewBox="0 0 1 1" svg:d="M0.954579 0.501027C0.791934 0.439073 0.71013 0.39084 0.71013 0.39084C0.71013 0.39084 0.294206 0.177439 0.185243 0.094613C0.0769246 0.0122833 0.0406007 -0.0359683 0.00427683 0.0329134C-0.0317455 0.101311 0.16724 0.177172 0.321047 0.274172C0.475172 0.370178 0.773613 0.521899 0.863928 0.549508C0.954244 0.576887 1.05406 0.659446 1.08089 0.625368C1.10837 0.591048 1.11725 0.562968 0.954579 0.501008Z" koffice:nodeTypes="ccccccccc"/>
          <draw:path draw:style-name="gr4" draw:id="shape168" draw:name="path5435" draw:layer="" svg:width="0.94503479702pt" svg:height="1.71377725579pt" svg:x="116.90084022478pt" svg:y="37.74501192132pt" svg:viewBox="0 0 1 2" svg:d="M0.18115 1.47888C0.491321 0.956044 0.524436 0.85254 0.524436 0.85254C0.524436 0.85254 0.823369 0.314579 0.901443 0.165257C0.979215 0.0163431 0.957049 -0.103111 0.801493 0.135828C0.646862 0.374736 0.192092 1.23997 0.114625 1.37499C0.0371661 1.50835 -0.129628 2.00132 0.181119 1.47888Z" koffice:nodeTypes="ccccccc"/>
          <draw:path draw:style-name="gr4" draw:id="shape169" draw:name="path5437" draw:layer="" svg:width="0.88127476903pt" svg:height="1.50219742824pt" svg:x="118.10213459454pt" svg:y="39.23742745541pt" svg:viewBox="0 0 1 2" svg:d="M0.87691 0.00200582C0.844917 -0.0255466 0.748713 0.239859 0.748713 0.239859C0.748713 0.239859 0.406065 0.812459 0.234444 1.09206C0.0637095 1.37127 -0.0325174 1.42719 0.0100273 1.48311C0.0528349 1.539 0.106246 1.46889 0.202473 1.31536C0.2984 1.16177 0.480873 0.812459 0.619922 0.630907C0.759272 0.449365 0.908888 0.0303426 0.87691 0.00200582Z" koffice:nodeTypes="ccccccc"/>
          <draw:path draw:style-name="gr4" draw:id="shape170" draw:name="path5439" draw:layer="" svg:width="1.33288665345pt" svg:height="0.32877512422pt" svg:x="117.22781600000pt" svg:y="44.03497457898pt" svg:viewBox="0 0 1 0" svg:d="M0 0.256585C0 0.368465 0.171872 0.325625 0.386872 0.290985C0.60156 0.256585 0.885312 0.170361 1.07437 0.136297C1.26343 0.101577 1.34125 0.0582174 1.33218 0.0156734C1.32402 -0.0277666 0.97968 0.0328734 0.97968 0.0328734C0.97968 0.0328734 0.687184 0.0928734 0.524056 0.127553C0.360936 0.162273 2.27374e-14 0.145073 2.27374e-14 0.256617Z" koffice:nodeTypes="cccccccc"/>
          <draw:path draw:style-name="gr4" draw:id="shape171" draw:name="path5441" draw:layer="" svg:width="0.92305395884pt" svg:height="0.36223400391pt" svg:x="117.27373996774pt" svg:y="42.08647899940pt" svg:viewBox="0 0 1 0" svg:d="M0.773721 0.0359725C0.67494 0.0703988 0.565652 0.104623 0.565652 0.104623C0.565652 0.104623 0.467178 0.152579 0.269923 0.207502C0.0732674 0.262421 -0.0477266 0.296654 0.01802 0.344803C0.0840433 0.392759 0.182556 0.330888 0.30295 0.289885C0.423045 0.248669 0.576766 0.193775 0.806748 0.0771637C1.03612 -0.0394476 0.872157 0.00174359 0.773698 0.0359484Z" koffice:nodeTypes="cccccccc"/>
          <draw:path draw:style-name="gr4" draw:id="shape172" draw:name="path5443" draw:layer="" svg:width="0.59618218837pt" svg:height="0.47838786289pt" svg:x="115.77146648438pt" svg:y="40.52716065206pt" svg:viewBox="0 0 1 0" svg:d="M0.0213088 0.473369C0.100449 0.512931 0.258735 0.307803 0.347289 0.236695C0.43488 0.165798 0.619949 0.0475689 0.593648 0.00801724C0.567086 -0.0313242 0.426436 0.0869101 0.426436 0.0869101C0.426436 0.0869101 0.32992 0.134662 0.215305 0.221346C0.10069 0.308024 -0.0578374 0.433817 0.0213088 0.473369Z" koffice:nodeTypes="cccccc"/>
          <draw:path draw:style-name="gr4" draw:id="shape173" draw:name="path5445" draw:layer="" svg:width="1.03171541341pt" svg:height="0.30322399526pt" svg:x="116.78307336812pt" svg:y="46.08271190774pt" svg:viewBox="0 0 1 0" svg:d="M0.284423 0.198848C0.517863 0.242608 0.613175 0.303224 0.846615 0.303224C1.07942 0.303224 1.07068 0.242584 0.941303 0.2076C0.811927 0.17264 0.613175 0.121352 0.613175 0.121352C0.613175 0.121352 0.353799 0.0519921 0.258799 0.0260401C0.163487 0.000120087 0.0425506 -0.0261199 0.00786264 0.0519601C-0.0268574 0.1298 0.0513026 0.155712 0.284423 0.198832Z" koffice:nodeTypes="cccccccc"/>
          <draw:path draw:style-name="gr4" draw:id="shape174" draw:name="path5447" draw:layer="" svg:width="0.95208020420pt" svg:height="0.47393844217pt" svg:x="116.08249600000pt" svg:y="47.68593544460pt" svg:viewBox="0 0 1 0" svg:d="M0.777816 0.335313C0.777816 0.335313 0.535944 0.145001 0.345632 0.0840646C0.15532 0.0231046 0 -0.0456234 0 0.0406246C0 0.127193 0 0.153441 0.147192 0.196561C0.294064 0.240321 0.544688 0.369689 0.66532 0.412817C0.786568 0.455937 0.968128 0.499377 0.950944 0.455937C0.933424 0.413137 0.777816 0.335313 0.777816 0.335313Z" koffice:nodeTypes="ccccccc"/>
          <draw:path draw:style-name="gr4" draw:id="shape175" draw:name="path5449" draw:layer="" svg:width="1.27877579496pt" svg:height="0.51463165199pt" svg:x="114.36137893343pt" svg:y="49.05534023087pt" svg:viewBox="0 0 1 1" svg:d="M1.04693 0.363375C0.930317 0.326186 0.773765 0.288727 0.773765 0.288727C0.773765 0.288727 0.47092 0.152426 0.31472 0.0714937C0.158168 -0.00898461 0.0998626 -0.0152631 0.0313071 0.0217364C-0.0372664 0.0591548 0.00199597 0.114772 0.197041 0.189649C0.393173 0.263855 0.734539 0.363163 0.862114 0.431537C0.988623 0.499912 1.23352 0.53713 1.27239 0.499912C1.31129 0.462723 1.16461 0.400604 1.04693 0.363386Z" koffice:nodeTypes="ccccccccc"/>
          <draw:path draw:style-name="gr4" draw:id="shape176" draw:name="path5451" draw:layer="" svg:width="1.64562816772pt" svg:height="0.73217184150pt" svg:x="112.87567782275pt" svg:y="50.37184050857pt" svg:viewBox="0 0 2 1" svg:d="M1.53091 0.654615C1.33166 0.602727 1.34248 0.602727 1.34248 0.602727C1.34248 0.602727 0.621698 0.284527 0.411634 0.180511C0.201169 0.0770236 0.145454 -0.0189689 0.0460304 0.00322373C-0.0542348 0.0254027 0.0231449 0.202971 0.145474 0.262334C0.266942 0.321957 0.533923 0.380252 0.621719 0.43266C0.710695 0.484548 0.799313 0.506734 0.99895 0.610749C1.19779 0.713964 1.30923 0.713964 1.47559 0.728942C1.64196 0.743659 1.73056 0.706215 1.53091 0.654601Z" koffice:nodeTypes="cccccccccc"/>
          <draw:path draw:style-name="gr4" draw:id="shape177" draw:name="path5453" draw:layer="" svg:width="1.07763246747pt" svg:height="0.72002812324pt" svg:x="110.96906250365pt" svg:y="51.71306813607pt" svg:viewBox="0 0 1 1" svg:d="M1.00208 0.634599C0.823008 0.517127 0.778246 0.509707 0.778246 0.509707C0.778246 0.509707 0.44638 0.22332 0.320838 0.127597C0.194639 0.0326621 0.105753 -0.0333615 0.0246583 0.0178159C-0.0561467 0.0690001 0.078473 0.171878 0.185886 0.253019C0.293582 0.333631 0.517751 0.495119 0.670218 0.546296C0.823332 0.597752 0.867455 0.627438 0.930388 0.678622C0.993338 0.729806 1.18147 0.751807 1.00206 0.634565Z" koffice:nodeTypes="ccccccccc"/>
          <draw:path draw:style-name="gr2" draw:id="shape178" draw:name="path5455" draw:layer="" svg:width="8.51618418342pt" svg:height="0.72462315750pt" svg:x="95.86750400000pt" svg:y="31.09531200000pt" svg:viewBox="0 0 9 1" svg:d="M4.25825 0.362046C3.044 0.379071 1.61953 0.240747 0.835715 0C0.557149 0.0508025 0.278574 0.101353 0 0.151897C1.29195 0.553311 2.37142 0.708933 4.25825 0.724623C6.1454 0.70896 7.22455 0.553311 8.51618 0.151897C8.23761 0.101367 7.95871 0.0508093 7.68013 0C6.89665 0.240747 5.4725 0.379071 4.25825 0.362046Z" koffice:nodeTypes="ccccccc"/>
          <draw:path draw:style-name="gr2" draw:id="shape179" draw:name="path5457" draw:layer="" svg:width="10.01318215857pt" svg:height="2.06173829239pt" svg:x="95.25201301526pt" svg:y="28.72209538479pt" svg:viewBox="0 0 10 2" svg:d="M9.51799 1.84543C9.41943 1.7664 8.85446 1.3787 8.70712 1.30795C8.55978 1.23656 8.67446 1.04714 8.69953 0.968135C8.72391 0.888778 9.36272 0.714939 9.71509 0.628003C10.0668 0.541068 10.0098 0.469679 10.0098 0.469679C10.0098 0.469679 9.80474 0.240282 8.52713 0.106065C7.25017 -0.028144 5.00678 0.00326588 5.00678 0.00326588C5.00678 0.00326588 2.76305 -0.0284933 1.48544 0.106065C0.208159 0.240282 0.00346285 0.469679 0.00346285 0.469679C0.00346285 0.469679 -0.0539176 0.541076 0.298474 0.628003C0.650512 0.714939 1.28898 0.88881 1.31371 0.968135C1.33843 1.04717 1.45314 1.23688 1.30611 1.30795C1.15877 1.3787 0.593469 1.76643 0.495568 1.84543C0.397346 1.92479 0.389102 2.05103 0.544678 2.05896C0.700255 2.06627 0.702896 2.06465 1.14228 1.97961C2.4568 1.72801 3.6942 1.65757 5.00774 1.64011C6.32062 1.65758 7.55769 1.72801 8.87288 1.97961C9.31194 2.06401 9.31456 2.06655 9.47048 2.05896C9.62474 2.05084 9.61651 1.92476 9.51858 1.84543Z" koffice:nodeTypes="cccccccccccccccccccc"/>
          <draw:path draw:style-name="gr2" draw:id="shape180" draw:name="polygon5459" draw:layer="" svg:width="4.04608533333pt" svg:height="1.65911328000pt" draw:transform="matrix(0.39062500000 0.00000000000 0.00000000000 0.39062500000 94.83687500000pt 29.47218750000pt)" svg:viewBox="0 0 4 2" svg:d="M4.04609 0.494747L1.58592 0L0 0.988764L1.95197 1.65911Z" koffice:nodeTypes="ccccc"/>
          <draw:path draw:style-name="gr2" draw:id="shape181" draw:name="polygon5461" draw:layer="" svg:width="4.04794368000pt" svg:height="1.65911328000pt" draw:transform="matrix(0.39062500000 0.00000000000 0.00000000000 0.39062500000 103.78718750000pt 29.47218750000pt)" svg:viewBox="0 0 4 2" svg:d="M4.04794 0.988764L2.46073 0L0 0.494747L2.09553 1.65911Z" koffice:nodeTypes="ccccc"/>
          <draw:path draw:style-name="gr2" draw:id="shape182" draw:name="path5463" draw:layer="" svg:width="5.59457439376pt" svg:height="0.25909037439pt" svg:x="97.10344000000pt" svg:y="30.86067858315pt" svg:viewBox="0 0 6 0" svg:d="M5.59457 0.0984348C4.79221 0.0483281 4.28284 -0.00638837 2.79729 0.000607462C1.31203 0.00744854 0.802974 0.0483281 0 0.0984348C0.505439 0.205327 1.3229 0.25909 2.79729 0.25909C4.27229 0.25909 5.08944 0.205168 5.59457 0.0984348Z" koffice:nodeTypes="ccccc"/>
          <draw:path draw:style-name="gr5" draw:id="shape183" draw:name="path5465" draw:layer="" svg:width="4.34642887890pt" svg:height="3.63486142656pt" svg:x="96.73593600000pt" svg:y="53.76315200000pt" svg:viewBox="0 0 4 4" svg:d="M4.13383 1.49387C4.04176 1.32258 4.01525 1.3384 3.90948 1.44747C3.8043 1.55615 3.69824 1.18226 3.68513 0.949037C3.672 0.716165 3.76409 0 3.76409 0C3.76409 0 3.24983 0.124515 2.97334 0.233215C2.69684 0.342258 2.43316 0.373555 2.2091 0.436164C1.98504 0.498774 1.86646 0.559993 1.74788 0.529384C1.62929 0.498387 1.37872 0.482624 1.18118 0.482624C0.983634 0.482624 0.997041 0.529384 0.798916 0.762625C0.601369 0.995497 0.548635 1.12002 0.390425 1.55619C0.232216 1.99132 0.179482 2.39584 0.127031 2.92489C0.0923479 3.27128 0.0355488 3.51034 0 3.63486L2.36235 3.63486C2.39062 3.54543 2.42732 3.43294 2.45938 3.34969C2.52114 3.18872 2.65109 3.08655 2.74404 3.0353C2.83699 2.98405 2.91769 2.98405 2.96052 2.86056C3.00363 2.73604 3.12164 2.63353 3.24547 2.56783C3.3693 2.50214 3.58578 2.53859 3.78419 2.60429C3.98203 2.66963 4.0502 2.50935 4.10557 2.42164C4.16121 2.33393 4.18627 2.20974 4.29175 2.04945C4.39693 1.88813 4.318 1.74193 4.318 1.74193C4.318 1.74193 4.22623 1.66487 4.13386 1.49392Z" koffice:nodeTypes="ccccccccccccccccccccccc"/>
          <draw:path draw:style-name="gr5" draw:id="shape184" draw:name="path5467" draw:layer="" svg:width="3.39821153645pt" svg:height="2.35022550224pt" svg:x="102.10187200000pt" svg:y="54.41109600000pt" svg:viewBox="0 0 3 2" svg:d="M3.3346 0.687195C3.29969 0.55775 3.31365 0.5406 3.22151 0.522346C3.12972 0.504644 2.97439 0.481419 2.84035 0.434664C2.70633 0.387647 2.72029 0.687195 2.72029 0.687195C2.72029 0.687195 2.402 0.715943 2.04213 0.68153C1.68193 0.646126 1.25821 0.376169 1.10953 0.287659C0.961533 0.199701 0.798558 0 0.798558 0C0.798558 0 0.685478 0.0879581 0.572398 0.141064C0.459318 0.194171 0.395792 0.381983 0.374838 0.570064C0.353552 0.758152 0.636256 0.986891 0.65721 1.17498C0.678496 1.36333 0.410088 1.73923 0.275722 1.89191C0.18426 1.99674 0.0655269 2.21996 0 2.35023L1.30178 2.35023C1.32903 2.29464 1.37364 2.22438 1.44147 2.16823C1.57517 2.05649 1.802 2.03298 1.802 2.03298C1.802 2.03298 1.802 1.98596 1.85121 1.88638C1.90009 1.78653 2.03481 1.66897 2.35942 1.56304C2.6847 1.45738 3.07317 1.43967 3.07317 1.43967C3.07317 1.43967 3.22815 1.33402 3.34157 1.18715C3.45432 1.03972 3.36983 0.816512 3.33475 0.687336Z" koffice:nodeTypes="ccccccccccccccccccccc"/>
          <draw:path draw:style-name="gr2" draw:id="shape185" draw:name="polygon5469" draw:layer="" svg:width="4.90129203200pt" svg:height="4.14366736000pt" draw:transform="matrix(0.39062500000 0.00000000000 0.00000000000 0.39062500000 99.09437500000pt 18.06250000000pt)" svg:viewBox="0 0 5 4" svg:d="M1.73779 2.60394L1.6467 4.14367L3.25459 4.01013L3.10727 2.56567L4.82605 2.81238L4.90129 1.38665L3.08826 1.55846L3.40191 0.0187275L1.40512 0L1.7568 1.55846L0 1.38665L0 2.81238Z" koffice:nodeTypes="ccccccccccccc"/>
          <draw:path draw:style-name="gr2" draw:id="shape186" draw:name="path5471" draw:layer="" svg:width="2.64016663964pt" svg:height="1.36303056512pt" svg:x="98.87502400000pt" svg:y="19.79872000000pt" svg:viewBox="0 0 3 1" svg:d="M2.58834 0.87711L1.60957 0.87711L1.60957 0.0288603C1.51622 0.0095267 1.42 0 1.32054 0C1.23295 0 1.14785 0.00747192 1.0649 0.0229762L1.0649 0.877428L0.0523921 0.877428C0.0182913 0.985052 0 1.09998 0 1.21855C0 1.26712 0.00367664 1.31523 0.00937542 1.36303L1.06461 1.36303L1.60929 1.36303L2.63077 1.36303C2.63721 1.31521 2.64015 1.26707 2.64015 1.21855C2.64086 1.09961 2.62259 0.985052 2.5884 0.877064Z" koffice:nodeTypes="ccccccccccccccc"/>
          <draw:path draw:style-name="gr5" draw:id="shape187" draw:name="path5473" draw:layer="" svg:width="2.37347796000pt" svg:height="0.50587371750pt" svg:x="98.93500000000pt" svg:y="21.17375200000pt" svg:viewBox="0 0 2 1" svg:d="M1.18708 0.505874C1.73892 0.505874 2.20735 0.293831 2.37348 0L0 0C0.166814 0.294053 0.634906 0.505874 1.18708 0.505874Z" koffice:nodeTypes="cccc"/>
          <draw:path draw:style-name="gr5" draw:id="shape188" draw:name="path5475" draw:layer="" svg:width="0.56500000000pt" svg:height="0.49937600000pt" svg:x="100.49531200000pt" svg:y="19.89000000000pt" svg:viewBox="0 0 1 0" svg:d="M0 0L0 0.499376L0.565 0.499376C0.447816 0.278752 0.246872 0.100936 0 0Z" koffice:nodeTypes="cccc"/>
          <draw:path draw:style-name="gr5" draw:id="shape189" draw:name="path5477" draw:layer="" svg:width="0.56531200000pt" svg:height="0.49937600000pt" svg:x="98.98875200000pt" svg:y="19.89000000000pt" svg:viewBox="0 0 1 0" svg:d="M0.565312 0C0.31812 0.100936 0.117184 0.278752 0 0.499376L0.565312 0.499376Z" koffice:nodeTypes="cccc"/>
          <draw:path draw:style-name="gr4" draw:id="shape190" draw:name="path5479" draw:layer="" svg:width="2.19299422078pt" svg:height="1.76639516736pt" svg:x="98.99126113817pt" svg:y="28.85812800000pt" svg:viewBox="0 0 2 2" svg:d="M1.76507 0.401205C1.53993 0.266226 1.0491 0 1.0491 0C1.0491 0 0.582463 0.291978 0.328855 0.453538C0.0752545 0.614683 0.107976 0.567751 0.0300936 0.80241C-0.0478135 1.03708 0.037633 1.12014 0.148554 1.18245C0.259157 1.24518 1.06153 1.7664 1.06153 1.7664C1.06153 1.7664 1.85539 1.29749 2.04747 1.18245C2.24021 1.06822 2.20388 0.953592 2.15022 0.775828C2.09686 0.599319 1.9902 0.537013 1.76507 0.401205Z" koffice:nodeTypes="ccccccccc"/>
          <draw:ellipse draw:style-name="gr4" draw:id="shape191" draw:name="ellipse5481" draw:layer="" svg:width="3.43200000000pt" svg:height="3.31040000000pt" draw:transform="matrix(0.39062500000 0.00000000000 0.00000000000 0.39062500000 101.57093750000pt 28.95218843750pt)" draw:kind="full"/>
          <draw:ellipse draw:style-name="gr4" draw:id="shape192" draw:name="ellipse5483" draw:layer="" svg:width="3.43359984000pt" svg:height="3.31040000000pt" draw:transform="matrix(0.39062500000 0.00000000000 0.00000000000 0.39062500000 97.07344065625pt 28.95218843750pt)" draw:kind="full"/>
          <draw:path draw:style-name="gr2" draw:id="shape193" draw:name="polygon5485" draw:layer="" svg:width="3.64199056000pt" svg:height="1.78227200000pt" draw:transform="matrix(0.39062500000 0.00000000000 0.00000000000 0.39062500000 99.26218750000pt 29.02781250000pt)" svg:viewBox="0 0 4 2" svg:d="M1.78779 0L0 0.859418L1.83054 1.78227L3.64199 0.859418Z" koffice:nodeTypes="ccccc"/>
          <draw:ellipse draw:style-name="gr2" draw:id="shape194" draw:name="ellipse5487" draw:layer="" svg:width="2.06880000000pt" svg:height="1.97920000000pt" draw:transform="matrix(0.39062500000 0.00000000000 0.00000000000 0.39062500000 101.83718750000pt 29.07531250000pt)" draw:kind="full"/>
          <draw:ellipse draw:style-name="gr2" draw:id="shape195" draw:name="ellipse5489" draw:layer="" svg:width="2.07200000000pt" svg:height="1.97920000000pt" draw:transform="matrix(0.39062500000 0.00000000000 0.00000000000 0.39062500000 97.33937812500pt 29.07531250000pt)" draw:kind="full"/>
          <draw:path draw:style-name="gr2" draw:id="shape196" draw:name="path5491" draw:layer="" svg:width="0.42572965656pt" svg:height="0.85200609569pt" svg:x="96.10266641163pt" svg:y="26.49653600000pt" svg:viewBox="0 0 0 1" svg:d="M0.157711 0.813163C0.270261 0.872311 0.416662 0.846319 0.416662 0.846319C0.416662 0.846319 0.460926 0.57171 0.353862 0.437869C0.246813 0.304604 0.149965 0.20826 0.0871595 0.119131C0.0243594 0.0297146 0.00886171 0 0.00886171 0C0.00886171 0 0.00886171 0.237399 0.000718763 0.38595C-0.00684999 0.534788 0.0453484 0.753438 0.157721 0.813141Z" koffice:nodeTypes="cccccccc"/>
          <draw:ellipse draw:style-name="gr2" draw:id="shape197" draw:name="ellipse5493" draw:layer="" svg:width="0.63039998400pt" svg:height="0.59680000000pt" draw:transform="matrix(0.39062500000 0.00000000000 0.00000000000 0.39062500000 96.57687500312pt 27.58656312500pt)" draw:kind="full"/>
          <draw:path draw:style-name="gr2" draw:id="shape198" draw:name="path5495" draw:layer="" svg:width="0.64733000612pt" svg:height="0.27445521900pt" svg:x="95.61937600000pt" svg:y="27.46250991383pt" svg:viewBox="0 0 1 0" svg:d="M0.132001 0.0605705C0.0900344 0.0985417 0 0.159451 0 0.159451C0 0.159451 0.109621 0.161546 0.199887 0.203654C0.290147 0.245892 0.406307 0.281583 0.512658 0.273234C0.619015 0.264559 0.664271 0.199237 0.64164 0.153068C0.619241 0.106735 0.567723 0.0586049 0.393485 0.0162038C0.219242 -0.025707 0.173986 0.0225742 0.132001 0.0605705Z" koffice:nodeTypes="ccccccc"/>
          <draw:path draw:style-name="gr2" draw:id="shape199" draw:name="path5497" draw:layer="" svg:width="2.17293920448pt" svg:height="0.79815098987pt" svg:x="94.63875200000pt" svg:y="27.93344000000pt" svg:viewBox="0 0 2 1" svg:d="M1.6837 0.382201C1.24461 0.416007 0.664487 0 0.664487 0C0.610452 0.334179 0.36938 0.507554 0 0.570928L0.0338552 0.585723C0.0338552 0.585723 0.377176 0.736199 0.782713 0.788966C0.966098 0.81298 1.12929 0.786107 1.32635 0.752087C1.56414 0.710776 1.83157 0.652699 1.97619 0.576203C2.24101 0.436047 2.16186 0.0728294 2.16186 0.0728294C2.16186 0.0728294 2.12309 0.348109 1.68369 0.382165Z" koffice:nodeTypes="cccccccccc"/>
          <draw:path draw:style-name="gr2" draw:id="shape200" draw:name="path5499" draw:layer="" svg:width="0.93136971679pt" svg:height="0.47616458667pt" svg:x="93.83095021181pt" svg:y="27.73912822861pt" svg:viewBox="0 0 1 0" svg:d="M0.781234 0.199624C0.608426 0.134584 0.34905 0.00993576 0.240922 0.00431176C0.132802 -0.00128824 -0.0240782 -0.0281682 0.00311378 0.172432C0.0299938 0.373056 0.235298 0.47056 0.434986 0.475872C0.634986 0.481472 0.737802 0.405552 0.856554 0.34556C0.97561 0.2862 0.95405 0.264624 0.781274 0.199624Z" koffice:nodeTypes="ccccccc"/>
          <draw:path draw:style-name="gr2" draw:id="shape201" draw:name="path5501" draw:layer="" svg:width="0.63446026983pt" svg:height="0.60074696532pt" svg:x="92.86170628533pt" svg:y="27.05000000000pt" svg:viewBox="0 0 1 1" svg:d="M0.344386 0.134188C0.194039 0.0293104 0.0601203 0 0.0601203 0C0.0601203 0 -0.0386941 0.252142 0.0170439 0.407642C0.0730559 0.563141 0.189292 0.604803 0.33117 0.600444C0.473303 0.596724 0.684135 0.524871 0.623898 0.419993C0.563935 0.315358 0.494962 0.239307 0.344367 0.134188Z" koffice:nodeTypes="ccccccc"/>
          <draw:ellipse draw:style-name="gr2" draw:id="shape202" draw:name="ellipse5503" draw:layer="" svg:width="0.74559998400pt" svg:height="0.53760000000pt" draw:transform="matrix(0.39062500000 0.00000000000 0.00000000000 0.39062500000 93.32124687813pt 28.03281250000pt)" draw:kind="full"/>
          <draw:path draw:style-name="gr2" draw:id="shape203" draw:name="path5505" draw:layer="" svg:width="4.30181111453pt" svg:height="4.96069953134pt" svg:x="92.79496484751pt" svg:y="22.44468800000pt" svg:viewBox="0 0 4 5" svg:d="M1.11389 4.05957C0.992675 3.50738 1.01309 2.90664 1.55786 2.14123C2.10296 1.3755 3.05088 1.06548 3.05088 1.06548C3.05088 1.06548 3.081 1.00731 3.38371 0.697554C3.68639 0.387221 4.30181 0 4.30181 0C4.30181 0 3.58755 0.169331 3.18149 0.294149C3.18149 0.301321 3.18181 0.307536 3.18181 0.314708C3.18181 0.579597 2.96273 0.794372 2.69245 0.794372C2.5894 0.794372 2.49315 0.762657 2.41408 0.709085C2.1937 0.750202 1.46 1.17132 1.27236 1.32167C1.31906 1.39513 1.34628 1.48165 1.34628 1.57442C1.34628 1.83868 1.12687 2.05377 0.856591 2.05377C0.775618 2.05377 0.699417 2.03481 0.632009 2.00022C0.609941 2.03385 0.5892 2.0678 0.569455 2.10231C0.415516 2.37405 0.302089 2.63489 0.218479 2.87364C0.343894 2.95675 0.427836 3.11208 0.427836 3.2895C0.427836 3.55283 0.24214 3.76698 0.0126884 3.76916C-0.00315763 3.92418 -0.00191319 4.0325 0.00430906 4.07888C0.0243862 4.2342 0.0850324 4.33101 0.367273 4.40851C0.649863 4.48605 1.03324 4.9607 1.03324 4.9607C1.06046 4.9607 1.26204 4.61208 1.11397 4.05957Z" koffice:nodeTypes="cccccccccccccccccccccc"/>
          <draw:path draw:style-name="gr2" draw:id="shape204" draw:name="path5507" draw:layer="" svg:width="0.45834862967pt" svg:height="0.39015221402pt" svg:x="95.17157574638pt" svg:y="22.64778076205pt" svg:viewBox="0 0 0 0" svg:d="M0.37092 0.322843C0.470296 0.242219 0.4878 0.118779 0.40876 0.0481552C0.3306 -0.0228048 0.186576 -0.0143248 0.0872003 0.0668752C-0.0118637 0.148123 -0.0293677 0.271563 0.0493603 0.342187C0.12784 0.412827 0.271864 0.404667 0.37092 0.322827Z" koffice:nodeTypes="cccccc"/>
          <draw:path draw:style-name="gr2" draw:id="shape205" draw:name="path5509" draw:layer="" svg:width="0.51694344435pt" svg:height="0.48883085222pt" svg:x="93.36215904913pt" svg:y="23.75636175938pt" svg:viewBox="0 0 1 0" svg:d="M0.418777 0.405198C0.530345 0.303326 0.550025 0.149262 0.461257 0.0601982C0.372817 -0.0285458 0.210321 -0.0179618 0.098129 0.0839582C-0.013743 0.185206 -0.032807 0.339582 0.055649 0.428334C0.144081 0.517398 0.306585 0.506814 0.418769 0.405214Z" koffice:nodeTypes="cccccc"/>
          <draw:ellipse draw:style-name="gr2" draw:id="shape206" draw:name="ellipse5511" draw:layer="" svg:width="1.39359998400pt" svg:height="1.36960001600pt" draw:transform="matrix(0.39062500000 0.00000000000 0.00000000000 0.39062500000 92.45905937813pt 25.39156280938pt)" draw:kind="full"/>
          <draw:path draw:style-name="gr2" draw:id="shape207" draw:name="path5513" draw:layer="" svg:width="4.03449209989pt" svg:height="5.65936908755pt" svg:x="95.01815018136pt" svg:y="21.85270811918pt" svg:viewBox="0 0 4 6" svg:d="M3.60416 0.0293676C3.4623 0.0623058 3.19994 0.152711 2.80732 0.370478L2.81455 0.370478C3.0876 0.370478 3.29976 0.555332 3.29976 0.794708C3.29976 1.03442 3.0515 1.29474 2.77877 1.29474C2.50605 1.29474 2.32025 1.04373 2.32025 0.80402C2.32025 0.747846 2.33278 0.693306 2.35512 0.643771C2.23867 0.719861 2.1144 0.80402 1.98195 0.898766C1.11229 1.51982 0.907345 1.82004 0.477696 2.66882C0.0477262 3.51695 -0.108567 4.44853 0.0769152 4.99709C0.262711 5.54533 0.946577 5.65937 0.956307 5.65937C0.966028 5.65937 0.878132 5.57656 0.868113 5.47352C0.858391 5.36946 0.887878 5.31792 0.917043 5.11079C0.946208 4.90433 0.926764 4.65599 0.926764 4.65599C0.926764 4.65599 1.08306 4.63505 1.17094 4.74907C1.25912 4.86278 1.38624 4.99742 1.47379 5.11079C1.56168 5.2245 1.79611 5.44227 1.79611 5.44227C1.79611 5.44227 1.93327 5.23481 1.93327 4.98646C1.93327 4.73843 1.77696 4.46947 1.74748 4.0346C1.71799 3.59973 1.93327 2.82342 2.33342 2.25456C2.73419 1.68538 3.48616 1.16807 3.71089 1.05403C3.93559 0.940658 3.97451 0.764119 3.98455 0.660726C3.99427 0.557324 4.01371 0.485183 4.03324 0.226188C4.05332 -0.0324745 3.82861 -0.0221675 3.60421 0.0293676Z" koffice:nodeTypes="ccccccccccccccccccccccccc"/>
          <draw:path draw:style-name="gr2" draw:id="shape208" draw:name="path5515" draw:layer="" svg:width="0.55000000000pt" svg:height="0.48812800000pt" svg:x="97.48812800000pt" svg:y="22.31593600000pt" svg:viewBox="0 0 1 0" svg:d="M0.257496 0.488128C0.410624 0.488128 0.55 0.350312 0.55 0.224064C0.55 0.097504 0.430936 0 0.277496 0C0.124368 0 0 0.102816 0 0.228752C0 0.354688 0.104056 0.488128 0.257496 0.488128Z" koffice:nodeTypes="ccccc"/>
          <draw:path draw:style-name="gr2" draw:id="shape209" draw:name="path5517" draw:layer="" svg:width="0.85596378549pt" svg:height="0.28978682482pt" svg:x="98.76500800000pt" svg:y="27.39721181290pt" svg:viewBox="0 0 1 0" svg:d="M0.249215 0.265445C0.442349 0.311202 0.660344 0.28547 0.76298 0.245592C0.865616 0.205541 0.900314 0.103777 0.778597 0.0455698C0.657457 -0.0124652 0.476758 -0.0104454 0.364581 0.0257167C0.252405 0.0620638 0 0.165511 0 0.165511C0 0.165511 0.0561031 0.220015 0.249222 0.265436Z" koffice:nodeTypes="ccccccc"/>
          <draw:path draw:style-name="gr2" draw:id="shape210" draw:name="path5519" draw:layer="" svg:width="2.93785954446pt" svg:height="0.54462617089pt" svg:x="96.91174943319pt" svg:y="27.79644800000pt" svg:viewBox="0 0 3 1" svg:d="M2.76138 0.242237C2.68688 0.328027 2.63181 0.380146 2.40236 0.387526C2.17289 0.394906 1.92395 0.383984 1.77427 0.271987C1.6246 0.160368 1.52008 0.00354234 1.52008 0.00354234L1.26092 0C1.26092 0 1.17649 0.268675 1.06177 0.342704C0.947039 0.417424 0.548108 0.428724 0.373695 0.331605C0.199282 0.234515 0.0397048 0.11528 0.0100172 0.130276C-0.0196705 0.145271 0.0100172 0.242125 0.189386 0.357664C0.368747 0.472974 0.493064 0.54424 0.782514 0.54424C1.07167 0.54424 2.42709 0.54424 2.42709 0.54424C2.42709 0.54424 2.76107 0.558763 2.85602 0.409784C2.95065 0.260805 2.95498 0.167405 2.91073 0.130276C2.86616 0.09314 2.83623 0.156312 2.76135 0.242355Z" koffice:nodeTypes="ccccccccccccccc"/>
          <draw:path draw:style-name="gr2" draw:id="shape211" draw:name="path5521" draw:layer="" svg:width="0.62577779020pt" svg:height="0.31760456182pt" svg:x="96.97081064064pt" svg:y="27.35163107448pt" svg:viewBox="0 0 1 0" svg:d="M0.162513 0.27699C0.359785 0.355005 0.468806 0.307468 0.540495 0.244574C0.612678 0.181878 0.625778 0.153349 0.625778 0.153349C0.625778 0.153349 0.439385 0.105621 0.348906 0.0675787C0.258181 0.0297071 0.197124 -0.00656389 0.106645 0.00101043C0.0159204 0.00876506 0.00282042 0.018278 0.00282042 0.018278C0.00282042 0.018278 -0.0345176 0.198794 0.162513 0.27699Z" koffice:nodeTypes="ccccccc"/>
          <draw:path draw:style-name="gr2" draw:id="shape212" draw:name="path5523" draw:layer="" svg:width="0.85589103355pt" svg:height="0.28978818152pt" svg:x="100.29923234602pt" svg:y="27.39690329107pt" svg:viewBox="0 0 1 0" svg:d="M0.0770308 0.0455724C-0.0441038 0.10378 -0.00969585 0.205557 0.0926475 0.245595C0.195568 0.285474 0.413554 0.311201 0.60668 0.265448C0.800094 0.220195 0.855891 0.165523 0.855891 0.165523C0.855891 0.165523 0.603497 0.0622303 0.491325 0.0257278C0.379153 -0.0104473 0.19875 -0.0124714 0.0770308 0.045581Z" koffice:nodeTypes="ccccccc"/>
          <draw:path draw:style-name="gr2" draw:id="shape213" draw:name="path5525" draw:layer="" svg:width="2.93854158034pt" svg:height="0.54485133187pt" svg:x="100.10880357052pt" svg:y="27.79652000000pt" svg:viewBox="0 0 3 1" svg:d="M2.56483 0.331732C2.3907 0.428612 1.99141 0.417539 1.87668 0.342775C1.76193 0.2685 1.67719 0 1.67719 0L1.41801 0.00354307C1.41801 0.00354307 1.31285 0.160401 1.16377 0.272043C1.01377 0.383916 0.764799 0.394988 0.535315 0.387606C0.306448 0.380225 0.251397 0.328095 0.176543 0.242287C0.102038 0.15625 0.0720073 0.0932773 0.0271619 0.130415C-0.0174144 0.167558 -0.0124263 0.260971 0.0821894 0.409981C0.176828 0.558997 0.510857 0.544464 0.510857 0.544464C0.510857 0.544464 1.86675 0.544464 2.15593 0.544464C2.44511 0.544464 2.56975 0.473189 2.74913 0.35785C2.92852 0.242287 2.95821 0.145408 2.92852 0.130415C2.89852 0.114943 2.73862 0.234215 2.5648 0.331555Z" koffice:nodeTypes="ccccccccccccccc"/>
          <draw:path draw:style-name="gr2" draw:id="shape214" draw:name="path5527" draw:layer="" svg:width="0.62577599451pt" svg:height="0.31784745878pt" svg:x="102.22781600000pt" svg:y="27.35141427979pt" svg:viewBox="0 0 1 0" svg:d="M0.276371 0.0677359C0.186146 0.105802 0 0.153539 0 0.153539C0 0.153539 0.0131 0.182088 0.084789 0.244799C0.156725 0.307694 0.266239 0.355263 0.463264 0.277227C0.660288 0.199002 0.622957 0.0182404 0.622957 0.0182404C0.622957 0.0182404 0.609604 0.00872376 0.519132 0.000966163C0.428406 -0.00643064 0.367343 0.0298768 0.276371 0.0677359Z" koffice:nodeTypes="ccccccc"/>
          <draw:path draw:style-name="gr2" draw:id="shape215" draw:name="path5529" draw:layer="" svg:width="0.42542960599pt" svg:height="0.85195452326pt" svg:x="103.23424127903pt" svg:y="26.49687200000pt" svg:viewBox="0 0 0 1" svg:d="M0.424661 0.385938C0.416938 0.237392 0.416938 0 0.416938 0C0.416938 0 0.401441 0.0296841 0.338668 0.119128C0.275478 0.208254 0.179071 0.304595 0.0716529 0.437856C-0.0351545 0.571405 0.00907846 0.846293 0.00907846 0.846293C0.00907846 0.846293 0.155423 0.872211 0.267735 0.813138C0.380042 0.753105 0.432425 0.534499 0.424682 0.385953Z" koffice:nodeTypes="cccccccc"/>
          <draw:path draw:style-name="gr2" draw:id="shape216" draw:name="path5531" draw:layer="" svg:width="0.24624800000pt" svg:height="0.23344000000pt" svg:x="103.16624800000pt" svg:y="27.58624800000pt" svg:viewBox="0 0 0 0" svg:d="M0.246248 0.116248C0.246248 0.052168 0.191208 0 0.123752 0C0.055272 0 0 0.05216 0 0.116248C0 0.180968 0.05528 0.23344 0.123752 0.23344C0.191272 0.23344 0.246248 0.18096 0.246248 0.116248Z" koffice:nodeTypes="ccccc"/>
          <draw:path draw:style-name="gr2" draw:id="shape217" draw:name="path5533" draw:layer="" svg:width="0.64681325553pt" svg:height="0.27444378167pt" svg:x="103.56575298268pt" svg:y="27.46282977181pt" svg:viewBox="0 0 1 0" svg:d="M0.134611 0.273224C0.240919 0.281564 0.357033 0.245899 0.447006 0.203646C0.537236 0.161572 0.646813 0.159443 0.646813 0.159443C0.646813 0.159443 0.556841 0.0983804 0.514614 0.0605651C0.472922 0.0225948 0.427659 -0.0257106 0.253736 0.0161994C0.0798191 0.0585995 0.0282958 0.106729 0.00542949 0.15306C-0.016446 0.199228 0.0280127 0.264549 0.134611 0.273224Z" koffice:nodeTypes="ccccccc"/>
          <draw:path draw:style-name="gr2" draw:id="shape218" draw:name="path5535" draw:layer="" svg:width="2.17294647787pt" svg:height="0.79713018944pt" svg:x="103.26560695955pt" svg:y="27.93344000000pt" svg:viewBox="0 0 2 1" svg:d="M1.50881 0C1.50881 0 0.929002 0.415719 0.489593 0.381956C0.0501835 0.347886 0.0110916 0.0722614 0.0110916 0.0722614C0.0110916 0.0722614 -0.0680429 0.435247 0.196436 0.575313C0.34073 0.65176 0.608811 0.709793 0.846265 0.751084C1.04333 0.785154 1.20685 0.811939 1.39024 0.78794C1.79578 0.735228 2.13942 0.584827 2.13942 0.584827L2.17295 0.570042C1.8039 0.507258 1.56285 0.334001 1.50879 3.57129e-05Z" koffice:nodeTypes="cccccccccc"/>
          <draw:path draw:style-name="gr2" draw:id="shape219" draw:name="path5537" draw:layer="" svg:width="0.93148594235pt" svg:height="0.47618996959pt" svg:x="105.22720372308pt" svg:y="27.73938557116pt" svg:viewBox="0 0 1 0" svg:d="M0.690612 0.00405444C0.582484 0.00965444 0.322796 0.134366 0.150612 0.199366C-0.0225157 0.264406 -0.0443877 0.285926 0.0746923 0.345614C0.193444 0.405294 0.295948 0.481238 0.49626 0.475926C0.695948 0.470326 0.901572 0.372798 0.928444 0.172486C0.955324 -0.0284496 0.798132 -0.00094556 0.690636 0.00405444Z" koffice:nodeTypes="ccccccc"/>
          <draw:path draw:style-name="gr2" draw:id="shape220" draw:name="path5539" draw:layer="" svg:width="0.63516536122pt" svg:height="0.60073981042pt" svg:x="106.33090014024pt" svg:y="27.05000000000pt" svg:viewBox="0 0 1 1" svg:d="M0.290675 0.134187C0.139996 0.239306 0.0710101 0.315356 0.0104912 0.419991C-0.0495049 0.524868 0.16117 0.596565 0.303624 0.600441C0.445587 0.604781 0.561646 0.562927 0.617931 0.407639C0.674229 0.252141 0.574576 0 0.574576 0C0.574576 0 0.441086 0.0295768 0.290656 0.134187Z" koffice:nodeTypes="ccccccc"/>
          <draw:ellipse draw:style-name="gr2" draw:id="shape221" draw:name="ellipse5541" draw:layer="" svg:width="0.74720001600pt" svg:height="0.53760000000pt" draw:transform="matrix(0.39062500000 0.00000000000 0.00000000000 0.39062500000 106.37656562187pt 28.03281250000pt)" draw:kind="full"/>
          <draw:path draw:style-name="gr2" draw:id="shape222" draw:name="path5543" draw:layer="" svg:width="4.30031710368pt" svg:height="4.96069953134pt" svg:x="103.04720000000pt" svg:y="22.44468800000pt" svg:viewBox="0 0 4 5" svg:d="M3.87169 3.2895C3.87169 3.11176 3.95659 2.95675 4.08133 2.87364C3.99806 2.63489 3.88497 2.37436 3.73106 2.10231C3.71132 2.06773 3.69025 2.0341 3.66852 2.00022C3.60083 2.03481 3.52497 2.05377 3.44333 2.05377C3.17309 2.05377 2.95438 1.83868 2.95438 1.57442C2.95438 1.48165 2.98125 1.39512 3.02795 1.32167C2.84002 1.17132 2.10646 0.750178 1.88611 0.709085C1.80706 0.762633 1.71147 0.794372 1.60844 0.794372C1.3382 0.794372 1.11917 0.579597 1.11917 0.314708C1.11917 0.307536 1.11949 0.301002 1.11949 0.294149C0.713493 0.169331 0 0 0 0C0 0 0.614344 0.387221 0.917298 0.697554C1.21994 1.00758 1.25007 1.06548 1.25007 1.06548C1.25007 1.06548 2.19814 1.3755 2.74282 2.14123C3.2875 2.90664 3.30726 3.50738 3.18641 4.05957C3.03866 4.61177 3.24049 4.9607 3.26712 4.9607C3.26712 4.9607 3.65043 4.48602 3.93297 4.40851C4.21519 4.33066 4.27611 4.23388 4.29619 4.07888C4.302 4.03282 4.30366 3.92418 4.28773 3.76916C4.05768 3.76677 3.8717 3.55283 3.8717 3.2895Z" koffice:nodeTypes="cccccccccccccccccccccc"/>
          <draw:path draw:style-name="gr2" draw:id="shape223" draw:name="path5545" draw:layer="" svg:width="0.45839938889pt" svg:height="0.39018305191pt" svg:x="104.35935379700pt" svg:y="22.64777725509pt" svg:viewBox="0 0 0 0" svg:d="M0.0872062 0.322847C0.18627 0.404719 0.330646 0.412847 0.409086 0.342207C0.487486 0.271567 0.470606 0.148143 0.371246 0.0668947C0.27187 -0.0143533 0.127806 -0.0227933 0.0493742 0.0481747C-0.0293458 0.118815 -0.0119058 0.242239 0.0872142 0.322863Z" koffice:nodeTypes="cccccc"/>
          <draw:path draw:style-name="gr2" draw:id="shape224" draw:name="path5547" draw:layer="" svg:width="0.51684859125pt" svg:height="0.48853587732pt" svg:x="106.11042716058pt" svg:y="23.75668525097pt" svg:viewBox="0 0 1 0" svg:d="M0.0983248 0.404875C0.210197 0.506443 0.373013 0.517067 0.461133 0.428315C0.549885 0.339563 0.530493 0.185187 0.418013 0.0839387C0.306757 -0.0179333 0.143637 -0.0285573 0.0555088 0.0601787C-0.0329312 0.148931 -0.0135312 0.302995 0.0983088 0.404867Z" koffice:nodeTypes="cccccc"/>
          <draw:ellipse draw:style-name="gr2" draw:id="shape225" draw:name="ellipse5549" draw:layer="" svg:width="1.39519996800pt" svg:height="1.37119998400pt" draw:transform="matrix(0.39062500000 0.00000000000 0.00000000000 0.39062500000 106.98593438125pt 25.39125031563pt)" draw:kind="full"/>
          <draw:path draw:style-name="gr2" draw:id="shape226" draw:name="path5551" draw:layer="" svg:width="4.03495913582pt" svg:height="5.65941666219pt" svg:x="100.95379720711pt" svg:y="21.85268340523pt" svg:viewBox="0 0 4 6" svg:d="M0.0498593 0.660755C0.0592601 0.764481 0.0987917 0.940689 0.323544 1.05407C0.548271 1.1681 1.3006 1.68542 1.70109 2.25461C2.1022 2.82379 2.31657 3.60011 2.28769 4.03465C2.25788 4.46952 2.1022 4.73848 2.1022 4.9865C2.1022 5.23486 2.23874 5.44232 2.23874 5.44232C2.23874 5.44232 2.47319 5.22456 2.56107 5.11085C2.64833 4.99748 2.77576 4.86283 2.86363 4.74912C2.95152 4.63541 3.10782 4.65603 3.10782 4.65603C3.10782 4.65603 3.08838 4.90438 3.11754 5.11085C3.14703 5.31797 3.17652 5.3695 3.16648 5.47356C3.15643 5.57663 3.06855 5.65942 3.07892 5.65942C3.08832 5.65942 3.77255 5.54572 3.95804 4.99714C4.14354 4.44857 3.98721 3.517 3.55723 2.66886C3.12757 1.81974 2.92261 1.51952 2.0529 0.898797C1.92045 0.804382 1.79679 0.719934 1.67971 0.643801C1.70229 0.693677 1.71426 0.747859 1.71426 0.80405C1.71426 1.04376 1.52877 1.29477 1.25602 1.29477C0.98328 1.29477 0.73501 1.03445 0.73501 0.794739C0.73501 0.555029 0.947814 0.370506 1.22056 0.370506L1.22779 0.370506C0.835149 0.152407 0.573075 0.0619749 0.430898 0.0293941C0.20617 -0.0221838 -0.0185578 -0.0324824 0.00121607 0.226216C0.0209819 0.48488 0.0401049 0.557021 0.0499075 0.660755Z" koffice:nodeTypes="ccccccccccccccccccccccccc"/>
          <draw:path draw:style-name="gr2" draw:id="shape227" draw:name="path5553" draw:layer="" svg:width="0.30764253847pt" svg:height="0.91083354938pt" svg:x="99.71726637559pt" svg:y="26.45249600000pt" svg:viewBox="0 0 0 1" svg:d="M0.153874 0C0.153874 0 0.118864 0.252612 0.0718866 0.359685C0.0249138 0.467049 -0.0106152 0.562784 0.00290064 0.693419C0.0164342 0.823749 0.103089 0.910834 0.153874 0.910834C0.204485 0.910834 0.291322 0.823749 0.304669 0.693419C0.31838 0.562784 0.282838 0.467049 0.235856 0.359685C0.189061 0.252612 0.153874 0 0.153874 0Z" koffice:nodeTypes="ccccccc"/>
          <draw:ellipse draw:style-name="gr2" draw:id="shape228" draw:name="circle5555" draw:layer="" svg:width="0.72160001600pt" svg:height="0.72160001600pt" draw:transform="matrix(0.39062500000 0.00000000000 0.00000000000 0.39062500000 99.85874687187pt 27.53406187187pt)" draw:kind="full"/>
          <draw:path draw:style-name="gr2" draw:id="shape229" draw:name="path5557" draw:layer="" svg:width="2.48397695305pt" svg:height="4.95573440822pt" svg:x="98.87978777897pt" svg:y="21.97218400000pt" svg:viewBox="0 0 2 5" svg:d="M0.688054 4.95573C0.688054 4.95573 0.959703 4.68631 1.06 4.51551C1.16065 4.34502 1.2425 4.19226 1.2425 4.19226C1.2425 4.19226 1.32398 4.34502 1.42464 4.51551C1.52529 4.686 1.79658 4.95573 1.79658 4.95573C1.79658 4.95573 2.17863 4.77591 2.39943 4.1207C2.62092 3.46519 2.34862 2.7739 2.24828 2.02878C2.14798 1.28366 2.06718 0 2.06718 0C1.77777 0.148092 1.50439 0.21094 1.2418 0.214986C0.97921 0.211004 0.705475 0.147765 0.416067 0C0.416067 0 0.336005 1.28366 0.235313 2.02878C0.134665 2.77421 -0.136635 3.46519 0.0845155 4.1207C0.306361 4.77591 0.688054 4.95573 0.688054 4.95573Z" koffice:nodeTypes="ccccccccccccc"/>
          <draw:path draw:style-name="gr2" draw:id="shape230" draw:name="path5559" draw:layer="" svg:width="0.55031200000pt" svg:height="0.48781600000pt" svg:x="101.95156000000pt" svg:y="22.31624800000pt" svg:viewBox="0 0 1 0" svg:d="M0 0.223752C0 0.35 0.139064 0.487816 0.292816 0.487816C0.445944 0.487816 0.550312 0.355 0.550312 0.228752C0.550312 0.102504 0.425936 0 0.272504 0C0.119064 0 0 0.097504 0 0.223752Z" koffice:nodeTypes="ccccc"/>
          <draw:ellipse draw:style-name="gr4" draw:id="shape231" draw:name="ellipse5561" draw:layer="" svg:width="2.84000000000pt" svg:height="2.81439984000pt" draw:transform="matrix(0.39062500000 0.00000000000 0.00000000000 0.39062500000 95.41562812500pt 24.83781190625pt)" draw:kind="full"/>
          <draw:path draw:style-name="gr4" draw:id="shape232" draw:name="path5563" draw:layer="" svg:width="1.07367493368pt" svg:height="0.94636142210pt" svg:x="96.08918984381pt" svg:y="23.40022645931pt" svg:viewBox="0 0 1 1" svg:d="M0.874475 0.0800326C0.644566 -0.0652741 0.306837 -0.00720897 0.119677 0.209541C-0.0668357 0.426906 -0.0315391 0.721177 0.199007 0.866188C0.428916 1.01181 0.767292 0.953437 0.954128 0.73668C1.14064 0.520233 1.10502 0.225955 0.874466 0.0800326Z" koffice:nodeTypes="cccccc"/>
          <draw:ellipse draw:style-name="gr2" draw:id="shape233" draw:name="ellipse5565" draw:layer="" svg:width="1.64960000000pt" svg:height="1.57279996800pt" draw:transform="matrix(0.39062500000 0.00000000000 0.00000000000 0.39062500000 95.62656562500pt 25.00906281875pt)" draw:kind="full"/>
          <draw:path draw:style-name="gr2" draw:id="shape234" draw:name="path5567" draw:layer="" svg:width="0.59073602044pt" svg:height="0.47423257653pt" svg:x="96.28096751193pt" svg:y="23.53234548996pt" svg:viewBox="0 0 1 0" svg:d="M0.421528 0.0107825C0.27872 -0.0282575 0.10216 0.0420625 0.0277845 0.167655C-0.0466155 0.293591 0.0317845 0.427655 0.222472 0.466407C0.572784 0.537927 0.739656 0.0979665 0.421528 0.0107825Z" koffice:nodeTypes="cccc"/>
          <draw:ellipse draw:style-name="gr4" draw:id="shape235" draw:name="ellipse5569" draw:layer="" svg:width="3.03040016000pt" svg:height="2.92479984000pt" draw:transform="matrix(0.39062500000 0.00000000000 0.00000000000 0.39062500000 99.40093434375pt 24.89937409375pt)" draw:kind="full"/>
          <draw:ellipse draw:style-name="gr4" draw:id="shape236" draw:name="ellipse5571" draw:layer="" svg:width="2.91520000000pt" svg:height="2.81439984000pt" draw:transform="matrix(0.39062500000 0.00000000000 0.00000000000 0.39062500000 99.42343437500pt 23.58156284375pt)" draw:kind="full"/>
          <draw:ellipse draw:style-name="gr4" draw:id="shape237" draw:name="ellipse5573" draw:layer="" svg:width="2.78080000000pt" svg:height="2.68320000000pt" draw:transform="matrix(0.39062500000 0.00000000000 0.00000000000 0.39062500000 99.44968437500pt 22.32625062500pt)" draw:kind="full"/>
          <draw:path draw:style-name="gr4" draw:id="shape238" draw:name="path5575" draw:layer="" svg:width="1.22932942678pt" svg:height="1.20863198688pt" svg:x="103.46437600000pt" svg:y="24.83749600000pt" svg:viewBox="0 0 1 1" svg:d="M0.615358 0C0.275804 0 0 0.270385 0 0.603971C0 0.937908 0.275804 1.20863 0.615358 1.20863C0.954219 1.20863 1.22933 0.937908 1.22933 0.603971C1.22967 0.270728 0.954219 0 0.615358 0Z" koffice:nodeTypes="ccccc"/>
          <draw:path draw:style-name="gr4" draw:id="shape239" draw:name="path5577" draw:layer="" svg:width="1.07339383215pt" svg:height="0.94696850147pt" svg:x="102.86434397473pt" svg:y="23.40022645931pt" svg:viewBox="0 0 1 1" svg:d="M0.953843 0.209609C0.766708 -0.00721128 0.4287 -0.065295 0.199145 0.0800583C-0.0316947 0.226027 -0.0666634 0.520401 0.119494 0.737228C0.305982 0.954047 0.644637 1.01244 0.874515 0.86677C1.10471 0.721409 1.14033 0.427043 0.953835 0.209609Z" koffice:nodeTypes="cccccc"/>
          <draw:ellipse draw:style-name="gr2" draw:id="shape240" draw:name="ellipse5579" draw:layer="" svg:width="1.65280000000pt" svg:height="1.57279996800pt" draw:transform="matrix(0.39062500000 0.00000000000 0.00000000000 0.39062500000 103.71812500000pt 25.00906281875pt)" draw:kind="full"/>
          <draw:path draw:style-name="gr2" draw:id="shape241" draw:name="path5581" draw:layer="" svg:width="0.59105332613pt" svg:height="0.47425129794pt" svg:x="103.11787633089pt" svg:y="23.53233385120pt" svg:viewBox="0 0 1 0" svg:d="M0.169308 0.0107941C-0.149124 0.0979781 0.0180594 0.537978 0.368996 0.466418C0.558684 0.427698 0.637748 0.293602 0.563372 0.167666C0.488412 0.0420421 0.312436 -0.0282699 0.169308 0.0107941Z" koffice:nodeTypes="cccc"/>
          <draw:ellipse draw:style-name="gr2" draw:id="shape242" draw:name="ellipse5583" draw:layer="" svg:width="1.60639984000pt" svg:height="1.54879998400pt" draw:transform="matrix(0.39062500000 0.00000000000 0.00000000000 0.39062500000 99.67905940625pt 25.06562531562pt)" draw:kind="full"/>
          <draw:ellipse draw:style-name="gr2" draw:id="shape243" draw:name="ellipse5585" draw:layer="" svg:width="1.54560003200pt" svg:height="1.48959998400pt" draw:transform="matrix(0.39062500000 0.00000000000 0.00000000000 0.39062500000 99.69093436875pt 23.74187469063pt)" draw:kind="full"/>
          <draw:ellipse draw:style-name="gr2" draw:id="shape244" draw:name="ellipse5587" draw:layer="" svg:width="1.35520000000pt" svg:height="1.30719995200pt" draw:transform="matrix(0.39062500000 0.00000000000 0.00000000000 0.39062500000 99.72812187500pt 22.50093750937pt)" draw:kind="full"/>
          <draw:ellipse draw:style-name="gr4" draw:id="shape245" draw:name="circle5589" draw:layer="" svg:width="2.48960000000pt" svg:height="2.48960000000pt" draw:transform="matrix(0.39062500000 0.00000000000 0.00000000000 0.39062500000 118.03500312500pt 64.34281250000pt)" draw:kind="full"/>
          <draw:ellipse draw:style-name="gr4" draw:id="shape246" draw:name="circle5591" draw:layer="" svg:width="2.55200000000pt" svg:height="2.55200000000pt" draw:transform="matrix(0.39062500000 0.00000000000 0.00000000000 0.39062500000 119.39313125000pt 64.66687812500pt)" draw:kind="full"/>
          <draw:ellipse draw:style-name="gr4" draw:id="shape247" draw:name="circle5593" draw:layer="" svg:width="2.55360000000pt" svg:height="2.55360000000pt" draw:transform="matrix(0.39062500000 0.00000000000 0.00000000000 0.39062500000 123.38219062500pt 65.51437500000pt)" draw:kind="full"/>
          <draw:ellipse draw:style-name="gr4" draw:id="shape248" draw:name="circle5595" draw:layer="" svg:width="2.55360000000pt" svg:height="2.55360000000pt" draw:transform="matrix(0.39062500000 0.00000000000 0.00000000000 0.39062500000 120.76468750000pt 64.99062187500pt)" draw:kind="full"/>
          <draw:ellipse draw:style-name="gr4" draw:id="shape249" draw:name="circle5597" draw:layer="" svg:width="2.55360000000pt" svg:height="2.55360000000pt" draw:transform="matrix(0.39062500000 0.00000000000 0.00000000000 0.39062500000 121.12594062500pt 63.79437812500pt)" draw:kind="full"/>
          <draw:ellipse draw:style-name="gr4" draw:id="shape250" draw:name="circle5599" draw:layer="" svg:width="2.55360000000pt" svg:height="2.55360000000pt" draw:transform="matrix(0.39062500000 0.00000000000 0.00000000000 0.39062500000 121.47468750000pt 62.59781250000pt)" draw:kind="full"/>
          <draw:ellipse draw:style-name="gr2" draw:id="shape251" draw:name="circle5601" draw:layer="" svg:width="1.24320001600pt" svg:height="1.24320001600pt" draw:transform="matrix(0.39062500000 0.00000000000 0.00000000000 0.39062500000 118.31500312188pt 64.53749999687pt)" draw:kind="full"/>
          <draw:ellipse draw:style-name="gr2" draw:id="shape252" draw:name="circle5603" draw:layer="" svg:width="1.27679996800pt" svg:height="1.27679996800pt" draw:transform="matrix(0.39062500000 0.00000000000 0.00000000000 0.39062500000 119.67999688125pt 64.86656250625pt)" draw:kind="full"/>
          <draw:ellipse draw:style-name="gr2" draw:id="shape253" draw:name="circle5605" draw:layer="" svg:width="1.27519998400pt" svg:height="1.27519998400pt" draw:transform="matrix(0.39062500000 0.00000000000 0.00000000000 0.39062500000 123.66874687813pt 65.71406250313pt)" draw:kind="full"/>
          <draw:ellipse draw:style-name="gr2" draw:id="shape254" draw:name="circle5607" draw:layer="" svg:width="1.27519998400pt" svg:height="1.27519998400pt" draw:transform="matrix(0.39062500000 0.00000000000 0.00000000000 0.39062500000 121.05125312812pt 65.19062500313pt)" draw:kind="full"/>
          <draw:ellipse draw:style-name="gr2" draw:id="shape255" draw:name="circle5609" draw:layer="" svg:width="1.27519998400pt" svg:height="1.27519998400pt" draw:transform="matrix(0.39062500000 0.00000000000 0.00000000000 0.39062500000 121.41280937812pt 63.99406250313pt)" draw:kind="full"/>
          <draw:ellipse draw:style-name="gr2" draw:id="shape256" draw:name="circle5611" draw:layer="" svg:width="1.27679996800pt" svg:height="1.27679996800pt" draw:transform="matrix(0.39062500000 0.00000000000 0.00000000000 0.39062500000 121.76187500625pt 62.79750000625pt)" draw:kind="full"/>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24:43</dc:date>
    <meta:creation-date>2011-05-22T06:10:38</meta:creation-date>
    <dc:creator>Yue Liu</dc:creator>
  </office:meta>
</office:document-meta>
</file>